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border samples</text:p>
          </table:table-cell>
          <table:table-cell table:number-columns-repeated="2"/>
          <table:table-cell office:value-type="string">
            <text:p>time (user)</text:p>
          </table:table-cell>
          <table:table-cell office:value-type="string">
            <text:p>time (system)</text:p>
          </table:table-cell>
          <table:table-cell office:value-type="string">
            <text:p>time per (ms)</text:p>
          </table:table-cell>
          <table:table-cell office:value-type="string">
            <text:p>ave time (ms)</text:p>
          </table:table-cell>
          <table:table-cell/>
          <table:table-cell office:value-type="string">
            <text:p>border sample</text:p>
          </table:table-cell>
          <table:table-cell office:value-type="string">
            <text:p>time (ms)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48">
            <text:p>0.9048</text:p>
          </table:table-cell>
          <table:table-cell office:value-type="float" office:value="0.5282">
            <text:p>0.5282</text:p>
          </table:table-cell>
          <table:table-cell office:value-type="float" office:value="0.38">
            <text:p>0.38</text:p>
          </table:table-cell>
          <table:table-cell office:value-type="float" office:value="0.01">
            <text:p>0.01</text:p>
          </table:table-cell>
          <table:table-cell table:formula="of:=([.D2]+[.E2])/15" office:value-type="float" office:value="0.026">
            <text:p>0.026</text:p>
          </table:table-cell>
          <table:table-cell table:formula="of:=AVERAGE([.F2:.F10])" office:value-type="float" office:value="0.0266666666666667">
            <text:p>0.0266666667</text:p>
          </table:table-cell>
          <table:table-cell/>
          <table:table-cell office:value-type="float" office:value="100">
            <text:p>100</text:p>
          </table:table-cell>
          <table:table-cell table:formula="of:=VLOOKUP([.I2];[.$A$2:.$G$201];7;0)" office:value-type="float" office:value="0.0266666666666667">
            <text:p>0.0266666667</text:p>
          </table:table-cell>
          <table:table-cell table:formula="of:=[.$J$24]*[.I2]+[.$J$25]" office:value-type="float" office:value="0.0270285714285714">
            <text:p>0.0270285714</text:p>
          </table:table-cell>
          <table:table-cell>
            <draw:frame table:end-cell-address="Sheet1.U31" table:end-x="0.808cm" table:end-y="0.134cm" draw:z-index="0" draw:style-name="gr1" draw:text-style-name="P1" svg:width="20.085cm" svg:height="12.998cm" svg:x="1.046cm" svg:y="0.233cm">
              <draw:object draw:notify-on-update-of-ranges="Sheet1.I2:Sheet1.I21 Sheet1.J2:Sheet1.J21 Sheet1.I2:Sheet1.I21 Sheet1.K2:Sheet1.K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51">
            <text:p>0.9051</text:p>
          </table:table-cell>
          <table:table-cell office:value-type="float" office:value="0.5273">
            <text:p>0.5273</text:p>
          </table:table-cell>
          <table:table-cell office:value-type="float" office:value="0.4">
            <text:p>0.4</text:p>
          </table:table-cell>
          <table:table-cell office:value-type="float" office:value="0.01">
            <text:p>0.01</text:p>
          </table:table-cell>
          <table:table-cell table:formula="of:=([.D3]+[.E3])/15" office:value-type="float" office:value="0.0273333333333333">
            <text:p>0.0273333333</text:p>
          </table:table-cell>
          <table:table-cell table:formula="of:=AVERAGE([.F3:.F11])" office:value-type="float" office:value="0.0267407407407407">
            <text:p>0.0267407407</text:p>
          </table:table-cell>
          <table:table-cell/>
          <table:table-cell table:formula="of:=[.I2]+100" office:value-type="float" office:value="200">
            <text:p>200</text:p>
          </table:table-cell>
          <table:table-cell table:formula="of:=VLOOKUP([.I3];[.$A$2:.$G$201];7;0)" office:value-type="float" office:value="0.0272592592592593">
            <text:p>0.0272592593</text:p>
          </table:table-cell>
          <table:table-cell table:formula="of:=[.$J$24]*[.I3]+[.$J$25]" office:value-type="float" office:value="0.0278091896407686">
            <text:p>0.027809189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52">
            <text:p>0.9052</text:p>
          </table:table-cell>
          <table:table-cell office:value-type="float" office:value="0.5266">
            <text:p>0.5266</text:p>
          </table:table-cell>
          <table:table-cell office:value-type="float" office:value="0.37">
            <text:p>0.37</text:p>
          </table:table-cell>
          <table:table-cell office:value-type="float" office:value="0.03">
            <text:p>0.03</text:p>
          </table:table-cell>
          <table:table-cell table:formula="of:=([.D4]+[.E4])/15" office:value-type="float" office:value="0.0266666666666667">
            <text:p>0.0266666667</text:p>
          </table:table-cell>
          <table:table-cell table:formula="of:=AVERAGE([.F4:.F12])" office:value-type="float" office:value="0.0271111111111111">
            <text:p>0.0271111111</text:p>
          </table:table-cell>
          <table:table-cell/>
          <table:table-cell table:formula="of:=[.I3]+100" office:value-type="float" office:value="300">
            <text:p>300</text:p>
          </table:table-cell>
          <table:table-cell table:formula="of:=VLOOKUP([.I4];[.$A$2:.$G$201];7;0)" office:value-type="float" office:value="0.028">
            <text:p>0.028</text:p>
          </table:table-cell>
          <table:table-cell table:formula="of:=[.$J$24]*[.I4]+[.$J$25]" office:value-type="float" office:value="0.0285898078529657">
            <text:p>0.028589807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94">
            <text:p>0.9094</text:p>
          </table:table-cell>
          <table:table-cell office:value-type="float" office:value="0.5412">
            <text:p>0.5412</text:p>
          </table:table-cell>
          <table:table-cell office:value-type="float" office:value="0.4">
            <text:p>0.4</text:p>
          </table:table-cell>
          <table:table-cell office:value-type="float" office:value="0.03">
            <text:p>0.03</text:p>
          </table:table-cell>
          <table:table-cell table:formula="of:=([.D5]+[.E5])/15" office:value-type="float" office:value="0.0286666666666667">
            <text:p>0.0286666667</text:p>
          </table:table-cell>
          <table:table-cell table:formula="of:=AVERAGE([.F5:.F13])" office:value-type="float" office:value="0.0271851851851852">
            <text:p>0.0271851852</text:p>
          </table:table-cell>
          <table:table-cell/>
          <table:table-cell table:formula="of:=[.I4]+100" office:value-type="float" office:value="400">
            <text:p>400</text:p>
          </table:table-cell>
          <table:table-cell table:formula="of:=VLOOKUP([.I5];[.$A$2:.$G$201];7;0)" office:value-type="float" office:value="0.0305185185185185">
            <text:p>0.0305185185</text:p>
          </table:table-cell>
          <table:table-cell table:formula="of:=[.$J$24]*[.I5]+[.$J$25]" office:value-type="float" office:value="0.0293704260651629">
            <text:p>0.029370426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89">
            <text:p>0.9089</text:p>
          </table:table-cell>
          <table:table-cell office:value-type="float" office:value="0.5429">
            <text:p>0.5429</text:p>
          </table:table-cell>
          <table:table-cell office:value-type="float" office:value="0.35">
            <text:p>0.35</text:p>
          </table:table-cell>
          <table:table-cell office:value-type="float" office:value="0.03">
            <text:p>0.03</text:p>
          </table:table-cell>
          <table:table-cell table:formula="of:=([.D6]+[.E6])/15" office:value-type="float" office:value="0.0253333333333333">
            <text:p>0.0253333333</text:p>
          </table:table-cell>
          <table:table-cell table:formula="of:=AVERAGE([.F6:.F14])" office:value-type="float" office:value="0.0271111111111111">
            <text:p>0.0271111111</text:p>
          </table:table-cell>
          <table:table-cell/>
          <table:table-cell table:formula="of:=[.I5]+100" office:value-type="float" office:value="500">
            <text:p>500</text:p>
          </table:table-cell>
          <table:table-cell table:formula="of:=VLOOKUP([.I6];[.$A$2:.$G$201];7;0)" office:value-type="float" office:value="0.0295555555555555">
            <text:p>0.0295555556</text:p>
          </table:table-cell>
          <table:table-cell table:formula="of:=[.$J$24]*[.I6]+[.$J$25]" office:value-type="float" office:value="0.0301510442773601">
            <text:p>0.030151044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29">
            <text:p>0.9029</text:p>
          </table:table-cell>
          <table:table-cell office:value-type="float" office:value="0.5219">
            <text:p>0.5219</text:p>
          </table:table-cell>
          <table:table-cell office:value-type="float" office:value="0.37">
            <text:p>0.37</text:p>
          </table:table-cell>
          <table:table-cell office:value-type="float" office:value="0.03">
            <text:p>0.03</text:p>
          </table:table-cell>
          <table:table-cell table:formula="of:=([.D7]+[.E7])/15" office:value-type="float" office:value="0.0266666666666667">
            <text:p>0.0266666667</text:p>
          </table:table-cell>
          <table:table-cell table:formula="of:=AVERAGE([.F7:.F15])" office:value-type="float" office:value="0.0280740740740741">
            <text:p>0.0280740741</text:p>
          </table:table-cell>
          <table:table-cell/>
          <table:table-cell table:formula="of:=[.I6]+100" office:value-type="float" office:value="600">
            <text:p>600</text:p>
          </table:table-cell>
          <table:table-cell table:formula="of:=VLOOKUP([.I7];[.$A$2:.$G$201];7;0)" office:value-type="float" office:value="0.0307407407407407">
            <text:p>0.0307407407</text:p>
          </table:table-cell>
          <table:table-cell table:formula="of:=[.$J$24]*[.I7]+[.$J$25]" office:value-type="float" office:value="0.0309316624895572">
            <text:p>0.030931662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54">
            <text:p>0.9054</text:p>
          </table:table-cell>
          <table:table-cell office:value-type="float" office:value="0.5314">
            <text:p>0.5314</text:p>
          </table:table-cell>
          <table:table-cell office:value-type="float" office:value="0.37">
            <text:p>0.37</text:p>
          </table:table-cell>
          <table:table-cell office:value-type="float" office:value="0.04">
            <text:p>0.04</text:p>
          </table:table-cell>
          <table:table-cell table:formula="of:=([.D8]+[.E8])/15" office:value-type="float" office:value="0.0273333333333333">
            <text:p>0.0273333333</text:p>
          </table:table-cell>
          <table:table-cell table:formula="of:=AVERAGE([.F8:.F16])" office:value-type="float" office:value="0.0277777777777778">
            <text:p>0.0277777778</text:p>
          </table:table-cell>
          <table:table-cell/>
          <table:table-cell table:formula="of:=[.I7]+100" office:value-type="float" office:value="700">
            <text:p>700</text:p>
          </table:table-cell>
          <table:table-cell table:formula="of:=VLOOKUP([.I8];[.$A$2:.$G$201];7;0)" office:value-type="float" office:value="0.032">
            <text:p>0.032</text:p>
          </table:table-cell>
          <table:table-cell table:formula="of:=[.$J$24]*[.I8]+[.$J$25]" office:value-type="float" office:value="0.0317122807017544">
            <text:p>0.031712280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45">
            <text:p>0.9045</text:p>
          </table:table-cell>
          <table:table-cell office:value-type="float" office:value="0.5289">
            <text:p>0.5289</text:p>
          </table:table-cell>
          <table:table-cell office:value-type="float" office:value="0.39">
            <text:p>0.39</text:p>
          </table:table-cell>
          <table:table-cell office:value-type="float" office:value="0.03">
            <text:p>0.03</text:p>
          </table:table-cell>
          <table:table-cell table:formula="of:=([.D9]+[.E9])/15" office:value-type="float" office:value="0.028">
            <text:p>0.028</text:p>
          </table:table-cell>
          <table:table-cell table:formula="of:=AVERAGE([.F9:.F17])" office:value-type="float" office:value="0.0274814814814815">
            <text:p>0.0274814815</text:p>
          </table:table-cell>
          <table:table-cell/>
          <table:table-cell table:formula="of:=[.I8]+100" office:value-type="float" office:value="800">
            <text:p>800</text:p>
          </table:table-cell>
          <table:table-cell table:formula="of:=VLOOKUP([.I9];[.$A$2:.$G$201];7;0)" office:value-type="float" office:value="0.0308888888888889">
            <text:p>0.0308888889</text:p>
          </table:table-cell>
          <table:table-cell table:formula="of:=[.$J$24]*[.I9]+[.$J$25]" office:value-type="float" office:value="0.0324928989139515">
            <text:p>0.032492898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57">
            <text:p>0.9057</text:p>
          </table:table-cell>
          <table:table-cell office:value-type="float" office:value="0.5275">
            <text:p>0.5275</text:p>
          </table:table-cell>
          <table:table-cell office:value-type="float" office:value="0.35">
            <text:p>0.35</text:p>
          </table:table-cell>
          <table:table-cell office:value-type="float" office:value="0.01">
            <text:p>0.01</text:p>
          </table:table-cell>
          <table:table-cell table:formula="of:=([.D10]+[.E10])/15" office:value-type="float" office:value="0.024">
            <text:p>0.024</text:p>
          </table:table-cell>
          <table:table-cell table:formula="of:=AVERAGE([.F10:.F18])" office:value-type="float" office:value="0.0271111111111111">
            <text:p>0.0271111111</text:p>
          </table:table-cell>
          <table:table-cell/>
          <table:table-cell table:formula="of:=[.I9]+100" office:value-type="float" office:value="900">
            <text:p>900</text:p>
          </table:table-cell>
          <table:table-cell table:formula="of:=VLOOKUP([.I10];[.$A$2:.$G$201];7;0)" office:value-type="float" office:value="0.0336296296296296">
            <text:p>0.0336296296</text:p>
          </table:table-cell>
          <table:table-cell table:formula="of:=[.$J$24]*[.I10]+[.$J$25]" office:value-type="float" office:value="0.0332735171261487">
            <text:p>0.033273517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103">
            <text:p>0.9103</text:p>
          </table:table-cell>
          <table:table-cell office:value-type="float" office:value="0.5449">
            <text:p>0.5449</text:p>
          </table:table-cell>
          <table:table-cell office:value-type="float" office:value="0.37">
            <text:p>0.37</text:p>
          </table:table-cell>
          <table:table-cell office:value-type="float" office:value="0.03">
            <text:p>0.03</text:p>
          </table:table-cell>
          <table:table-cell table:formula="of:=([.D11]+[.E11])/15" office:value-type="float" office:value="0.0266666666666667">
            <text:p>0.0266666667</text:p>
          </table:table-cell>
          <table:table-cell table:formula="of:=AVERAGE([.F11:.F19])" office:value-type="float" office:value="0.0274074074074074">
            <text:p>0.0274074074</text:p>
          </table:table-cell>
          <table:table-cell/>
          <table:table-cell table:formula="of:=[.I10]+100" office:value-type="float" office:value="1000">
            <text:p>1000</text:p>
          </table:table-cell>
          <table:table-cell table:formula="of:=VLOOKUP([.I11];[.$A$2:.$G$201];7;0)" office:value-type="float" office:value="0.0347407407407407">
            <text:p>0.0347407407</text:p>
          </table:table-cell>
          <table:table-cell table:formula="of:=[.$J$24]*[.I11]+[.$J$25]" office:value-type="float" office:value="0.0340541353383459">
            <text:p>0.034054135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49">
            <text:p>0.9049</text:p>
          </table:table-cell>
          <table:table-cell office:value-type="float" office:value="0.5288">
            <text:p>0.5288</text:p>
          </table:table-cell>
          <table:table-cell office:value-type="float" office:value="0.43">
            <text:p>0.43</text:p>
          </table:table-cell>
          <table:table-cell office:value-type="float" office:value="0.03">
            <text:p>0.03</text:p>
          </table:table-cell>
          <table:table-cell table:formula="of:=([.D12]+[.E12])/15" office:value-type="float" office:value="0.0306666666666667">
            <text:p>0.0306666667</text:p>
          </table:table-cell>
          <table:table-cell table:formula="of:=AVERAGE([.F12:.F20])" office:value-type="float" office:value="0.0272592592592593">
            <text:p>0.0272592593</text:p>
          </table:table-cell>
          <table:table-cell/>
          <table:table-cell table:formula="of:=[.I11]+100" office:value-type="float" office:value="1100">
            <text:p>1100</text:p>
          </table:table-cell>
          <table:table-cell table:formula="of:=VLOOKUP([.I12];[.$A$2:.$G$201];7;0)" office:value-type="float" office:value="0.0360740740740741">
            <text:p>0.0360740741</text:p>
          </table:table-cell>
          <table:table-cell table:formula="of:=[.$J$24]*[.I12]+[.$J$25]" office:value-type="float" office:value="0.034834753550543">
            <text:p>0.0348347536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51">
            <text:p>0.9051</text:p>
          </table:table-cell>
          <table:table-cell office:value-type="float" office:value="0.5271">
            <text:p>0.5271</text:p>
          </table:table-cell>
          <table:table-cell office:value-type="float" office:value="0.4">
            <text:p>0.4</text:p>
          </table:table-cell>
          <table:table-cell office:value-type="float" office:value="0.01">
            <text:p>0.01</text:p>
          </table:table-cell>
          <table:table-cell table:formula="of:=([.D13]+[.E13])/15" office:value-type="float" office:value="0.0273333333333333">
            <text:p>0.0273333333</text:p>
          </table:table-cell>
          <table:table-cell table:formula="of:=AVERAGE([.F13:.F21])" office:value-type="float" office:value="0.0268148148148148">
            <text:p>0.0268148148</text:p>
          </table:table-cell>
          <table:table-cell/>
          <table:table-cell table:formula="of:=[.I12]+100" office:value-type="float" office:value="1200">
            <text:p>1200</text:p>
          </table:table-cell>
          <table:table-cell table:formula="of:=VLOOKUP([.I13];[.$A$2:.$G$201];7;0)" office:value-type="float" office:value="0.0364444444444444">
            <text:p>0.0364444444</text:p>
          </table:table-cell>
          <table:table-cell table:formula="of:=[.$J$24]*[.I13]+[.$J$25]" office:value-type="float" office:value="0.0356153717627402">
            <text:p>0.0356153718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53">
            <text:p>0.9053</text:p>
          </table:table-cell>
          <table:table-cell office:value-type="float" office:value="0.5269">
            <text:p>0.5269</text:p>
          </table:table-cell>
          <table:table-cell office:value-type="float" office:value="0.39">
            <text:p>0.39</text:p>
          </table:table-cell>
          <table:table-cell office:value-type="float" office:value="0.03">
            <text:p>0.03</text:p>
          </table:table-cell>
          <table:table-cell table:formula="of:=([.D14]+[.E14])/15" office:value-type="float" office:value="0.028">
            <text:p>0.028</text:p>
          </table:table-cell>
          <table:table-cell table:formula="of:=AVERAGE([.F14:.F22])" office:value-type="float" office:value="0.0271851851851852">
            <text:p>0.0271851852</text:p>
          </table:table-cell>
          <table:table-cell/>
          <table:table-cell table:formula="of:=[.I13]+100" office:value-type="float" office:value="1300">
            <text:p>1300</text:p>
          </table:table-cell>
          <table:table-cell table:formula="of:=VLOOKUP([.I14];[.$A$2:.$G$201];7;0)" office:value-type="float" office:value="0.0371851851851852">
            <text:p>0.0371851852</text:p>
          </table:table-cell>
          <table:table-cell table:formula="of:=[.$J$24]*[.I14]+[.$J$25]" office:value-type="float" office:value="0.0363959899749373">
            <text:p>0.0363959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94">
            <text:p>0.9094</text:p>
          </table:table-cell>
          <table:table-cell office:value-type="float" office:value="0.5412">
            <text:p>0.5412</text:p>
          </table:table-cell>
          <table:table-cell office:value-type="float" office:value="0.48">
            <text:p>0.48</text:p>
          </table:table-cell>
          <table:table-cell office:value-type="float" office:value="0.03">
            <text:p>0.03</text:p>
          </table:table-cell>
          <table:table-cell table:formula="of:=([.D15]+[.E15])/15" office:value-type="float" office:value="0.034">
            <text:p>0.034</text:p>
          </table:table-cell>
          <table:table-cell table:formula="of:=AVERAGE([.F15:.F23])" office:value-type="float" office:value="0.0272592592592593">
            <text:p>0.0272592593</text:p>
          </table:table-cell>
          <table:table-cell/>
          <table:table-cell table:formula="of:=[.I14]+100" office:value-type="float" office:value="1400">
            <text:p>1400</text:p>
          </table:table-cell>
          <table:table-cell table:formula="of:=VLOOKUP([.I15];[.$A$2:.$G$201];7;0)" office:value-type="float" office:value="0.0372592592592593">
            <text:p>0.0372592593</text:p>
          </table:table-cell>
          <table:table-cell table:formula="of:=[.$J$24]*[.I15]+[.$J$25]" office:value-type="float" office:value="0.0371766081871345">
            <text:p>0.0371766082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9">
            <text:p>0.909</text:p>
          </table:table-cell>
          <table:table-cell office:value-type="float" office:value="0.5433">
            <text:p>0.5433</text:p>
          </table:table-cell>
          <table:table-cell office:value-type="float" office:value="0.35">
            <text:p>0.35</text:p>
          </table:table-cell>
          <table:table-cell office:value-type="float" office:value="0.01">
            <text:p>0.01</text:p>
          </table:table-cell>
          <table:table-cell table:formula="of:=([.D16]+[.E16])/15" office:value-type="float" office:value="0.024">
            <text:p>0.024</text:p>
          </table:table-cell>
          <table:table-cell table:formula="of:=AVERAGE([.F16:.F24])" office:value-type="float" office:value="0.0265925925925926">
            <text:p>0.0265925926</text:p>
          </table:table-cell>
          <table:table-cell/>
          <table:table-cell table:formula="of:=[.I15]+100" office:value-type="float" office:value="1500">
            <text:p>1500</text:p>
          </table:table-cell>
          <table:table-cell table:formula="of:=VLOOKUP([.I16];[.$A$2:.$G$201];7;0)" office:value-type="float" office:value="0.0384444444444445">
            <text:p>0.0384444444</text:p>
          </table:table-cell>
          <table:table-cell table:formula="of:=[.$J$24]*[.I16]+[.$J$25]" office:value-type="float" office:value="0.0379572263993317">
            <text:p>0.0379572264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29">
            <text:p>0.9029</text:p>
          </table:table-cell>
          <table:table-cell office:value-type="float" office:value="0.5221">
            <text:p>0.5221</text:p>
          </table:table-cell>
          <table:table-cell office:value-type="float" office:value="0.34">
            <text:p>0.34</text:p>
          </table:table-cell>
          <table:table-cell office:value-type="float" office:value="0.03">
            <text:p>0.03</text:p>
          </table:table-cell>
          <table:table-cell table:formula="of:=([.D17]+[.E17])/15" office:value-type="float" office:value="0.0246666666666667">
            <text:p>0.0246666667</text:p>
          </table:table-cell>
          <table:table-cell table:formula="of:=AVERAGE([.F17:.F25])" office:value-type="float" office:value="0.0272592592592593">
            <text:p>0.0272592593</text:p>
          </table:table-cell>
          <table:table-cell/>
          <table:table-cell table:formula="of:=[.I16]+100" office:value-type="float" office:value="1600">
            <text:p>1600</text:p>
          </table:table-cell>
          <table:table-cell table:formula="of:=VLOOKUP([.I17];[.$A$2:.$G$201];7;0)" office:value-type="float" office:value="0.0383703703703704">
            <text:p>0.0383703704</text:p>
          </table:table-cell>
          <table:table-cell table:formula="of:=[.$J$24]*[.I17]+[.$J$25]" office:value-type="float" office:value="0.0387378446115288">
            <text:p>0.0387378446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53">
            <text:p>0.9053</text:p>
          </table:table-cell>
          <table:table-cell office:value-type="float" office:value="0.5311">
            <text:p>0.5311</text:p>
          </table:table-cell>
          <table:table-cell office:value-type="float" office:value="0.34">
            <text:p>0.34</text:p>
          </table:table-cell>
          <table:table-cell office:value-type="float" office:value="0.03">
            <text:p>0.03</text:p>
          </table:table-cell>
          <table:table-cell table:formula="of:=([.D18]+[.E18])/15" office:value-type="float" office:value="0.0246666666666667">
            <text:p>0.0246666667</text:p>
          </table:table-cell>
          <table:table-cell table:formula="of:=AVERAGE([.F18:.F26])" office:value-type="float" office:value="0.0277037037037037">
            <text:p>0.0277037037</text:p>
          </table:table-cell>
          <table:table-cell/>
          <table:table-cell table:formula="of:=[.I17]+100" office:value-type="float" office:value="1700">
            <text:p>1700</text:p>
          </table:table-cell>
          <table:table-cell table:formula="of:=VLOOKUP([.I18];[.$A$2:.$G$201];7;0)" office:value-type="float" office:value="0.0399259259259259">
            <text:p>0.0399259259</text:p>
          </table:table-cell>
          <table:table-cell table:formula="of:=[.$J$24]*[.I18]+[.$J$25]" office:value-type="float" office:value="0.039518462823726">
            <text:p>0.0395184628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44">
            <text:p>0.9044</text:p>
          </table:table-cell>
          <table:table-cell office:value-type="float" office:value="0.5285">
            <text:p>0.5285</text:p>
          </table:table-cell>
          <table:table-cell office:value-type="float" office:value="0.39">
            <text:p>0.39</text:p>
          </table:table-cell>
          <table:table-cell office:value-type="float" office:value="0.01">
            <text:p>0.01</text:p>
          </table:table-cell>
          <table:table-cell table:formula="of:=([.D19]+[.E19])/15" office:value-type="float" office:value="0.0266666666666667">
            <text:p>0.0266666667</text:p>
          </table:table-cell>
          <table:table-cell table:formula="of:=AVERAGE([.F19:.F27])" office:value-type="float" office:value="0.0280740740740741">
            <text:p>0.0280740741</text:p>
          </table:table-cell>
          <table:table-cell/>
          <table:table-cell table:formula="of:=[.I18]+100" office:value-type="float" office:value="1800">
            <text:p>1800</text:p>
          </table:table-cell>
          <table:table-cell table:formula="of:=VLOOKUP([.I19];[.$A$2:.$G$201];7;0)" office:value-type="float" office:value="0.0397037037037037">
            <text:p>0.0397037037</text:p>
          </table:table-cell>
          <table:table-cell table:formula="of:=[.$J$24]*[.I19]+[.$J$25]" office:value-type="float" office:value="0.0402990810359231">
            <text:p>0.04029908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58">
            <text:p>0.9058</text:p>
          </table:table-cell>
          <table:table-cell office:value-type="float" office:value="0.5279">
            <text:p>0.5279</text:p>
          </table:table-cell>
          <table:table-cell office:value-type="float" office:value="0.34">
            <text:p>0.34</text:p>
          </table:table-cell>
          <table:table-cell office:value-type="float" office:value="0.04">
            <text:p>0.04</text:p>
          </table:table-cell>
          <table:table-cell table:formula="of:=([.D20]+[.E20])/15" office:value-type="float" office:value="0.0253333333333333">
            <text:p>0.0253333333</text:p>
          </table:table-cell>
          <table:table-cell table:formula="of:=AVERAGE([.F20:.F28])" office:value-type="float" office:value="0.0279259259259259">
            <text:p>0.0279259259</text:p>
          </table:table-cell>
          <table:table-cell/>
          <table:table-cell table:formula="of:=[.I19]+100" office:value-type="float" office:value="1900">
            <text:p>1900</text:p>
          </table:table-cell>
          <table:table-cell table:formula="of:=VLOOKUP([.I20];[.$A$2:.$G$201];7;0)" office:value-type="float" office:value="0.041037037037037">
            <text:p>0.041037037</text:p>
          </table:table-cell>
          <table:table-cell table:formula="of:=[.$J$24]*[.I20]+[.$J$25]" office:value-type="float" office:value="0.0410796992481203">
            <text:p>0.0410796992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104">
            <text:p>0.9104</text:p>
          </table:table-cell>
          <table:table-cell office:value-type="float" office:value="0.5451">
            <text:p>0.5451</text:p>
          </table:table-cell>
          <table:table-cell office:value-type="float" office:value="0.39">
            <text:p>0.39</text:p>
          </table:table-cell>
          <table:table-cell office:value-type="float" office:value="0.01">
            <text:p>0.01</text:p>
          </table:table-cell>
          <table:table-cell table:formula="of:=([.D21]+[.E21])/15" office:value-type="float" office:value="0.0266666666666667">
            <text:p>0.0266666667</text:p>
          </table:table-cell>
          <table:table-cell table:formula="of:=AVERAGE([.F21:.F29])" office:value-type="float" office:value="0.0282962962962963">
            <text:p>0.0282962963</text:p>
          </table:table-cell>
          <table:table-cell/>
          <table:table-cell table:formula="of:=[.I20]+100" office:value-type="float" office:value="2000">
            <text:p>2000</text:p>
          </table:table-cell>
          <table:table-cell table:formula="of:=VLOOKUP([.I21];[.$A$2:.$G$201];7;0)" office:value-type="float" office:value="0.0404444444444444">
            <text:p>0.0404444444</text:p>
          </table:table-cell>
          <table:table-cell table:formula="of:=[.$J$24]*[.I21]+[.$J$25]" office:value-type="float" office:value="0.0418603174603175">
            <text:p>0.0418603175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049">
            <text:p>0.9049</text:p>
          </table:table-cell>
          <table:table-cell office:value-type="float" office:value="0.5283">
            <text:p>0.5283</text:p>
          </table:table-cell>
          <table:table-cell office:value-type="float" office:value="0.43">
            <text:p>0.43</text:p>
          </table:table-cell>
          <table:table-cell office:value-type="float" office:value="0.03">
            <text:p>0.03</text:p>
          </table:table-cell>
          <table:table-cell table:formula="of:=([.D22]+[.E22])/15" office:value-type="float" office:value="0.0306666666666667">
            <text:p>0.0306666667</text:p>
          </table:table-cell>
          <table:table-cell table:formula="of:=AVERAGE([.F22:.F30])" office:value-type="float" office:value="0.028">
            <text:p>0.028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053">
            <text:p>0.9053</text:p>
          </table:table-cell>
          <table:table-cell office:value-type="float" office:value="0.528">
            <text:p>0.528</text:p>
          </table:table-cell>
          <table:table-cell office:value-type="float" office:value="0.42">
            <text:p>0.42</text:p>
          </table:table-cell>
          <table:table-cell office:value-type="float" office:value="0.01">
            <text:p>0.01</text:p>
          </table:table-cell>
          <table:table-cell table:formula="of:=([.D23]+[.E23])/15" office:value-type="float" office:value="0.0286666666666667">
            <text:p>0.0286666667</text:p>
          </table:table-cell>
          <table:table-cell table:formula="of:=AVERAGE([.F23:.F31])" office:value-type="float" office:value="0.0276296296296296">
            <text:p>0.0276296296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053">
            <text:p>0.9053</text:p>
          </table:table-cell>
          <table:table-cell office:value-type="float" office:value="0.5267">
            <text:p>0.5267</text:p>
          </table:table-cell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table:formula="of:=([.D24]+[.E24])/15" office:value-type="float" office:value="0.028">
            <text:p>0.028</text:p>
          </table:table-cell>
          <table:table-cell table:formula="of:=AVERAGE([.F24:.F32])" office:value-type="float" office:value="0.0276296296296296">
            <text:p>0.0276296296</text:p>
          </table:table-cell>
          <table:table-cell/>
          <table:table-cell office:value-type="string">
            <text:p>m</text:p>
          </table:table-cell>
          <table:table-cell table:formula="of:=SLOPE([.J2:.J21];[.I2:.I21])" office:value-type="float" office:value="0.0000078061821219716">
            <text:p>7.8061821219716E-006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094">
            <text:p>0.9094</text:p>
          </table:table-cell>
          <table:table-cell office:value-type="float" office:value="0.5412">
            <text:p>0.5412</text:p>
          </table:table-cell>
          <table:table-cell office:value-type="float" office:value="0.42">
            <text:p>0.42</text:p>
          </table:table-cell>
          <table:table-cell office:value-type="float" office:value="0.03">
            <text:p>0.03</text:p>
          </table:table-cell>
          <table:table-cell table:formula="of:=([.D25]+[.E25])/15" office:value-type="float" office:value="0.03">
            <text:p>0.03</text:p>
          </table:table-cell>
          <table:table-cell table:formula="of:=AVERAGE([.F25:.F33])" office:value-type="float" office:value="0.0281481481481481">
            <text:p>0.0281481481</text:p>
          </table:table-cell>
          <table:table-cell/>
          <table:table-cell office:value-type="string">
            <text:p>b</text:p>
          </table:table-cell>
          <table:table-cell table:formula="of:=INTERCEPT([.J2:.J21];[.I2:.I21])" office:value-type="float" office:value="0.0262479532163743">
            <text:p>0.0262479532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088">
            <text:p>0.9088</text:p>
          </table:table-cell>
          <table:table-cell office:value-type="float" office:value="0.5426">
            <text:p>0.5426</text:p>
          </table:table-cell>
          <table:table-cell office:value-type="float" office:value="0.4">
            <text:p>0.4</text:p>
          </table:table-cell>
          <table:table-cell office:value-type="float" office:value="0.03">
            <text:p>0.03</text:p>
          </table:table-cell>
          <table:table-cell table:formula="of:=([.D26]+[.E26])/15" office:value-type="float" office:value="0.0286666666666667">
            <text:p>0.0286666667</text:p>
          </table:table-cell>
          <table:table-cell table:formula="of:=AVERAGE([.F26:.F34])" office:value-type="float" office:value="0.028">
            <text:p>0.028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029">
            <text:p>0.9029</text:p>
          </table:table-cell>
          <table:table-cell office:value-type="float" office:value="0.5218">
            <text:p>0.5218</text:p>
          </table:table-cell>
          <table:table-cell office:value-type="float" office:value="0.39">
            <text:p>0.39</text:p>
          </table:table-cell>
          <table:table-cell office:value-type="float" office:value="0.03">
            <text:p>0.03</text:p>
          </table:table-cell>
          <table:table-cell table:formula="of:=([.D27]+[.E27])/15" office:value-type="float" office:value="0.028">
            <text:p>0.028</text:p>
          </table:table-cell>
          <table:table-cell table:formula="of:=AVERAGE([.F27:.F35])" office:value-type="float" office:value="0.0280740740740741">
            <text:p>0.0280740741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053">
            <text:p>0.9053</text:p>
          </table:table-cell>
          <table:table-cell office:value-type="float" office:value="0.5307">
            <text:p>0.5307</text:p>
          </table:table-cell>
          <table:table-cell office:value-type="float" office:value="0.35">
            <text:p>0.35</text:p>
          </table:table-cell>
          <table:table-cell office:value-type="float" office:value="0.03">
            <text:p>0.03</text:p>
          </table:table-cell>
          <table:table-cell table:formula="of:=([.D28]+[.E28])/15" office:value-type="float" office:value="0.0253333333333333">
            <text:p>0.0253333333</text:p>
          </table:table-cell>
          <table:table-cell table:formula="of:=AVERAGE([.F28:.F36])" office:value-type="float" office:value="0.0285185185185185">
            <text:p>0.0285185185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045">
            <text:p>0.9045</text:p>
          </table:table-cell>
          <table:table-cell office:value-type="float" office:value="0.5287">
            <text:p>0.5287</text:p>
          </table:table-cell>
          <table:table-cell office:value-type="float" office:value="0.39">
            <text:p>0.39</text:p>
          </table:table-cell>
          <table:table-cell office:value-type="float" office:value="0.04">
            <text:p>0.04</text:p>
          </table:table-cell>
          <table:table-cell table:formula="of:=([.D29]+[.E29])/15" office:value-type="float" office:value="0.0286666666666667">
            <text:p>0.0286666667</text:p>
          </table:table-cell>
          <table:table-cell table:formula="of:=AVERAGE([.F29:.F37])" office:value-type="float" office:value="0.029037037037037">
            <text:p>0.029037037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058">
            <text:p>0.9058</text:p>
          </table:table-cell>
          <table:table-cell office:value-type="float" office:value="0.5278">
            <text:p>0.5278</text:p>
          </table:table-cell>
          <table:table-cell office:value-type="float" office:value="0.35">
            <text:p>0.35</text:p>
          </table:table-cell>
          <table:table-cell office:value-type="float" office:value="0.01">
            <text:p>0.01</text:p>
          </table:table-cell>
          <table:table-cell table:formula="of:=([.D30]+[.E30])/15" office:value-type="float" office:value="0.024">
            <text:p>0.024</text:p>
          </table:table-cell>
          <table:table-cell table:formula="of:=AVERAGE([.F30:.F38])" office:value-type="float" office:value="0.0294074074074074">
            <text:p>0.0294074074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104">
            <text:p>0.9104</text:p>
          </table:table-cell>
          <table:table-cell office:value-type="float" office:value="0.5451">
            <text:p>0.5451</text:p>
          </table:table-cell>
          <table:table-cell office:value-type="float" office:value="0.4">
            <text:p>0.4</text:p>
          </table:table-cell>
          <table:table-cell office:value-type="float" office:value="0.01">
            <text:p>0.01</text:p>
          </table:table-cell>
          <table:table-cell table:formula="of:=([.D31]+[.E31])/15" office:value-type="float" office:value="0.0273333333333333">
            <text:p>0.0273333333</text:p>
          </table:table-cell>
          <table:table-cell table:formula="of:=AVERAGE([.F31:.F39])" office:value-type="float" office:value="0.0303703703703704">
            <text:p>0.0303703704</text:p>
          </table:table-cell>
          <table:table-cell table:number-columns-repeated="5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049">
            <text:p>0.9049</text:p>
          </table:table-cell>
          <table:table-cell office:value-type="float" office:value="0.5283">
            <text:p>0.5283</text:p>
          </table:table-cell>
          <table:table-cell office:value-type="float" office:value="0.39">
            <text:p>0.39</text:p>
          </table:table-cell>
          <table:table-cell office:value-type="float" office:value="0.04">
            <text:p>0.04</text:p>
          </table:table-cell>
          <table:table-cell table:formula="of:=([.D32]+[.E32])/15" office:value-type="float" office:value="0.0286666666666667">
            <text:p>0.0286666667</text:p>
          </table:table-cell>
          <table:table-cell table:formula="of:=AVERAGE([.F32:.F40])" office:value-type="float" office:value="0.0305185185185185">
            <text:p>0.0305185185</text:p>
          </table:table-cell>
          <table:table-cell table:number-columns-repeated="5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053">
            <text:p>0.9053</text:p>
          </table:table-cell>
          <table:table-cell office:value-type="float" office:value="0.528">
            <text:p>0.528</text:p>
          </table:table-cell>
          <table:table-cell office:value-type="float" office:value="0.46">
            <text:p>0.46</text:p>
          </table:table-cell>
          <table:table-cell office:value-type="float" office:value="0.03">
            <text:p>0.03</text:p>
          </table:table-cell>
          <table:table-cell table:formula="of:=([.D33]+[.E33])/15" office:value-type="float" office:value="0.0326666666666667">
            <text:p>0.0326666667</text:p>
          </table:table-cell>
          <table:table-cell table:formula="of:=AVERAGE([.F33:.F41])" office:value-type="float" office:value="0.0306666666666667">
            <text:p>0.0306666667</text:p>
          </table:table-cell>
          <table:table-cell table:number-columns-repeated="5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053">
            <text:p>0.9053</text:p>
          </table:table-cell>
          <table:table-cell office:value-type="float" office:value="0.5267">
            <text:p>0.5267</text:p>
          </table:table-cell>
          <table:table-cell office:value-type="float" office:value="0.4">
            <text:p>0.4</text:p>
          </table:table-cell>
          <table:table-cell office:value-type="float" office:value="0.03">
            <text:p>0.03</text:p>
          </table:table-cell>
          <table:table-cell table:formula="of:=([.D34]+[.E34])/15" office:value-type="float" office:value="0.0286666666666667">
            <text:p>0.0286666667</text:p>
          </table:table-cell>
          <table:table-cell table:formula="of:=AVERAGE([.F34:.F42])" office:value-type="float" office:value="0.0304444444444444">
            <text:p>0.0304444444</text:p>
          </table:table-cell>
          <table:table-cell table:number-columns-repeated="5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094">
            <text:p>0.9094</text:p>
          </table:table-cell>
          <table:table-cell office:value-type="float" office:value="0.5412">
            <text:p>0.5412</text:p>
          </table:table-cell>
          <table:table-cell office:value-type="float" office:value="0.43">
            <text:p>0.43</text:p>
          </table:table-cell>
          <table:table-cell office:value-type="float" office:value="0.01">
            <text:p>0.01</text:p>
          </table:table-cell>
          <table:table-cell table:formula="of:=([.D35]+[.E35])/15" office:value-type="float" office:value="0.0293333333333333">
            <text:p>0.0293333333</text:p>
          </table:table-cell>
          <table:table-cell table:formula="of:=AVERAGE([.F35:.F43])" office:value-type="float" office:value="0.0305925925925926">
            <text:p>0.0305925926</text:p>
          </table:table-cell>
          <table:table-cell table:number-columns-repeated="5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088">
            <text:p>0.9088</text:p>
          </table:table-cell>
          <table:table-cell office:value-type="float" office:value="0.5426">
            <text:p>0.5426</text:p>
          </table:table-cell>
          <table:table-cell office:value-type="float" office:value="0.45">
            <text:p>0.45</text:p>
          </table:table-cell>
          <table:table-cell office:value-type="float" office:value="0.03">
            <text:p>0.03</text:p>
          </table:table-cell>
          <table:table-cell table:formula="of:=([.D36]+[.E36])/15" office:value-type="float" office:value="0.032">
            <text:p>0.032</text:p>
          </table:table-cell>
          <table:table-cell table:formula="of:=AVERAGE([.F36:.F44])" office:value-type="float" office:value="0.0307407407407407">
            <text:p>0.0307407407</text:p>
          </table:table-cell>
          <table:table-cell table:number-columns-repeated="5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029">
            <text:p>0.9029</text:p>
          </table:table-cell>
          <table:table-cell office:value-type="float" office:value="0.522">
            <text:p>0.522</text:p>
          </table:table-cell>
          <table:table-cell office:value-type="float" office:value="0.42">
            <text:p>0.42</text:p>
          </table:table-cell>
          <table:table-cell office:value-type="float" office:value="0.03">
            <text:p>0.03</text:p>
          </table:table-cell>
          <table:table-cell table:formula="of:=([.D37]+[.E37])/15" office:value-type="float" office:value="0.03">
            <text:p>0.03</text:p>
          </table:table-cell>
          <table:table-cell table:formula="of:=AVERAGE([.F37:.F45])" office:value-type="float" office:value="0.0303703703703704">
            <text:p>0.0303703704</text:p>
          </table:table-cell>
          <table:table-cell table:number-columns-repeated="5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053">
            <text:p>0.9053</text:p>
          </table:table-cell>
          <table:table-cell office:value-type="float" office:value="0.531">
            <text:p>0.531</text:p>
          </table:table-cell>
          <table:table-cell office:value-type="float" office:value="0.45">
            <text:p>0.45</text:p>
          </table:table-cell>
          <table:table-cell office:value-type="float" office:value="0.03">
            <text:p>0.03</text:p>
          </table:table-cell>
          <table:table-cell table:formula="of:=([.D38]+[.E38])/15" office:value-type="float" office:value="0.032">
            <text:p>0.032</text:p>
          </table:table-cell>
          <table:table-cell table:formula="of:=AVERAGE([.F38:.F46])" office:value-type="float" office:value="0.0307407407407407">
            <text:p>0.0307407407</text:p>
          </table:table-cell>
          <table:table-cell table:number-columns-repeated="5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045">
            <text:p>0.9045</text:p>
          </table:table-cell>
          <table:table-cell office:value-type="float" office:value="0.5289">
            <text:p>0.5289</text:p>
          </table:table-cell>
          <table:table-cell office:value-type="float" office:value="0.48">
            <text:p>0.48</text:p>
          </table:table-cell>
          <table:table-cell office:value-type="float" office:value="0.01">
            <text:p>0.01</text:p>
          </table:table-cell>
          <table:table-cell table:formula="of:=([.D39]+[.E39])/15" office:value-type="float" office:value="0.0326666666666667">
            <text:p>0.0326666667</text:p>
          </table:table-cell>
          <table:table-cell table:formula="of:=AVERAGE([.F39:.F47])" office:value-type="float" office:value="0.0303703703703704">
            <text:p>0.0303703704</text:p>
          </table:table-cell>
          <table:table-cell table:number-columns-repeated="5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058">
            <text:p>0.9058</text:p>
          </table:table-cell>
          <table:table-cell office:value-type="float" office:value="0.5278">
            <text:p>0.5278</text:p>
          </table:table-cell>
          <table:table-cell office:value-type="float" office:value="0.4">
            <text:p>0.4</text:p>
          </table:table-cell>
          <table:table-cell office:value-type="float" office:value="0.03">
            <text:p>0.03</text:p>
          </table:table-cell>
          <table:table-cell table:formula="of:=([.D40]+[.E40])/15" office:value-type="float" office:value="0.0286666666666667">
            <text:p>0.0286666667</text:p>
          </table:table-cell>
          <table:table-cell table:formula="of:=AVERAGE([.F40:.F48])" office:value-type="float" office:value="0.0297037037037037">
            <text:p>0.0297037037</text:p>
          </table:table-cell>
          <table:table-cell table:number-columns-repeated="5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104">
            <text:p>0.9104</text:p>
          </table:table-cell>
          <table:table-cell office:value-type="float" office:value="0.5451">
            <text:p>0.5451</text:p>
          </table:table-cell>
          <table:table-cell office:value-type="float" office:value="0.42">
            <text:p>0.42</text:p>
          </table:table-cell>
          <table:table-cell office:value-type="float" office:value="0.03">
            <text:p>0.03</text:p>
          </table:table-cell>
          <table:table-cell table:formula="of:=([.D41]+[.E41])/15" office:value-type="float" office:value="0.03">
            <text:p>0.03</text:p>
          </table:table-cell>
          <table:table-cell table:formula="of:=AVERAGE([.F41:.F49])" office:value-type="float" office:value="0.0297777777777778">
            <text:p>0.0297777778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049">
            <text:p>0.9049</text:p>
          </table:table-cell>
          <table:table-cell office:value-type="float" office:value="0.5283">
            <text:p>0.5283</text:p>
          </table:table-cell>
          <table:table-cell office:value-type="float" office:value="0.42">
            <text:p>0.42</text:p>
          </table:table-cell>
          <table:table-cell office:value-type="float" office:value="0.04">
            <text:p>0.04</text:p>
          </table:table-cell>
          <table:table-cell table:formula="of:=([.D42]+[.E42])/15" office:value-type="float" office:value="0.0306666666666667">
            <text:p>0.0306666667</text:p>
          </table:table-cell>
          <table:table-cell table:formula="of:=AVERAGE([.F42:.F50])" office:value-type="float" office:value="0.0295555555555555">
            <text:p>0.0295555556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053">
            <text:p>0.9053</text:p>
          </table:table-cell>
          <table:table-cell office:value-type="float" office:value="0.5282">
            <text:p>0.5282</text:p>
          </table:table-cell>
          <table:table-cell office:value-type="float" office:value="0.42">
            <text:p>0.42</text:p>
          </table:table-cell>
          <table:table-cell office:value-type="float" office:value="0.03">
            <text:p>0.03</text:p>
          </table:table-cell>
          <table:table-cell table:formula="of:=([.D43]+[.E43])/15" office:value-type="float" office:value="0.03">
            <text:p>0.03</text:p>
          </table:table-cell>
          <table:table-cell table:formula="of:=AVERAGE([.F43:.F51])" office:value-type="float" office:value="0.0294814814814815">
            <text:p>0.0294814815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053">
            <text:p>0.9053</text:p>
          </table:table-cell>
          <table:table-cell office:value-type="float" office:value="0.5267">
            <text:p>0.5267</text:p>
          </table:table-cell>
          <table:table-cell office:value-type="float" office:value="0.43">
            <text:p>0.43</text:p>
          </table:table-cell>
          <table:table-cell office:value-type="float" office:value="0.03">
            <text:p>0.03</text:p>
          </table:table-cell>
          <table:table-cell table:formula="of:=([.D44]+[.E44])/15" office:value-type="float" office:value="0.0306666666666667">
            <text:p>0.0306666667</text:p>
          </table:table-cell>
          <table:table-cell table:formula="of:=AVERAGE([.F44:.F52])" office:value-type="float" office:value="0.0294074074074074">
            <text:p>0.0294074074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095">
            <text:p>0.9095</text:p>
          </table:table-cell>
          <table:table-cell office:value-type="float" office:value="0.5415">
            <text:p>0.5415</text:p>
          </table:table-cell>
          <table:table-cell office:value-type="float" office:value="0.42">
            <text:p>0.42</text:p>
          </table:table-cell>
          <table:table-cell office:value-type="float" office:value="0.01">
            <text:p>0.01</text:p>
          </table:table-cell>
          <table:table-cell table:formula="of:=([.D45]+[.E45])/15" office:value-type="float" office:value="0.0286666666666667">
            <text:p>0.0286666667</text:p>
          </table:table-cell>
          <table:table-cell table:formula="of:=AVERAGE([.F45:.F53])" office:value-type="float" office:value="0.0294074074074074">
            <text:p>0.0294074074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088">
            <text:p>0.9088</text:p>
          </table:table-cell>
          <table:table-cell office:value-type="float" office:value="0.5426">
            <text:p>0.5426</text:p>
          </table:table-cell>
          <table:table-cell office:value-type="float" office:value="0.46">
            <text:p>0.46</text:p>
          </table:table-cell>
          <table:table-cell office:value-type="float" office:value="0.04">
            <text:p>0.04</text:p>
          </table:table-cell>
          <table:table-cell table:formula="of:=([.D46]+[.E46])/15" office:value-type="float" office:value="0.0333333333333333">
            <text:p>0.0333333333</text:p>
          </table:table-cell>
          <table:table-cell table:formula="of:=AVERAGE([.F46:.F54])" office:value-type="float" office:value="0.0297037037037037">
            <text:p>0.0297037037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029">
            <text:p>0.9029</text:p>
          </table:table-cell>
          <table:table-cell office:value-type="float" office:value="0.522">
            <text:p>0.522</text:p>
          </table:table-cell>
          <table:table-cell office:value-type="float" office:value="0.42">
            <text:p>0.42</text:p>
          </table:table-cell>
          <table:table-cell office:value-type="float" office:value="0.01">
            <text:p>0.01</text:p>
          </table:table-cell>
          <table:table-cell table:formula="of:=([.D47]+[.E47])/15" office:value-type="float" office:value="0.0286666666666667">
            <text:p>0.0286666667</text:p>
          </table:table-cell>
          <table:table-cell table:formula="of:=AVERAGE([.F47:.F55])" office:value-type="float" office:value="0.0297037037037037">
            <text:p>0.0297037037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053">
            <text:p>0.9053</text:p>
          </table:table-cell>
          <table:table-cell office:value-type="float" office:value="0.531">
            <text:p>0.531</text:p>
          </table:table-cell>
          <table:table-cell office:value-type="float" office:value="0.39">
            <text:p>0.39</text:p>
          </table:table-cell>
          <table:table-cell office:value-type="float" office:value="0.01">
            <text:p>0.01</text:p>
          </table:table-cell>
          <table:table-cell table:formula="of:=([.D48]+[.E48])/15" office:value-type="float" office:value="0.0266666666666667">
            <text:p>0.0266666667</text:p>
          </table:table-cell>
          <table:table-cell table:formula="of:=AVERAGE([.F48:.F56])" office:value-type="float" office:value="0.0297037037037037">
            <text:p>0.0297037037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045">
            <text:p>0.9045</text:p>
          </table:table-cell>
          <table:table-cell office:value-type="float" office:value="0.5287">
            <text:p>0.5287</text:p>
          </table:table-cell>
          <table:table-cell office:value-type="float" office:value="0.4">
            <text:p>0.4</text:p>
          </table:table-cell>
          <table:table-cell office:value-type="float" office:value="0.04">
            <text:p>0.04</text:p>
          </table:table-cell>
          <table:table-cell table:formula="of:=([.D49]+[.E49])/15" office:value-type="float" office:value="0.0293333333333333">
            <text:p>0.0293333333</text:p>
          </table:table-cell>
          <table:table-cell table:formula="of:=AVERAGE([.F49:.F57])" office:value-type="float" office:value="0.03">
            <text:p>0.03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058">
            <text:p>0.9058</text:p>
          </table:table-cell>
          <table:table-cell office:value-type="float" office:value="0.5278">
            <text:p>0.5278</text:p>
          </table:table-cell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table:formula="of:=([.D50]+[.E50])/15" office:value-type="float" office:value="0.028">
            <text:p>0.028</text:p>
          </table:table-cell>
          <table:table-cell table:formula="of:=AVERAGE([.F50:.F58])" office:value-type="float" office:value="0.0301481481481481">
            <text:p>0.0301481481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104">
            <text:p>0.9104</text:p>
          </table:table-cell>
          <table:table-cell office:value-type="float" office:value="0.5451">
            <text:p>0.5451</text:p>
          </table:table-cell>
          <table:table-cell office:value-type="float" office:value="0.42">
            <text:p>0.42</text:p>
          </table:table-cell>
          <table:table-cell office:value-type="float" office:value="0.03">
            <text:p>0.03</text:p>
          </table:table-cell>
          <table:table-cell table:formula="of:=([.D51]+[.E51])/15" office:value-type="float" office:value="0.03">
            <text:p>0.03</text:p>
          </table:table-cell>
          <table:table-cell table:formula="of:=AVERAGE([.F51:.F59])" office:value-type="float" office:value="0.0302222222222222">
            <text:p>0.0302222222</text:p>
          </table:table-cell>
          <table:table-cell table:number-columns-repeated="5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049">
            <text:p>0.9049</text:p>
          </table:table-cell>
          <table:table-cell office:value-type="float" office:value="0.5283">
            <text:p>0.5283</text:p>
          </table:table-cell>
          <table:table-cell office:value-type="float" office:value="0.43">
            <text:p>0.43</text:p>
          </table:table-cell>
          <table:table-cell office:value-type="float" office:value="0.01">
            <text:p>0.01</text:p>
          </table:table-cell>
          <table:table-cell table:formula="of:=([.D52]+[.E52])/15" office:value-type="float" office:value="0.0293333333333333">
            <text:p>0.0293333333</text:p>
          </table:table-cell>
          <table:table-cell table:formula="of:=AVERAGE([.F52:.F60])" office:value-type="float" office:value="0.0307407407407407">
            <text:p>0.0307407407</text:p>
          </table:table-cell>
          <table:table-cell table:number-columns-repeated="5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053">
            <text:p>0.9053</text:p>
          </table:table-cell>
          <table:table-cell office:value-type="float" office:value="0.528">
            <text:p>0.528</text:p>
          </table:table-cell>
          <table:table-cell office:value-type="float" office:value="0.43">
            <text:p>0.43</text:p>
          </table:table-cell>
          <table:table-cell office:value-type="float" office:value="0.03">
            <text:p>0.03</text:p>
          </table:table-cell>
          <table:table-cell table:formula="of:=([.D53]+[.E53])/15" office:value-type="float" office:value="0.0306666666666667">
            <text:p>0.0306666667</text:p>
          </table:table-cell>
          <table:table-cell table:formula="of:=AVERAGE([.F53:.F61])" office:value-type="float" office:value="0.0311111111111111">
            <text:p>0.0311111111</text:p>
          </table:table-cell>
          <table:table-cell table:number-columns-repeated="5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053">
            <text:p>0.9053</text:p>
          </table:table-cell>
          <table:table-cell office:value-type="float" office:value="0.5267">
            <text:p>0.5267</text:p>
          </table:table-cell>
          <table:table-cell office:value-type="float" office:value="0.43">
            <text:p>0.43</text:p>
          </table:table-cell>
          <table:table-cell office:value-type="float" office:value="0.04">
            <text:p>0.04</text:p>
          </table:table-cell>
          <table:table-cell table:formula="of:=([.D54]+[.E54])/15" office:value-type="float" office:value="0.0313333333333333">
            <text:p>0.0313333333</text:p>
          </table:table-cell>
          <table:table-cell table:formula="of:=AVERAGE([.F54:.F62])" office:value-type="float" office:value="0.0313333333333333">
            <text:p>0.0313333333</text:p>
          </table:table-cell>
          <table:table-cell table:number-columns-repeated="5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094">
            <text:p>0.9094</text:p>
          </table:table-cell>
          <table:table-cell office:value-type="float" office:value="0.5412">
            <text:p>0.5412</text:p>
          </table:table-cell>
          <table:table-cell office:value-type="float" office:value="0.46">
            <text:p>0.46</text:p>
          </table:table-cell>
          <table:table-cell office:value-type="float" office:value="0.04">
            <text:p>0.04</text:p>
          </table:table-cell>
          <table:table-cell table:formula="of:=([.D55]+[.E55])/15" office:value-type="float" office:value="0.0333333333333333">
            <text:p>0.0333333333</text:p>
          </table:table-cell>
          <table:table-cell table:formula="of:=AVERAGE([.F55:.F63])" office:value-type="float" office:value="0.0312592592592593">
            <text:p>0.0312592593</text:p>
          </table:table-cell>
          <table:table-cell table:number-columns-repeated="5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087">
            <text:p>0.9087</text:p>
          </table:table-cell>
          <table:table-cell office:value-type="float" office:value="0.5425">
            <text:p>0.5425</text:p>
          </table:table-cell>
          <table:table-cell office:value-type="float" office:value="0.42">
            <text:p>0.42</text:p>
          </table:table-cell>
          <table:table-cell office:value-type="float" office:value="0.01">
            <text:p>0.01</text:p>
          </table:table-cell>
          <table:table-cell table:formula="of:=([.D56]+[.E56])/15" office:value-type="float" office:value="0.0286666666666667">
            <text:p>0.0286666667</text:p>
          </table:table-cell>
          <table:table-cell table:formula="of:=AVERAGE([.F56:.F64])" office:value-type="float" office:value="0.0311851851851852">
            <text:p>0.0311851852</text:p>
          </table:table-cell>
          <table:table-cell table:number-columns-repeated="5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029">
            <text:p>0.9029</text:p>
          </table:table-cell>
          <table:table-cell office:value-type="float" office:value="0.522">
            <text:p>0.522</text:p>
          </table:table-cell>
          <table:table-cell office:value-type="float" office:value="0.43">
            <text:p>0.43</text:p>
          </table:table-cell>
          <table:table-cell office:value-type="float" office:value="0.01">
            <text:p>0.01</text:p>
          </table:table-cell>
          <table:table-cell table:formula="of:=([.D57]+[.E57])/15" office:value-type="float" office:value="0.0293333333333333">
            <text:p>0.0293333333</text:p>
          </table:table-cell>
          <table:table-cell table:formula="of:=AVERAGE([.F57:.F65])" office:value-type="float" office:value="0.0316296296296296">
            <text:p>0.0316296296</text:p>
          </table:table-cell>
          <table:table-cell table:number-columns-repeated="5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053">
            <text:p>0.9053</text:p>
          </table:table-cell>
          <table:table-cell office:value-type="float" office:value="0.531">
            <text:p>0.531</text:p>
          </table:table-cell>
          <table:table-cell office:value-type="float" office:value="0.45">
            <text:p>0.45</text:p>
          </table:table-cell>
          <table:table-cell office:value-type="float" office:value="0.01">
            <text:p>0.01</text:p>
          </table:table-cell>
          <table:table-cell table:formula="of:=([.D58]+[.E58])/15" office:value-type="float" office:value="0.0306666666666667">
            <text:p>0.0306666667</text:p>
          </table:table-cell>
          <table:table-cell table:formula="of:=AVERAGE([.F58:.F66])" office:value-type="float" office:value="0.032">
            <text:p>0.032</text:p>
          </table:table-cell>
          <table:table-cell table:number-columns-repeated="5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045">
            <text:p>0.9045</text:p>
          </table:table-cell>
          <table:table-cell office:value-type="float" office:value="0.5287">
            <text:p>0.5287</text:p>
          </table:table-cell>
          <table:table-cell office:value-type="float" office:value="0.4">
            <text:p>0.4</text:p>
          </table:table-cell>
          <table:table-cell office:value-type="float" office:value="0.03">
            <text:p>0.03</text:p>
          </table:table-cell>
          <table:table-cell table:formula="of:=([.D59]+[.E59])/15" office:value-type="float" office:value="0.0286666666666667">
            <text:p>0.0286666667</text:p>
          </table:table-cell>
          <table:table-cell table:formula="of:=AVERAGE([.F59:.F67])" office:value-type="float" office:value="0.0321481481481482">
            <text:p>0.0321481481</text:p>
          </table:table-cell>
          <table:table-cell table:number-columns-repeated="5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058">
            <text:p>0.9058</text:p>
          </table:table-cell>
          <table:table-cell office:value-type="float" office:value="0.5278">
            <text:p>0.5278</text:p>
          </table:table-cell>
          <table:table-cell office:value-type="float" office:value="0.49">
            <text:p>0.49</text:p>
          </table:table-cell>
          <table:table-cell office:value-type="float" office:value="0.03">
            <text:p>0.03</text:p>
          </table:table-cell>
          <table:table-cell table:formula="of:=([.D60]+[.E60])/15" office:value-type="float" office:value="0.0346666666666667">
            <text:p>0.0346666667</text:p>
          </table:table-cell>
          <table:table-cell table:formula="of:=AVERAGE([.F60:.F68])" office:value-type="float" office:value="0.0326666666666667">
            <text:p>0.0326666667</text:p>
          </table:table-cell>
          <table:table-cell table:number-columns-repeated="5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104">
            <text:p>0.9104</text:p>
          </table:table-cell>
          <table:table-cell office:value-type="float" office:value="0.5451">
            <text:p>0.5451</text:p>
          </table:table-cell>
          <table:table-cell office:value-type="float" office:value="0.45">
            <text:p>0.45</text:p>
          </table:table-cell>
          <table:table-cell office:value-type="float" office:value="0.04">
            <text:p>0.04</text:p>
          </table:table-cell>
          <table:table-cell table:formula="of:=([.D61]+[.E61])/15" office:value-type="float" office:value="0.0326666666666667">
            <text:p>0.0326666667</text:p>
          </table:table-cell>
          <table:table-cell table:formula="of:=AVERAGE([.F61:.F69])" office:value-type="float" office:value="0.0322222222222222">
            <text:p>0.0322222222</text:p>
          </table:table-cell>
          <table:table-cell table:number-columns-repeated="5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049">
            <text:p>0.9049</text:p>
          </table:table-cell>
          <table:table-cell office:value-type="float" office:value="0.5283">
            <text:p>0.5283</text:p>
          </table:table-cell>
          <table:table-cell office:value-type="float" office:value="0.46">
            <text:p>0.46</text:p>
          </table:table-cell>
          <table:table-cell office:value-type="float" office:value="0.03">
            <text:p>0.03</text:p>
          </table:table-cell>
          <table:table-cell table:formula="of:=([.D62]+[.E62])/15" office:value-type="float" office:value="0.0326666666666667">
            <text:p>0.0326666667</text:p>
          </table:table-cell>
          <table:table-cell table:formula="of:=AVERAGE([.F62:.F70])" office:value-type="float" office:value="0.032">
            <text:p>0.032</text:p>
          </table:table-cell>
          <table:table-cell table:number-columns-repeated="5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053">
            <text:p>0.9053</text:p>
          </table:table-cell>
          <table:table-cell office:value-type="float" office:value="0.528">
            <text:p>0.528</text:p>
          </table:table-cell>
          <table:table-cell office:value-type="float" office:value="0.45">
            <text:p>0.45</text:p>
          </table:table-cell>
          <table:table-cell office:value-type="float" office:value="0.01">
            <text:p>0.01</text:p>
          </table:table-cell>
          <table:table-cell table:formula="of:=([.D63]+[.E63])/15" office:value-type="float" office:value="0.0306666666666667">
            <text:p>0.0306666667</text:p>
          </table:table-cell>
          <table:table-cell table:formula="of:=AVERAGE([.F63:.F71])" office:value-type="float" office:value="0.0315555555555556">
            <text:p>0.0315555556</text:p>
          </table:table-cell>
          <table:table-cell table:number-columns-repeated="5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052">
            <text:p>0.9052</text:p>
          </table:table-cell>
          <table:table-cell office:value-type="float" office:value="0.5265">
            <text:p>0.5265</text:p>
          </table:table-cell>
          <table:table-cell office:value-type="float" office:value="0.46">
            <text:p>0.46</text:p>
          </table:table-cell>
          <table:table-cell office:value-type="float" office:value="0.03">
            <text:p>0.03</text:p>
          </table:table-cell>
          <table:table-cell table:formula="of:=([.D64]+[.E64])/15" office:value-type="float" office:value="0.0326666666666667">
            <text:p>0.0326666667</text:p>
          </table:table-cell>
          <table:table-cell table:formula="of:=AVERAGE([.F64:.F72])" office:value-type="float" office:value="0.0316296296296296">
            <text:p>0.0316296296</text:p>
          </table:table-cell>
          <table:table-cell table:number-columns-repeated="5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095">
            <text:p>0.9095</text:p>
          </table:table-cell>
          <table:table-cell office:value-type="float" office:value="0.5415">
            <text:p>0.5415</text:p>
          </table:table-cell>
          <table:table-cell office:value-type="float" office:value="0.48">
            <text:p>0.48</text:p>
          </table:table-cell>
          <table:table-cell office:value-type="float" office:value="0.01">
            <text:p>0.01</text:p>
          </table:table-cell>
          <table:table-cell table:formula="of:=([.D65]+[.E65])/15" office:value-type="float" office:value="0.0326666666666667">
            <text:p>0.0326666667</text:p>
          </table:table-cell>
          <table:table-cell table:formula="of:=AVERAGE([.F65:.F73])" office:value-type="float" office:value="0.0314814814814815">
            <text:p>0.0314814815</text:p>
          </table:table-cell>
          <table:table-cell table:number-columns-repeated="5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089">
            <text:p>0.9089</text:p>
          </table:table-cell>
          <table:table-cell office:value-type="float" office:value="0.5428">
            <text:p>0.5428</text:p>
          </table:table-cell>
          <table:table-cell office:value-type="float" office:value="0.46">
            <text:p>0.46</text:p>
          </table:table-cell>
          <table:table-cell office:value-type="float" office:value="0.03">
            <text:p>0.03</text:p>
          </table:table-cell>
          <table:table-cell table:formula="of:=([.D66]+[.E66])/15" office:value-type="float" office:value="0.0326666666666667">
            <text:p>0.0326666667</text:p>
          </table:table-cell>
          <table:table-cell table:formula="of:=AVERAGE([.F66:.F74])" office:value-type="float" office:value="0.0311851851851852">
            <text:p>0.0311851852</text:p>
          </table:table-cell>
          <table:table-cell table:number-columns-repeated="5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029">
            <text:p>0.9029</text:p>
          </table:table-cell>
          <table:table-cell office:value-type="float" office:value="0.522">
            <text:p>0.522</text:p>
          </table:table-cell>
          <table:table-cell office:value-type="float" office:value="0.45">
            <text:p>0.45</text:p>
          </table:table-cell>
          <table:table-cell office:value-type="float" office:value="0.03">
            <text:p>0.03</text:p>
          </table:table-cell>
          <table:table-cell table:formula="of:=([.D67]+[.E67])/15" office:value-type="float" office:value="0.032">
            <text:p>0.032</text:p>
          </table:table-cell>
          <table:table-cell table:formula="of:=AVERAGE([.F67:.F75])" office:value-type="float" office:value="0.0311111111111111">
            <text:p>0.0311111111</text:p>
          </table:table-cell>
          <table:table-cell table:number-columns-repeated="5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053">
            <text:p>0.9053</text:p>
          </table:table-cell>
          <table:table-cell office:value-type="float" office:value="0.531">
            <text:p>0.531</text:p>
          </table:table-cell>
          <table:table-cell office:value-type="float" office:value="0.46">
            <text:p>0.46</text:p>
          </table:table-cell>
          <table:table-cell office:value-type="float" office:value="0.04">
            <text:p>0.04</text:p>
          </table:table-cell>
          <table:table-cell table:formula="of:=([.D68]+[.E68])/15" office:value-type="float" office:value="0.0333333333333333">
            <text:p>0.0333333333</text:p>
          </table:table-cell>
          <table:table-cell table:formula="of:=AVERAGE([.F68:.F76])" office:value-type="float" office:value="0.031037037037037">
            <text:p>0.031037037</text:p>
          </table:table-cell>
          <table:table-cell table:number-columns-repeated="5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044">
            <text:p>0.9044</text:p>
          </table:table-cell>
          <table:table-cell office:value-type="float" office:value="0.5285">
            <text:p>0.5285</text:p>
          </table:table-cell>
          <table:table-cell office:value-type="float" office:value="0.43">
            <text:p>0.43</text:p>
          </table:table-cell>
          <table:table-cell office:value-type="float" office:value="0.03">
            <text:p>0.03</text:p>
          </table:table-cell>
          <table:table-cell table:formula="of:=([.D69]+[.E69])/15" office:value-type="float" office:value="0.0306666666666667">
            <text:p>0.0306666667</text:p>
          </table:table-cell>
          <table:table-cell table:formula="of:=AVERAGE([.F69:.F77])" office:value-type="float" office:value="0.0308148148148148">
            <text:p>0.0308148148</text:p>
          </table:table-cell>
          <table:table-cell table:number-columns-repeated="5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058">
            <text:p>0.9058</text:p>
          </table:table-cell>
          <table:table-cell office:value-type="float" office:value="0.5278">
            <text:p>0.5278</text:p>
          </table:table-cell>
          <table:table-cell office:value-type="float" office:value="0.45">
            <text:p>0.45</text:p>
          </table:table-cell>
          <table:table-cell office:value-type="float" office:value="0.01">
            <text:p>0.01</text:p>
          </table:table-cell>
          <table:table-cell table:formula="of:=([.D70]+[.E70])/15" office:value-type="float" office:value="0.0306666666666667">
            <text:p>0.0306666667</text:p>
          </table:table-cell>
          <table:table-cell table:formula="of:=AVERAGE([.F70:.F78])" office:value-type="float" office:value="0.031037037037037">
            <text:p>0.031037037</text:p>
          </table:table-cell>
          <table:table-cell table:number-columns-repeated="5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103">
            <text:p>0.9103</text:p>
          </table:table-cell>
          <table:table-cell office:value-type="float" office:value="0.5449">
            <text:p>0.5449</text:p>
          </table:table-cell>
          <table:table-cell office:value-type="float" office:value="0.42">
            <text:p>0.42</text:p>
          </table:table-cell>
          <table:table-cell office:value-type="float" office:value="0.01">
            <text:p>0.01</text:p>
          </table:table-cell>
          <table:table-cell table:formula="of:=([.D71]+[.E71])/15" office:value-type="float" office:value="0.0286666666666667">
            <text:p>0.0286666667</text:p>
          </table:table-cell>
          <table:table-cell table:formula="of:=AVERAGE([.F71:.F79])" office:value-type="float" office:value="0.0308148148148148">
            <text:p>0.0308148148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9049">
            <text:p>0.9049</text:p>
          </table:table-cell>
          <table:table-cell office:value-type="float" office:value="0.5283">
            <text:p>0.5283</text:p>
          </table:table-cell>
          <table:table-cell office:value-type="float" office:value="0.46">
            <text:p>0.46</text:p>
          </table:table-cell>
          <table:table-cell office:value-type="float" office:value="0.01">
            <text:p>0.01</text:p>
          </table:table-cell>
          <table:table-cell table:formula="of:=([.D72]+[.E72])/15" office:value-type="float" office:value="0.0313333333333333">
            <text:p>0.0313333333</text:p>
          </table:table-cell>
          <table:table-cell table:formula="of:=AVERAGE([.F72:.F80])" office:value-type="float" office:value="0.0308888888888889">
            <text:p>0.0308888889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9053">
            <text:p>0.9053</text:p>
          </table:table-cell>
          <table:table-cell office:value-type="float" office:value="0.528">
            <text:p>0.528</text:p>
          </table:table-cell>
          <table:table-cell office:value-type="float" office:value="0.43">
            <text:p>0.43</text:p>
          </table:table-cell>
          <table:table-cell office:value-type="float" office:value="0.04">
            <text:p>0.04</text:p>
          </table:table-cell>
          <table:table-cell table:formula="of:=([.D73]+[.E73])/15" office:value-type="float" office:value="0.0313333333333333">
            <text:p>0.0313333333</text:p>
          </table:table-cell>
          <table:table-cell table:formula="of:=AVERAGE([.F73:.F81])" office:value-type="float" office:value="0.031037037037037">
            <text:p>0.031037037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9053">
            <text:p>0.9053</text:p>
          </table:table-cell>
          <table:table-cell office:value-type="float" office:value="0.5267">
            <text:p>0.5267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table:formula="of:=([.D74]+[.E74])/15" office:value-type="float" office:value="0.03">
            <text:p>0.03</text:p>
          </table:table-cell>
          <table:table-cell table:formula="of:=AVERAGE([.F74:.F82])" office:value-type="float" office:value="0.0311851851851852">
            <text:p>0.0311851852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9094">
            <text:p>0.9094</text:p>
          </table:table-cell>
          <table:table-cell office:value-type="float" office:value="0.5412">
            <text:p>0.5412</text:p>
          </table:table-cell>
          <table:table-cell office:value-type="float" office:value="0.45">
            <text:p>0.45</text:p>
          </table:table-cell>
          <table:table-cell office:value-type="float" office:value="0.03">
            <text:p>0.03</text:p>
          </table:table-cell>
          <table:table-cell table:formula="of:=([.D75]+[.E75])/15" office:value-type="float" office:value="0.032">
            <text:p>0.032</text:p>
          </table:table-cell>
          <table:table-cell table:formula="of:=AVERAGE([.F75:.F83])" office:value-type="float" office:value="0.0316296296296296">
            <text:p>0.0316296296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9088">
            <text:p>0.9088</text:p>
          </table:table-cell>
          <table:table-cell office:value-type="float" office:value="0.5426">
            <text:p>0.5426</text:p>
          </table:table-cell>
          <table:table-cell office:value-type="float" office:value="0.43">
            <text:p>0.43</text:p>
          </table:table-cell>
          <table:table-cell office:value-type="float" office:value="0.04">
            <text:p>0.04</text:p>
          </table:table-cell>
          <table:table-cell table:formula="of:=([.D76]+[.E76])/15" office:value-type="float" office:value="0.0313333333333333">
            <text:p>0.0313333333</text:p>
          </table:table-cell>
          <table:table-cell table:formula="of:=AVERAGE([.F76:.F84])" office:value-type="float" office:value="0.0317777777777778">
            <text:p>0.0317777778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9029">
            <text:p>0.9029</text:p>
          </table:table-cell>
          <table:table-cell office:value-type="float" office:value="0.522">
            <text:p>0.522</text:p>
          </table:table-cell>
          <table:table-cell office:value-type="float" office:value="0.43">
            <text:p>0.43</text:p>
          </table:table-cell>
          <table:table-cell office:value-type="float" office:value="0.04">
            <text:p>0.04</text:p>
          </table:table-cell>
          <table:table-cell table:formula="of:=([.D77]+[.E77])/15" office:value-type="float" office:value="0.0313333333333333">
            <text:p>0.0313333333</text:p>
          </table:table-cell>
          <table:table-cell table:formula="of:=AVERAGE([.F77:.F85])" office:value-type="float" office:value="0.0321481481481481">
            <text:p>0.0321481481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9053">
            <text:p>0.9053</text:p>
          </table:table-cell>
          <table:table-cell office:value-type="float" office:value="0.531">
            <text:p>0.531</text:p>
          </table:table-cell>
          <table:table-cell office:value-type="float" office:value="0.48">
            <text:p>0.48</text:p>
          </table:table-cell>
          <table:table-cell office:value-type="float" office:value="0.01">
            <text:p>0.01</text:p>
          </table:table-cell>
          <table:table-cell table:formula="of:=([.D78]+[.E78])/15" office:value-type="float" office:value="0.0326666666666667">
            <text:p>0.0326666667</text:p>
          </table:table-cell>
          <table:table-cell table:formula="of:=AVERAGE([.F78:.F86])" office:value-type="float" office:value="0.0325185185185185">
            <text:p>0.0325185185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9045">
            <text:p>0.9045</text:p>
          </table:table-cell>
          <table:table-cell office:value-type="float" office:value="0.5287">
            <text:p>0.5287</text:p>
          </table:table-cell>
          <table:table-cell office:value-type="float" office:value="0.42">
            <text:p>0.42</text:p>
          </table:table-cell>
          <table:table-cell office:value-type="float" office:value="0.01">
            <text:p>0.01</text:p>
          </table:table-cell>
          <table:table-cell table:formula="of:=([.D79]+[.E79])/15" office:value-type="float" office:value="0.0286666666666667">
            <text:p>0.0286666667</text:p>
          </table:table-cell>
          <table:table-cell table:formula="of:=AVERAGE([.F79:.F87])" office:value-type="float" office:value="0.0324444444444444">
            <text:p>0.0324444444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9058">
            <text:p>0.9058</text:p>
          </table:table-cell>
          <table:table-cell office:value-type="float" office:value="0.5278">
            <text:p>0.5278</text:p>
          </table:table-cell>
          <table:table-cell office:value-type="float" office:value="0.43">
            <text:p>0.43</text:p>
          </table:table-cell>
          <table:table-cell office:value-type="float" office:value="0.01">
            <text:p>0.01</text:p>
          </table:table-cell>
          <table:table-cell table:formula="of:=([.D80]+[.E80])/15" office:value-type="float" office:value="0.0293333333333333">
            <text:p>0.0293333333</text:p>
          </table:table-cell>
          <table:table-cell table:formula="of:=AVERAGE([.F80:.F88])" office:value-type="float" office:value="0.0328148148148148">
            <text:p>0.0328148148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9103">
            <text:p>0.9103</text:p>
          </table:table-cell>
          <table:table-cell office:value-type="float" office:value="0.5449">
            <text:p>0.5449</text:p>
          </table:table-cell>
          <table:table-cell office:value-type="float" office:value="0.48">
            <text:p>0.48</text:p>
          </table:table-cell>
          <table:table-cell office:value-type="float" office:value="0.01">
            <text:p>0.01</text:p>
          </table:table-cell>
          <table:table-cell table:formula="of:=([.D81]+[.E81])/15" office:value-type="float" office:value="0.0326666666666667">
            <text:p>0.0326666667</text:p>
          </table:table-cell>
          <table:table-cell table:formula="of:=AVERAGE([.F81:.F89])" office:value-type="float" office:value="0.0331851851851852">
            <text:p>0.0331851852</text:p>
          </table:table-cell>
          <table:table-cell table:number-columns-repeated="5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9049">
            <text:p>0.9049</text:p>
          </table:table-cell>
          <table:table-cell office:value-type="float" office:value="0.5283">
            <text:p>0.5283</text:p>
          </table:table-cell>
          <table:table-cell office:value-type="float" office:value="0.48">
            <text:p>0.48</text:p>
          </table:table-cell>
          <table:table-cell office:value-type="float" office:value="0.01">
            <text:p>0.01</text:p>
          </table:table-cell>
          <table:table-cell table:formula="of:=([.D82]+[.E82])/15" office:value-type="float" office:value="0.0326666666666667">
            <text:p>0.0326666667</text:p>
          </table:table-cell>
          <table:table-cell table:formula="of:=AVERAGE([.F82:.F90])" office:value-type="float" office:value="0.0336296296296296">
            <text:p>0.0336296296</text:p>
          </table:table-cell>
          <table:table-cell table:number-columns-repeated="5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9052">
            <text:p>0.9052</text:p>
          </table:table-cell>
          <table:table-cell office:value-type="float" office:value="0.5277">
            <text:p>0.5277</text:p>
          </table:table-cell>
          <table:table-cell office:value-type="float" office:value="0.48">
            <text:p>0.48</text:p>
          </table:table-cell>
          <table:table-cell office:value-type="float" office:value="0.03">
            <text:p>0.03</text:p>
          </table:table-cell>
          <table:table-cell table:formula="of:=([.D83]+[.E83])/15" office:value-type="float" office:value="0.034">
            <text:p>0.034</text:p>
          </table:table-cell>
          <table:table-cell table:formula="of:=AVERAGE([.F83:.F91])" office:value-type="float" office:value="0.0337037037037037">
            <text:p>0.0337037037</text:p>
          </table:table-cell>
          <table:table-cell table:number-columns-repeated="5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9053">
            <text:p>0.9053</text:p>
          </table:table-cell>
          <table:table-cell office:value-type="float" office:value="0.5267">
            <text:p>0.5267</text:p>
          </table:table-cell>
          <table:table-cell office:value-type="float" office:value="0.49">
            <text:p>0.49</text:p>
          </table:table-cell>
          <table:table-cell office:value-type="float" office:value="0.01">
            <text:p>0.01</text:p>
          </table:table-cell>
          <table:table-cell table:formula="of:=([.D84]+[.E84])/15" office:value-type="float" office:value="0.0333333333333333">
            <text:p>0.0333333333</text:p>
          </table:table-cell>
          <table:table-cell table:formula="of:=AVERAGE([.F84:.F92])" office:value-type="float" office:value="0.0337777777777778">
            <text:p>0.0337777778</text:p>
          </table:table-cell>
          <table:table-cell table:number-columns-repeated="5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9095">
            <text:p>0.9095</text:p>
          </table:table-cell>
          <table:table-cell office:value-type="float" office:value="0.5415">
            <text:p>0.5415</text:p>
          </table:table-cell>
          <table:table-cell office:value-type="float" office:value="0.49">
            <text:p>0.49</text:p>
          </table:table-cell>
          <table:table-cell office:value-type="float" office:value="0.03">
            <text:p>0.03</text:p>
          </table:table-cell>
          <table:table-cell table:formula="of:=([.D85]+[.E85])/15" office:value-type="float" office:value="0.0346666666666667">
            <text:p>0.0346666667</text:p>
          </table:table-cell>
          <table:table-cell table:formula="of:=AVERAGE([.F85:.F93])" office:value-type="float" office:value="0.0342962962962963">
            <text:p>0.0342962963</text:p>
          </table:table-cell>
          <table:table-cell table:number-columns-repeated="5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9087">
            <text:p>0.9087</text:p>
          </table:table-cell>
          <table:table-cell office:value-type="float" office:value="0.5425">
            <text:p>0.5425</text:p>
          </table:table-cell>
          <table:table-cell office:value-type="float" office:value="0.48">
            <text:p>0.48</text:p>
          </table:table-cell>
          <table:table-cell office:value-type="float" office:value="0.04">
            <text:p>0.04</text:p>
          </table:table-cell>
          <table:table-cell table:formula="of:=([.D86]+[.E86])/15" office:value-type="float" office:value="0.0346666666666667">
            <text:p>0.0346666667</text:p>
          </table:table-cell>
          <table:table-cell table:formula="of:=AVERAGE([.F86:.F94])" office:value-type="float" office:value="0.0341481481481481">
            <text:p>0.0341481481</text:p>
          </table:table-cell>
          <table:table-cell table:number-columns-repeated="5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9029">
            <text:p>0.9029</text:p>
          </table:table-cell>
          <table:table-cell office:value-type="float" office:value="0.522">
            <text:p>0.522</text:p>
          </table:table-cell>
          <table:table-cell office:value-type="float" office:value="0.45">
            <text:p>0.45</text:p>
          </table:table-cell>
          <table:table-cell office:value-type="float" office:value="0.03">
            <text:p>0.03</text:p>
          </table:table-cell>
          <table:table-cell table:formula="of:=([.D87]+[.E87])/15" office:value-type="float" office:value="0.032">
            <text:p>0.032</text:p>
          </table:table-cell>
          <table:table-cell table:formula="of:=AVERAGE([.F87:.F95])" office:value-type="float" office:value="0.0345185185185185">
            <text:p>0.0345185185</text:p>
          </table:table-cell>
          <table:table-cell table:number-columns-repeated="5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9053">
            <text:p>0.9053</text:p>
          </table:table-cell>
          <table:table-cell office:value-type="float" office:value="0.531">
            <text:p>0.531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table:formula="of:=([.D88]+[.E88])/15" office:value-type="float" office:value="0.032">
            <text:p>0.032</text:p>
          </table:table-cell>
          <table:table-cell table:formula="of:=AVERAGE([.F88:.F96])" office:value-type="float" office:value="0.0347407407407407">
            <text:p>0.0347407407</text:p>
          </table:table-cell>
          <table:table-cell table:number-columns-repeated="5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9045">
            <text:p>0.9045</text:p>
          </table:table-cell>
          <table:table-cell office:value-type="float" office:value="0.5287">
            <text:p>0.5287</text:p>
          </table:table-cell>
          <table:table-cell office:value-type="float" office:value="0.48">
            <text:p>0.48</text:p>
          </table:table-cell>
          <table:table-cell office:value-type="float" office:value="0.01">
            <text:p>0.01</text:p>
          </table:table-cell>
          <table:table-cell table:formula="of:=([.D89]+[.E89])/15" office:value-type="float" office:value="0.0326666666666667">
            <text:p>0.0326666667</text:p>
          </table:table-cell>
          <table:table-cell table:formula="of:=AVERAGE([.F89:.F97])" office:value-type="float" office:value="0.034962962962963">
            <text:p>0.034962963</text:p>
          </table:table-cell>
          <table:table-cell table:number-columns-repeated="5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9058">
            <text:p>0.9058</text:p>
          </table:table-cell>
          <table:table-cell office:value-type="float" office:value="0.5278">
            <text:p>0.5278</text:p>
          </table:table-cell>
          <table:table-cell office:value-type="float" office:value="0.54">
            <text:p>0.54</text:p>
          </table:table-cell>
          <table:table-cell office:value-type="float" office:value="0.01">
            <text:p>0.01</text:p>
          </table:table-cell>
          <table:table-cell table:formula="of:=([.D90]+[.E90])/15" office:value-type="float" office:value="0.0366666666666667">
            <text:p>0.0366666667</text:p>
          </table:table-cell>
          <table:table-cell table:formula="of:=AVERAGE([.F90:.F98])" office:value-type="float" office:value="0.0353333333333333">
            <text:p>0.0353333333</text:p>
          </table:table-cell>
          <table:table-cell table:number-columns-repeated="5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9105">
            <text:p>0.9105</text:p>
          </table:table-cell>
          <table:table-cell office:value-type="float" office:value="0.5455">
            <text:p>0.5455</text:p>
          </table:table-cell>
          <table:table-cell office:value-type="float" office:value="0.49">
            <text:p>0.49</text:p>
          </table:table-cell>
          <table:table-cell office:value-type="float" office:value="0.01">
            <text:p>0.01</text:p>
          </table:table-cell>
          <table:table-cell table:formula="of:=([.D91]+[.E91])/15" office:value-type="float" office:value="0.0333333333333333">
            <text:p>0.0333333333</text:p>
          </table:table-cell>
          <table:table-cell table:formula="of:=AVERAGE([.F91:.F99])" office:value-type="float" office:value="0.035037037037037">
            <text:p>0.035037037</text:p>
          </table:table-cell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9049">
            <text:p>0.9049</text:p>
          </table:table-cell>
          <table:table-cell office:value-type="float" office:value="0.5283">
            <text:p>0.5283</text:p>
          </table:table-cell>
          <table:table-cell office:value-type="float" office:value="0.49">
            <text:p>0.49</text:p>
          </table:table-cell>
          <table:table-cell office:value-type="float" office:value="0.03">
            <text:p>0.03</text:p>
          </table:table-cell>
          <table:table-cell table:formula="of:=([.D92]+[.E92])/15" office:value-type="float" office:value="0.0346666666666667">
            <text:p>0.0346666667</text:p>
          </table:table-cell>
          <table:table-cell table:formula="of:=AVERAGE([.F92:.F100])" office:value-type="float" office:value="0.0347407407407407">
            <text:p>0.0347407407</text:p>
          </table:table-cell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9052">
            <text:p>0.9052</text:p>
          </table:table-cell>
          <table:table-cell office:value-type="float" office:value="0.5277">
            <text:p>0.5277</text:p>
          </table:table-cell>
          <table:table-cell office:value-type="float" office:value="0.53">
            <text:p>0.53</text:p>
          </table:table-cell>
          <table:table-cell office:value-type="float" office:value="0.04">
            <text:p>0.04</text:p>
          </table:table-cell>
          <table:table-cell table:formula="of:=([.D93]+[.E93])/15" office:value-type="float" office:value="0.038">
            <text:p>0.038</text:p>
          </table:table-cell>
          <table:table-cell table:formula="of:=AVERAGE([.F93:.F101])" office:value-type="float" office:value="0.0357777777777778">
            <text:p>0.0357777778</text:p>
          </table:table-cell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9053">
            <text:p>0.9053</text:p>
          </table:table-cell>
          <table:table-cell office:value-type="float" office:value="0.5267">
            <text:p>0.5267</text:p>
          </table:table-cell>
          <table:table-cell office:value-type="float" office:value="0.49">
            <text:p>0.49</text:p>
          </table:table-cell>
          <table:table-cell office:value-type="float" office:value="0.01">
            <text:p>0.01</text:p>
          </table:table-cell>
          <table:table-cell table:formula="of:=([.D94]+[.E94])/15" office:value-type="float" office:value="0.0333333333333333">
            <text:p>0.0333333333</text:p>
          </table:table-cell>
          <table:table-cell table:formula="of:=AVERAGE([.F94:.F102])" office:value-type="float" office:value="0.0353333333333333">
            <text:p>0.0353333333</text:p>
          </table:table-cell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9095">
            <text:p>0.9095</text:p>
          </table:table-cell>
          <table:table-cell office:value-type="float" office:value="0.5415">
            <text:p>0.5415</text:p>
          </table:table-cell>
          <table:table-cell office:value-type="float" office:value="0.53">
            <text:p>0.53</text:p>
          </table:table-cell>
          <table:table-cell office:value-type="float" office:value="0.04">
            <text:p>0.04</text:p>
          </table:table-cell>
          <table:table-cell table:formula="of:=([.D95]+[.E95])/15" office:value-type="float" office:value="0.038">
            <text:p>0.038</text:p>
          </table:table-cell>
          <table:table-cell table:formula="of:=AVERAGE([.F95:.F103])" office:value-type="float" office:value="0.0354814814814815">
            <text:p>0.0354814815</text:p>
          </table:table-cell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9087">
            <text:p>0.9087</text:p>
          </table:table-cell>
          <table:table-cell office:value-type="float" office:value="0.5425">
            <text:p>0.5425</text:p>
          </table:table-cell>
          <table:table-cell office:value-type="float" office:value="0.48">
            <text:p>0.48</text:p>
          </table:table-cell>
          <table:table-cell office:value-type="float" office:value="0.03">
            <text:p>0.03</text:p>
          </table:table-cell>
          <table:table-cell table:formula="of:=([.D96]+[.E96])/15" office:value-type="float" office:value="0.034">
            <text:p>0.034</text:p>
          </table:table-cell>
          <table:table-cell table:formula="of:=AVERAGE([.F96:.F104])" office:value-type="float" office:value="0.0351851851851852">
            <text:p>0.0351851852</text:p>
          </table:table-cell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9029">
            <text:p>0.9029</text:p>
          </table:table-cell>
          <table:table-cell office:value-type="float" office:value="0.522">
            <text:p>0.522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 table:formula="of:=([.D97]+[.E97])/15" office:value-type="float" office:value="0.034">
            <text:p>0.034</text:p>
          </table:table-cell>
          <table:table-cell table:formula="of:=AVERAGE([.F97:.F105])" office:value-type="float" office:value="0.0351851851851852">
            <text:p>0.0351851852</text:p>
          </table:table-cell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9053">
            <text:p>0.9053</text:p>
          </table:table-cell>
          <table:table-cell office:value-type="float" office:value="0.5307">
            <text:p>0.5307</text:p>
          </table:table-cell>
          <table:table-cell office:value-type="float" office:value="0.48">
            <text:p>0.48</text:p>
          </table:table-cell>
          <table:table-cell office:value-type="float" office:value="0.06">
            <text:p>0.06</text:p>
          </table:table-cell>
          <table:table-cell table:formula="of:=([.D98]+[.E98])/15" office:value-type="float" office:value="0.036">
            <text:p>0.036</text:p>
          </table:table-cell>
          <table:table-cell table:formula="of:=AVERAGE([.F98:.F106])" office:value-type="float" office:value="0.0352592592592593">
            <text:p>0.0352592593</text:p>
          </table:table-cell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9045">
            <text:p>0.9045</text:p>
          </table:table-cell>
          <table:table-cell office:value-type="float" office:value="0.5287">
            <text:p>0.5287</text:p>
          </table:table-cell>
          <table:table-cell office:value-type="float" office:value="0.48">
            <text:p>0.48</text:p>
          </table:table-cell>
          <table:table-cell office:value-type="float" office:value="0.03">
            <text:p>0.03</text:p>
          </table:table-cell>
          <table:table-cell table:formula="of:=([.D99]+[.E99])/15" office:value-type="float" office:value="0.034">
            <text:p>0.034</text:p>
          </table:table-cell>
          <table:table-cell table:formula="of:=AVERAGE([.F99:.F107])" office:value-type="float" office:value="0.0359259259259259">
            <text:p>0.0359259259</text:p>
          </table:table-cell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9057">
            <text:p>0.9057</text:p>
          </table:table-cell>
          <table:table-cell office:value-type="float" office:value="0.5276">
            <text:p>0.5276</text:p>
          </table:table-cell>
          <table:table-cell office:value-type="float" office:value="0.46">
            <text:p>0.46</text:p>
          </table:table-cell>
          <table:table-cell office:value-type="float" office:value="0">
            <text:p>0</text:p>
          </table:table-cell>
          <table:table-cell table:formula="of:=([.D100]+[.E100])/15" office:value-type="float" office:value="0.0306666666666667">
            <text:p>0.0306666667</text:p>
          </table:table-cell>
          <table:table-cell table:formula="of:=AVERAGE([.F100:.F108])" office:value-type="float" office:value="0.0366666666666667">
            <text:p>0.0366666667</text:p>
          </table:table-cell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9104">
            <text:p>0.9104</text:p>
          </table:table-cell>
          <table:table-cell office:value-type="float" office:value="0.5451">
            <text:p>0.5451</text:p>
          </table:table-cell>
          <table:table-cell office:value-type="float" office:value="0.59">
            <text:p>0.59</text:p>
          </table:table-cell>
          <table:table-cell office:value-type="float" office:value="0.07">
            <text:p>0.07</text:p>
          </table:table-cell>
          <table:table-cell table:formula="of:=([.D101]+[.E101])/15" office:value-type="float" office:value="0.044">
            <text:p>0.044</text:p>
          </table:table-cell>
          <table:table-cell table:formula="of:=AVERAGE([.F101:.F109])" office:value-type="float" office:value="0.0371111111111111">
            <text:p>0.0371111111</text:p>
          </table:table-cell>
          <table:table-cell table:number-columns-repeated="5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9049">
            <text:p>0.9049</text:p>
          </table:table-cell>
          <table:table-cell office:value-type="float" office:value="0.5283">
            <text:p>0.5283</text:p>
          </table:table-cell>
          <table:table-cell office:value-type="float" office:value="0.48">
            <text:p>0.48</text:p>
          </table:table-cell>
          <table:table-cell office:value-type="float" office:value="0.03">
            <text:p>0.03</text:p>
          </table:table-cell>
          <table:table-cell table:formula="of:=([.D102]+[.E102])/15" office:value-type="float" office:value="0.034">
            <text:p>0.034</text:p>
          </table:table-cell>
          <table:table-cell table:formula="of:=AVERAGE([.F102:.F110])" office:value-type="float" office:value="0.0360740740740741">
            <text:p>0.0360740741</text:p>
          </table:table-cell>
          <table:table-cell table:number-columns-repeated="5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9053">
            <text:p>0.9053</text:p>
          </table:table-cell>
          <table:table-cell office:value-type="float" office:value="0.528">
            <text:p>0.528</text:p>
          </table:table-cell>
          <table:table-cell office:value-type="float" office:value="0.49">
            <text:p>0.49</text:p>
          </table:table-cell>
          <table:table-cell office:value-type="float" office:value="0.03">
            <text:p>0.03</text:p>
          </table:table-cell>
          <table:table-cell table:formula="of:=([.D103]+[.E103])/15" office:value-type="float" office:value="0.0346666666666667">
            <text:p>0.0346666667</text:p>
          </table:table-cell>
          <table:table-cell table:formula="of:=AVERAGE([.F103:.F111])" office:value-type="float" office:value="0.0362962962962963">
            <text:p>0.0362962963</text:p>
          </table:table-cell>
          <table:table-cell table:number-columns-repeated="5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9053">
            <text:p>0.9053</text:p>
          </table:table-cell>
          <table:table-cell office:value-type="float" office:value="0.5267">
            <text:p>0.5267</text:p>
          </table:table-cell>
          <table:table-cell office:value-type="float" office:value="0.49">
            <text:p>0.49</text:p>
          </table:table-cell>
          <table:table-cell office:value-type="float" office:value="0.04">
            <text:p>0.04</text:p>
          </table:table-cell>
          <table:table-cell table:formula="of:=([.D104]+[.E104])/15" office:value-type="float" office:value="0.0353333333333333">
            <text:p>0.0353333333</text:p>
          </table:table-cell>
          <table:table-cell table:formula="of:=AVERAGE([.F104:.F112])" office:value-type="float" office:value="0.0365185185185185">
            <text:p>0.0365185185</text:p>
          </table:table-cell>
          <table:table-cell table:number-columns-repeated="5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9094">
            <text:p>0.9094</text:p>
          </table:table-cell>
          <table:table-cell office:value-type="float" office:value="0.5412">
            <text:p>0.5412</text:p>
          </table:table-cell>
          <table:table-cell office:value-type="float" office:value="0.48">
            <text:p>0.48</text:p>
          </table:table-cell>
          <table:table-cell office:value-type="float" office:value="0.03">
            <text:p>0.03</text:p>
          </table:table-cell>
          <table:table-cell table:formula="of:=([.D105]+[.E105])/15" office:value-type="float" office:value="0.034">
            <text:p>0.034</text:p>
          </table:table-cell>
          <table:table-cell table:formula="of:=AVERAGE([.F105:.F113])" office:value-type="float" office:value="0.037037037037037">
            <text:p>0.037037037</text:p>
          </table:table-cell>
          <table:table-cell table:number-columns-repeated="5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9087">
            <text:p>0.9087</text:p>
          </table:table-cell>
          <table:table-cell office:value-type="float" office:value="0.5425">
            <text:p>0.5425</text:p>
          </table:table-cell>
          <table:table-cell office:value-type="float" office:value="0.51">
            <text:p>0.51</text:p>
          </table:table-cell>
          <table:table-cell office:value-type="float" office:value="0.01">
            <text:p>0.01</text:p>
          </table:table-cell>
          <table:table-cell table:formula="of:=([.D106]+[.E106])/15" office:value-type="float" office:value="0.0346666666666667">
            <text:p>0.0346666667</text:p>
          </table:table-cell>
          <table:table-cell table:formula="of:=AVERAGE([.F106:.F114])" office:value-type="float" office:value="0.0372592592592593">
            <text:p>0.0372592593</text:p>
          </table:table-cell>
          <table:table-cell table:number-columns-repeated="5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9029">
            <text:p>0.9029</text:p>
          </table:table-cell>
          <table:table-cell office:value-type="float" office:value="0.522">
            <text:p>0.522</text:p>
          </table:table-cell>
          <table:table-cell office:value-type="float" office:value="0.6">
            <text:p>0.6</text:p>
          </table:table-cell>
          <table:table-cell office:value-type="float" office:value="0.03">
            <text:p>0.03</text:p>
          </table:table-cell>
          <table:table-cell table:formula="of:=([.D107]+[.E107])/15" office:value-type="float" office:value="0.042">
            <text:p>0.042</text:p>
          </table:table-cell>
          <table:table-cell table:formula="of:=AVERAGE([.F107:.F115])" office:value-type="float" office:value="0.0374814814814815">
            <text:p>0.0374814815</text:p>
          </table:table-cell>
          <table:table-cell table:number-columns-repeated="5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9053">
            <text:p>0.9053</text:p>
          </table:table-cell>
          <table:table-cell office:value-type="float" office:value="0.531">
            <text:p>0.531</text:p>
          </table:table-cell>
          <table:table-cell office:value-type="float" office:value="0.54">
            <text:p>0.54</text:p>
          </table:table-cell>
          <table:table-cell office:value-type="float" office:value="0.07">
            <text:p>0.07</text:p>
          </table:table-cell>
          <table:table-cell table:formula="of:=([.D108]+[.E108])/15" office:value-type="float" office:value="0.0406666666666667">
            <text:p>0.0406666667</text:p>
          </table:table-cell>
          <table:table-cell table:formula="of:=AVERAGE([.F108:.F116])" office:value-type="float" office:value="0.0364444444444445">
            <text:p>0.0364444444</text:p>
          </table:table-cell>
          <table:table-cell table:number-columns-repeated="5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9045">
            <text:p>0.9045</text:p>
          </table:table-cell>
          <table:table-cell office:value-type="float" office:value="0.5287">
            <text:p>0.5287</text:p>
          </table:table-cell>
          <table:table-cell office:value-type="float" office:value="0.51">
            <text:p>0.51</text:p>
          </table:table-cell>
          <table:table-cell office:value-type="float" office:value="0.01">
            <text:p>0.01</text:p>
          </table:table-cell>
          <table:table-cell table:formula="of:=([.D109]+[.E109])/15" office:value-type="float" office:value="0.0346666666666667">
            <text:p>0.0346666667</text:p>
          </table:table-cell>
          <table:table-cell table:formula="of:=AVERAGE([.F109:.F117])" office:value-type="float" office:value="0.0359259259259259">
            <text:p>0.0359259259</text:p>
          </table:table-cell>
          <table:table-cell table:number-columns-repeated="5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9058">
            <text:p>0.9058</text:p>
          </table:table-cell>
          <table:table-cell office:value-type="float" office:value="0.5278">
            <text:p>0.5278</text:p>
          </table:table-cell>
          <table:table-cell office:value-type="float" office:value="0.51">
            <text:p>0.51</text:p>
          </table:table-cell>
          <table:table-cell office:value-type="float" office:value="0.01">
            <text:p>0.01</text:p>
          </table:table-cell>
          <table:table-cell table:formula="of:=([.D110]+[.E110])/15" office:value-type="float" office:value="0.0346666666666667">
            <text:p>0.0346666667</text:p>
          </table:table-cell>
          <table:table-cell table:formula="of:=AVERAGE([.F110:.F118])" office:value-type="float" office:value="0.0360740740740741">
            <text:p>0.0360740741</text:p>
          </table:table-cell>
          <table:table-cell table:number-columns-repeated="5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9103">
            <text:p>0.9103</text:p>
          </table:table-cell>
          <table:table-cell office:value-type="float" office:value="0.5449">
            <text:p>0.5449</text:p>
          </table:table-cell>
          <table:table-cell office:value-type="float" office:value="0.48">
            <text:p>0.48</text:p>
          </table:table-cell>
          <table:table-cell office:value-type="float" office:value="0.06">
            <text:p>0.06</text:p>
          </table:table-cell>
          <table:table-cell table:formula="of:=([.D111]+[.E111])/15" office:value-type="float" office:value="0.036">
            <text:p>0.036</text:p>
          </table:table-cell>
          <table:table-cell table:formula="of:=AVERAGE([.F111:.F119])" office:value-type="float" office:value="0.0364444444444445">
            <text:p>0.0364444444</text:p>
          </table:table-cell>
          <table:table-cell table:number-columns-repeated="5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9049">
            <text:p>0.9049</text:p>
          </table:table-cell>
          <table:table-cell office:value-type="float" office:value="0.5283">
            <text:p>0.5283</text:p>
          </table:table-cell>
          <table:table-cell office:value-type="float" office:value="0.51">
            <text:p>0.51</text:p>
          </table:table-cell>
          <table:table-cell office:value-type="float" office:value="0.04">
            <text:p>0.04</text:p>
          </table:table-cell>
          <table:table-cell table:formula="of:=([.D112]+[.E112])/15" office:value-type="float" office:value="0.0366666666666667">
            <text:p>0.0366666667</text:p>
          </table:table-cell>
          <table:table-cell table:formula="of:=AVERAGE([.F112:.F120])" office:value-type="float" office:value="0.0364444444444444">
            <text:p>0.0364444444</text:p>
          </table:table-cell>
          <table:table-cell table:number-columns-repeated="5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9053">
            <text:p>0.9053</text:p>
          </table:table-cell>
          <table:table-cell office:value-type="float" office:value="0.528">
            <text:p>0.528</text:p>
          </table:table-cell>
          <table:table-cell office:value-type="float" office:value="0.57">
            <text:p>0.57</text:p>
          </table:table-cell>
          <table:table-cell office:value-type="float" office:value="0.03">
            <text:p>0.03</text:p>
          </table:table-cell>
          <table:table-cell table:formula="of:=([.D113]+[.E113])/15" office:value-type="float" office:value="0.04">
            <text:p>0.04</text:p>
          </table:table-cell>
          <table:table-cell table:formula="of:=AVERAGE([.F113:.F121])" office:value-type="float" office:value="0.0364444444444445">
            <text:p>0.0364444444</text:p>
          </table:table-cell>
          <table:table-cell table:number-columns-repeated="5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9053">
            <text:p>0.9053</text:p>
          </table:table-cell>
          <table:table-cell office:value-type="float" office:value="0.5267">
            <text:p>0.5267</text:p>
          </table:table-cell>
          <table:table-cell office:value-type="float" office:value="0.51">
            <text:p>0.51</text:p>
          </table:table-cell>
          <table:table-cell office:value-type="float" office:value="0.03">
            <text:p>0.03</text:p>
          </table:table-cell>
          <table:table-cell table:formula="of:=([.D114]+[.E114])/15" office:value-type="float" office:value="0.036">
            <text:p>0.036</text:p>
          </table:table-cell>
          <table:table-cell table:formula="of:=AVERAGE([.F114:.F122])" office:value-type="float" office:value="0.0368148148148148">
            <text:p>0.0368148148</text:p>
          </table:table-cell>
          <table:table-cell table:number-columns-repeated="5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9095">
            <text:p>0.9095</text:p>
          </table:table-cell>
          <table:table-cell office:value-type="float" office:value="0.5415">
            <text:p>0.5415</text:p>
          </table:table-cell>
          <table:table-cell office:value-type="float" office:value="0.51">
            <text:p>0.51</text:p>
          </table:table-cell>
          <table:table-cell office:value-type="float" office:value="0.04">
            <text:p>0.04</text:p>
          </table:table-cell>
          <table:table-cell table:formula="of:=([.D115]+[.E115])/15" office:value-type="float" office:value="0.0366666666666667">
            <text:p>0.0366666667</text:p>
          </table:table-cell>
          <table:table-cell table:formula="of:=AVERAGE([.F115:.F123])" office:value-type="float" office:value="0.0367407407407407">
            <text:p>0.0367407407</text:p>
          </table:table-cell>
          <table:table-cell table:number-columns-repeated="5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9088">
            <text:p>0.9088</text:p>
          </table:table-cell>
          <table:table-cell office:value-type="float" office:value="0.5426">
            <text:p>0.5426</text:p>
          </table:table-cell>
          <table:table-cell office:value-type="float" office:value="0.46">
            <text:p>0.46</text:p>
          </table:table-cell>
          <table:table-cell office:value-type="float" office:value="0.03">
            <text:p>0.03</text:p>
          </table:table-cell>
          <table:table-cell table:formula="of:=([.D116]+[.E116])/15" office:value-type="float" office:value="0.0326666666666667">
            <text:p>0.0326666667</text:p>
          </table:table-cell>
          <table:table-cell table:formula="of:=AVERAGE([.F116:.F124])" office:value-type="float" office:value="0.036962962962963">
            <text:p>0.036962963</text:p>
          </table:table-cell>
          <table:table-cell table:number-columns-repeated="5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9029">
            <text:p>0.9029</text:p>
          </table:table-cell>
          <table:table-cell office:value-type="float" office:value="0.522">
            <text:p>0.522</text:p>
          </table:table-cell>
          <table:table-cell office:value-type="float" office:value="0.53">
            <text:p>0.53</text:p>
          </table:table-cell>
          <table:table-cell office:value-type="float" office:value="0.01">
            <text:p>0.01</text:p>
          </table:table-cell>
          <table:table-cell table:formula="of:=([.D117]+[.E117])/15" office:value-type="float" office:value="0.036">
            <text:p>0.036</text:p>
          </table:table-cell>
          <table:table-cell table:formula="of:=AVERAGE([.F117:.F125])" office:value-type="float" office:value="0.037037037037037">
            <text:p>0.037037037</text:p>
          </table:table-cell>
          <table:table-cell table:number-columns-repeated="5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9053">
            <text:p>0.9053</text:p>
          </table:table-cell>
          <table:table-cell office:value-type="float" office:value="0.531">
            <text:p>0.531</text:p>
          </table:table-cell>
          <table:table-cell office:value-type="float" office:value="0.51">
            <text:p>0.51</text:p>
          </table:table-cell>
          <table:table-cell office:value-type="float" office:value="0.03">
            <text:p>0.03</text:p>
          </table:table-cell>
          <table:table-cell table:formula="of:=([.D118]+[.E118])/15" office:value-type="float" office:value="0.036">
            <text:p>0.036</text:p>
          </table:table-cell>
          <table:table-cell table:formula="of:=AVERAGE([.F118:.F126])" office:value-type="float" office:value="0.0373333333333333">
            <text:p>0.0373333333</text:p>
          </table:table-cell>
          <table:table-cell table:number-columns-repeated="5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9045">
            <text:p>0.9045</text:p>
          </table:table-cell>
          <table:table-cell office:value-type="float" office:value="0.5287">
            <text:p>0.5287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 table:formula="of:=([.D119]+[.E119])/15" office:value-type="float" office:value="0.038">
            <text:p>0.038</text:p>
          </table:table-cell>
          <table:table-cell table:formula="of:=AVERAGE([.F119:.F127])" office:value-type="float" office:value="0.0374074074074074">
            <text:p>0.0374074074</text:p>
          </table:table-cell>
          <table:table-cell table:number-columns-repeated="5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9057">
            <text:p>0.9057</text:p>
          </table:table-cell>
          <table:table-cell office:value-type="float" office:value="0.5276">
            <text:p>0.5276</text:p>
          </table:table-cell>
          <table:table-cell office:value-type="float" office:value="0.53">
            <text:p>0.53</text:p>
          </table:table-cell>
          <table:table-cell office:value-type="float" office:value="0.01">
            <text:p>0.01</text:p>
          </table:table-cell>
          <table:table-cell table:formula="of:=([.D120]+[.E120])/15" office:value-type="float" office:value="0.036">
            <text:p>0.036</text:p>
          </table:table-cell>
          <table:table-cell table:formula="of:=AVERAGE([.F120:.F128])" office:value-type="float" office:value="0.0372592592592593">
            <text:p>0.0372592593</text:p>
          </table:table-cell>
          <table:table-cell table:number-columns-repeated="5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9104">
            <text:p>0.9104</text:p>
          </table:table-cell>
          <table:table-cell office:value-type="float" office:value="0.5452">
            <text:p>0.5452</text:p>
          </table:table-cell>
          <table:table-cell office:value-type="float" office:value="0.52">
            <text:p>0.52</text:p>
          </table:table-cell>
          <table:table-cell office:value-type="float" office:value="0.03">
            <text:p>0.03</text:p>
          </table:table-cell>
          <table:table-cell table:formula="of:=([.D121]+[.E121])/15" office:value-type="float" office:value="0.0366666666666667">
            <text:p>0.0366666667</text:p>
          </table:table-cell>
          <table:table-cell table:formula="of:=AVERAGE([.F121:.F129])" office:value-type="float" office:value="0.0371111111111111">
            <text:p>0.0371111111</text:p>
          </table:table-cell>
          <table:table-cell table:number-columns-repeated="5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9049">
            <text:p>0.9049</text:p>
          </table:table-cell>
          <table:table-cell office:value-type="float" office:value="0.5283">
            <text:p>0.5283</text:p>
          </table:table-cell>
          <table:table-cell office:value-type="float" office:value="0.62">
            <text:p>0.62</text:p>
          </table:table-cell>
          <table:table-cell office:value-type="float" office:value="0.03">
            <text:p>0.03</text:p>
          </table:table-cell>
          <table:table-cell table:formula="of:=([.D122]+[.E122])/15" office:value-type="float" office:value="0.0433333333333333">
            <text:p>0.0433333333</text:p>
          </table:table-cell>
          <table:table-cell table:formula="of:=AVERAGE([.F122:.F130])" office:value-type="float" office:value="0.0371851851851852">
            <text:p>0.0371851852</text:p>
          </table:table-cell>
          <table:table-cell table:number-columns-repeated="5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9053">
            <text:p>0.9053</text:p>
          </table:table-cell>
          <table:table-cell office:value-type="float" office:value="0.528">
            <text:p>0.528</text:p>
          </table:table-cell>
          <table:table-cell office:value-type="float" office:value="0.52">
            <text:p>0.52</text:p>
          </table:table-cell>
          <table:table-cell office:value-type="float" office:value="0.01">
            <text:p>0.01</text:p>
          </table:table-cell>
          <table:table-cell table:formula="of:=([.D123]+[.E123])/15" office:value-type="float" office:value="0.0353333333333333">
            <text:p>0.0353333333</text:p>
          </table:table-cell>
          <table:table-cell table:formula="of:=AVERAGE([.F123:.F131])" office:value-type="float" office:value="0.0362962962962963">
            <text:p>0.0362962963</text:p>
          </table:table-cell>
          <table:table-cell table:number-columns-repeated="5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9053">
            <text:p>0.9053</text:p>
          </table:table-cell>
          <table:table-cell office:value-type="float" office:value="0.5267">
            <text:p>0.5267</text:p>
          </table:table-cell>
          <table:table-cell office:value-type="float" office:value="0.57">
            <text:p>0.57</text:p>
          </table:table-cell>
          <table:table-cell office:value-type="float" office:value="0.01">
            <text:p>0.01</text:p>
          </table:table-cell>
          <table:table-cell table:formula="of:=([.D124]+[.E124])/15" office:value-type="float" office:value="0.0386666666666667">
            <text:p>0.0386666667</text:p>
          </table:table-cell>
          <table:table-cell table:formula="of:=AVERAGE([.F124:.F132])" office:value-type="float" office:value="0.0364444444444444">
            <text:p>0.0364444444</text:p>
          </table:table-cell>
          <table:table-cell table:number-columns-repeated="5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9095">
            <text:p>0.9095</text:p>
          </table:table-cell>
          <table:table-cell office:value-type="float" office:value="0.5415">
            <text:p>0.5415</text:p>
          </table:table-cell>
          <table:table-cell office:value-type="float" office:value="0.49">
            <text:p>0.49</text:p>
          </table:table-cell>
          <table:table-cell office:value-type="float" office:value="0.01">
            <text:p>0.01</text:p>
          </table:table-cell>
          <table:table-cell table:formula="of:=([.D125]+[.E125])/15" office:value-type="float" office:value="0.0333333333333333">
            <text:p>0.0333333333</text:p>
          </table:table-cell>
          <table:table-cell table:formula="of:=AVERAGE([.F125:.F133])" office:value-type="float" office:value="0.0362962962962963">
            <text:p>0.0362962963</text:p>
          </table:table-cell>
          <table:table-cell table:number-columns-repeated="5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9088">
            <text:p>0.9088</text:p>
          </table:table-cell>
          <table:table-cell office:value-type="float" office:value="0.5426">
            <text:p>0.5426</text:p>
          </table:table-cell>
          <table:table-cell office:value-type="float" office:value="0.57">
            <text:p>0.57</text:p>
          </table:table-cell>
          <table:table-cell office:value-type="float" office:value="0.01">
            <text:p>0.01</text:p>
          </table:table-cell>
          <table:table-cell table:formula="of:=([.D126]+[.E126])/15" office:value-type="float" office:value="0.0386666666666667">
            <text:p>0.0386666667</text:p>
          </table:table-cell>
          <table:table-cell table:formula="of:=AVERAGE([.F126:.F134])" office:value-type="float" office:value="0.0368148148148148">
            <text:p>0.0368148148</text:p>
          </table:table-cell>
          <table:table-cell table:number-columns-repeated="5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9029">
            <text:p>0.9029</text:p>
          </table:table-cell>
          <table:table-cell office:value-type="float" office:value="0.522">
            <text:p>0.522</text:p>
          </table:table-cell>
          <table:table-cell office:value-type="float" office:value="0.54">
            <text:p>0.54</text:p>
          </table:table-cell>
          <table:table-cell office:value-type="float" office:value="0.01">
            <text:p>0.01</text:p>
          </table:table-cell>
          <table:table-cell table:formula="of:=([.D127]+[.E127])/15" office:value-type="float" office:value="0.0366666666666667">
            <text:p>0.0366666667</text:p>
          </table:table-cell>
          <table:table-cell table:formula="of:=AVERAGE([.F127:.F135])" office:value-type="float" office:value="0.0367407407407407">
            <text:p>0.0367407407</text:p>
          </table:table-cell>
          <table:table-cell table:number-columns-repeated="5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9053">
            <text:p>0.9053</text:p>
          </table:table-cell>
          <table:table-cell office:value-type="float" office:value="0.531">
            <text:p>0.531</text:p>
          </table:table-cell>
          <table:table-cell office:value-type="float" office:value="0.54">
            <text:p>0.54</text:p>
          </table:table-cell>
          <table:table-cell office:value-type="float" office:value="0.01">
            <text:p>0.01</text:p>
          </table:table-cell>
          <table:table-cell table:formula="of:=([.D128]+[.E128])/15" office:value-type="float" office:value="0.0366666666666667">
            <text:p>0.0366666667</text:p>
          </table:table-cell>
          <table:table-cell table:formula="of:=AVERAGE([.F128:.F136])" office:value-type="float" office:value="0.0368888888888889">
            <text:p>0.0368888889</text:p>
          </table:table-cell>
          <table:table-cell table:number-columns-repeated="5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9045">
            <text:p>0.9045</text:p>
          </table:table-cell>
          <table:table-cell office:value-type="float" office:value="0.5287">
            <text:p>0.5287</text:p>
          </table:table-cell>
          <table:table-cell office:value-type="float" office:value="0.51">
            <text:p>0.51</text:p>
          </table:table-cell>
          <table:table-cell office:value-type="float" office:value="0.01">
            <text:p>0.01</text:p>
          </table:table-cell>
          <table:table-cell table:formula="of:=([.D129]+[.E129])/15" office:value-type="float" office:value="0.0346666666666667">
            <text:p>0.0346666667</text:p>
          </table:table-cell>
          <table:table-cell table:formula="of:=AVERAGE([.F129:.F137])" office:value-type="float" office:value="0.0367407407407407">
            <text:p>0.0367407407</text:p>
          </table:table-cell>
          <table:table-cell table:number-columns-repeated="5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9057">
            <text:p>0.9057</text:p>
          </table:table-cell>
          <table:table-cell office:value-type="float" office:value="0.5276">
            <text:p>0.5276</text:p>
          </table:table-cell>
          <table:table-cell office:value-type="float" office:value="0.53">
            <text:p>0.53</text:p>
          </table:table-cell>
          <table:table-cell office:value-type="float" office:value="0.03">
            <text:p>0.03</text:p>
          </table:table-cell>
          <table:table-cell table:formula="of:=([.D130]+[.E130])/15" office:value-type="float" office:value="0.0373333333333333">
            <text:p>0.0373333333</text:p>
          </table:table-cell>
          <table:table-cell table:formula="of:=AVERAGE([.F130:.F138])" office:value-type="float" office:value="0.037037037037037">
            <text:p>0.037037037</text:p>
          </table:table-cell>
          <table:table-cell table:number-columns-repeated="5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9103">
            <text:p>0.9103</text:p>
          </table:table-cell>
          <table:table-cell office:value-type="float" office:value="0.5449">
            <text:p>0.5449</text:p>
          </table:table-cell>
          <table:table-cell office:value-type="float" office:value="0.52">
            <text:p>0.52</text:p>
          </table:table-cell>
          <table:table-cell office:value-type="float" office:value="0.01">
            <text:p>0.01</text:p>
          </table:table-cell>
          <table:table-cell table:formula="of:=([.D131]+[.E131])/15" office:value-type="float" office:value="0.0353333333333333">
            <text:p>0.0353333333</text:p>
          </table:table-cell>
          <table:table-cell table:formula="of:=AVERAGE([.F131:.F139])" office:value-type="float" office:value="0.0371111111111111">
            <text:p>0.0371111111</text:p>
          </table:table-cell>
          <table:table-cell table:number-columns-repeated="5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9049">
            <text:p>0.9049</text:p>
          </table:table-cell>
          <table:table-cell office:value-type="float" office:value="0.5283">
            <text:p>0.5283</text:p>
          </table:table-cell>
          <table:table-cell office:value-type="float" office:value="0.54">
            <text:p>0.54</text:p>
          </table:table-cell>
          <table:table-cell office:value-type="float" office:value="0.01">
            <text:p>0.01</text:p>
          </table:table-cell>
          <table:table-cell table:formula="of:=([.D132]+[.E132])/15" office:value-type="float" office:value="0.0366666666666667">
            <text:p>0.0366666667</text:p>
          </table:table-cell>
          <table:table-cell table:formula="of:=AVERAGE([.F132:.F140])" office:value-type="float" office:value="0.0372592592592593">
            <text:p>0.0372592593</text:p>
          </table:table-cell>
          <table:table-cell table:number-columns-repeated="5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9053">
            <text:p>0.9053</text:p>
          </table:table-cell>
          <table:table-cell office:value-type="float" office:value="0.528">
            <text:p>0.528</text:p>
          </table:table-cell>
          <table:table-cell office:value-type="float" office:value="0.53">
            <text:p>0.53</text:p>
          </table:table-cell>
          <table:table-cell office:value-type="float" office:value="0.03">
            <text:p>0.03</text:p>
          </table:table-cell>
          <table:table-cell table:formula="of:=([.D133]+[.E133])/15" office:value-type="float" office:value="0.0373333333333333">
            <text:p>0.0373333333</text:p>
          </table:table-cell>
          <table:table-cell table:formula="of:=AVERAGE([.F133:.F141])" office:value-type="float" office:value="0.0374814814814815">
            <text:p>0.0374814815</text:p>
          </table:table-cell>
          <table:table-cell table:number-columns-repeated="5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9053">
            <text:p>0.9053</text:p>
          </table:table-cell>
          <table:table-cell office:value-type="float" office:value="0.5267">
            <text:p>0.5267</text:p>
          </table:table-cell>
          <table:table-cell office:value-type="float" office:value="0.54">
            <text:p>0.54</text:p>
          </table:table-cell>
          <table:table-cell office:value-type="float" office:value="0.03">
            <text:p>0.03</text:p>
          </table:table-cell>
          <table:table-cell table:formula="of:=([.D134]+[.E134])/15" office:value-type="float" office:value="0.038">
            <text:p>0.038</text:p>
          </table:table-cell>
          <table:table-cell table:formula="of:=AVERAGE([.F134:.F142])" office:value-type="float" office:value="0.0375555555555556">
            <text:p>0.0375555556</text:p>
          </table:table-cell>
          <table:table-cell table:number-columns-repeated="5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9094">
            <text:p>0.9094</text:p>
          </table:table-cell>
          <table:table-cell office:value-type="float" office:value="0.5412">
            <text:p>0.5412</text:p>
          </table:table-cell>
          <table:table-cell office:value-type="float" office:value="0.54">
            <text:p>0.54</text:p>
          </table:table-cell>
          <table:table-cell office:value-type="float" office:value="0.03">
            <text:p>0.03</text:p>
          </table:table-cell>
          <table:table-cell table:formula="of:=([.D135]+[.E135])/15" office:value-type="float" office:value="0.038">
            <text:p>0.038</text:p>
          </table:table-cell>
          <table:table-cell table:formula="of:=AVERAGE([.F135:.F143])" office:value-type="float" office:value="0.0373333333333333">
            <text:p>0.0373333333</text:p>
          </table:table-cell>
          <table:table-cell table:number-columns-repeated="5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9088">
            <text:p>0.9088</text:p>
          </table:table-cell>
          <table:table-cell office:value-type="float" office:value="0.5426">
            <text:p>0.5426</text:p>
          </table:table-cell>
          <table:table-cell office:value-type="float" office:value="0.54">
            <text:p>0.54</text:p>
          </table:table-cell>
          <table:table-cell office:value-type="float" office:value="0.03">
            <text:p>0.03</text:p>
          </table:table-cell>
          <table:table-cell table:formula="of:=([.D136]+[.E136])/15" office:value-type="float" office:value="0.038">
            <text:p>0.038</text:p>
          </table:table-cell>
          <table:table-cell table:formula="of:=AVERAGE([.F136:.F144])" office:value-type="float" office:value="0.0375555555555556">
            <text:p>0.0375555556</text:p>
          </table:table-cell>
          <table:table-cell table:number-columns-repeated="5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9029">
            <text:p>0.9029</text:p>
          </table:table-cell>
          <table:table-cell office:value-type="float" office:value="0.522">
            <text:p>0.522</text:p>
          </table:table-cell>
          <table:table-cell office:value-type="float" office:value="0.49">
            <text:p>0.49</text:p>
          </table:table-cell>
          <table:table-cell office:value-type="float" office:value="0.04">
            <text:p>0.04</text:p>
          </table:table-cell>
          <table:table-cell table:formula="of:=([.D137]+[.E137])/15" office:value-type="float" office:value="0.0353333333333333">
            <text:p>0.0353333333</text:p>
          </table:table-cell>
          <table:table-cell table:formula="of:=AVERAGE([.F137:.F145])" office:value-type="float" office:value="0.0377777777777778">
            <text:p>0.0377777778</text:p>
          </table:table-cell>
          <table:table-cell table:number-columns-repeated="5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9053">
            <text:p>0.9053</text:p>
          </table:table-cell>
          <table:table-cell office:value-type="float" office:value="0.531">
            <text:p>0.531</text:p>
          </table:table-cell>
          <table:table-cell office:value-type="float" office:value="0.53">
            <text:p>0.53</text:p>
          </table:table-cell>
          <table:table-cell office:value-type="float" office:value="0.03">
            <text:p>0.03</text:p>
          </table:table-cell>
          <table:table-cell table:formula="of:=([.D138]+[.E138])/15" office:value-type="float" office:value="0.0373333333333333">
            <text:p>0.0373333333</text:p>
          </table:table-cell>
          <table:table-cell table:formula="of:=AVERAGE([.F138:.F146])" office:value-type="float" office:value="0.0381481481481482">
            <text:p>0.0381481481</text:p>
          </table:table-cell>
          <table:table-cell table:number-columns-repeated="5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9045">
            <text:p>0.9045</text:p>
          </table:table-cell>
          <table:table-cell office:value-type="float" office:value="0.5287">
            <text:p>0.5287</text:p>
          </table:table-cell>
          <table:table-cell office:value-type="float" office:value="0.56">
            <text:p>0.56</text:p>
          </table:table-cell>
          <table:table-cell office:value-type="float" office:value="0.01">
            <text:p>0.01</text:p>
          </table:table-cell>
          <table:table-cell table:formula="of:=([.D139]+[.E139])/15" office:value-type="float" office:value="0.038">
            <text:p>0.038</text:p>
          </table:table-cell>
          <table:table-cell table:formula="of:=AVERAGE([.F139:.F147])" office:value-type="float" office:value="0.0385925925925926">
            <text:p>0.0385925926</text:p>
          </table:table-cell>
          <table:table-cell table:number-columns-repeated="5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9057">
            <text:p>0.9057</text:p>
          </table:table-cell>
          <table:table-cell office:value-type="float" office:value="0.5276">
            <text:p>0.5276</text:p>
          </table:table-cell>
          <table:table-cell office:value-type="float" office:value="0.54">
            <text:p>0.54</text:p>
          </table:table-cell>
          <table:table-cell office:value-type="float" office:value="0.01">
            <text:p>0.01</text:p>
          </table:table-cell>
          <table:table-cell table:formula="of:=([.D140]+[.E140])/15" office:value-type="float" office:value="0.0366666666666667">
            <text:p>0.0366666667</text:p>
          </table:table-cell>
          <table:table-cell table:formula="of:=AVERAGE([.F140:.F148])" office:value-type="float" office:value="0.0383703703703704">
            <text:p>0.0383703704</text:p>
          </table:table-cell>
          <table:table-cell table:number-columns-repeated="5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9104">
            <text:p>0.9104</text:p>
          </table:table-cell>
          <table:table-cell office:value-type="float" office:value="0.5453">
            <text:p>0.5453</text:p>
          </table:table-cell>
          <table:table-cell office:value-type="float" office:value="0.54">
            <text:p>0.54</text:p>
          </table:table-cell>
          <table:table-cell office:value-type="float" office:value="0.04">
            <text:p>0.04</text:p>
          </table:table-cell>
          <table:table-cell table:formula="of:=([.D141]+[.E141])/15" office:value-type="float" office:value="0.0386666666666667">
            <text:p>0.0386666667</text:p>
          </table:table-cell>
          <table:table-cell table:formula="of:=AVERAGE([.F141:.F149])" office:value-type="float" office:value="0.0385185185185185">
            <text:p>0.0385185185</text:p>
          </table:table-cell>
          <table:table-cell table:number-columns-repeated="5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9049">
            <text:p>0.9049</text:p>
          </table:table-cell>
          <table:table-cell office:value-type="float" office:value="0.5283">
            <text:p>0.5283</text:p>
          </table:table-cell>
          <table:table-cell office:value-type="float" office:value="0.56">
            <text:p>0.56</text:p>
          </table:table-cell>
          <table:table-cell office:value-type="float" office:value="0.01">
            <text:p>0.01</text:p>
          </table:table-cell>
          <table:table-cell table:formula="of:=([.D142]+[.E142])/15" office:value-type="float" office:value="0.038">
            <text:p>0.038</text:p>
          </table:table-cell>
          <table:table-cell table:formula="of:=AVERAGE([.F142:.F150])" office:value-type="float" office:value="0.0384444444444445">
            <text:p>0.0384444444</text:p>
          </table:table-cell>
          <table:table-cell table:number-columns-repeated="5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9053">
            <text:p>0.9053</text:p>
          </table:table-cell>
          <table:table-cell office:value-type="float" office:value="0.528">
            <text:p>0.528</text:p>
          </table:table-cell>
          <table:table-cell office:value-type="float" office:value="0.54">
            <text:p>0.54</text:p>
          </table:table-cell>
          <table:table-cell office:value-type="float" office:value="0">
            <text:p>0</text:p>
          </table:table-cell>
          <table:table-cell table:formula="of:=([.D143]+[.E143])/15" office:value-type="float" office:value="0.036">
            <text:p>0.036</text:p>
          </table:table-cell>
          <table:table-cell table:formula="of:=AVERAGE([.F143:.F151])" office:value-type="float" office:value="0.0384444444444445">
            <text:p>0.0384444444</text:p>
          </table:table-cell>
          <table:table-cell table:number-columns-repeated="5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9053">
            <text:p>0.9053</text:p>
          </table:table-cell>
          <table:table-cell office:value-type="float" office:value="0.5267">
            <text:p>0.5267</text:p>
          </table:table-cell>
          <table:table-cell office:value-type="float" office:value="0.57">
            <text:p>0.57</text:p>
          </table:table-cell>
          <table:table-cell office:value-type="float" office:value="0.03">
            <text:p>0.03</text:p>
          </table:table-cell>
          <table:table-cell table:formula="of:=([.D144]+[.E144])/15" office:value-type="float" office:value="0.04">
            <text:p>0.04</text:p>
          </table:table-cell>
          <table:table-cell table:formula="of:=AVERAGE([.F144:.F152])" office:value-type="float" office:value="0.0386666666666667">
            <text:p>0.0386666667</text:p>
          </table:table-cell>
          <table:table-cell table:number-columns-repeated="5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9095">
            <text:p>0.9095</text:p>
          </table:table-cell>
          <table:table-cell office:value-type="float" office:value="0.5415">
            <text:p>0.5415</text:p>
          </table:table-cell>
          <table:table-cell office:value-type="float" office:value="0.57">
            <text:p>0.57</text:p>
          </table:table-cell>
          <table:table-cell office:value-type="float" office:value="0.03">
            <text:p>0.03</text:p>
          </table:table-cell>
          <table:table-cell table:formula="of:=([.D145]+[.E145])/15" office:value-type="float" office:value="0.04">
            <text:p>0.04</text:p>
          </table:table-cell>
          <table:table-cell table:formula="of:=AVERAGE([.F145:.F153])" office:value-type="float" office:value="0.0385925925925926">
            <text:p>0.0385925926</text:p>
          </table:table-cell>
          <table:table-cell table:number-columns-repeated="5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9087">
            <text:p>0.9087</text:p>
          </table:table-cell>
          <table:table-cell office:value-type="float" office:value="0.5425">
            <text:p>0.5425</text:p>
          </table:table-cell>
          <table:table-cell office:value-type="float" office:value="0.57">
            <text:p>0.57</text:p>
          </table:table-cell>
          <table:table-cell office:value-type="float" office:value="0.01">
            <text:p>0.01</text:p>
          </table:table-cell>
          <table:table-cell table:formula="of:=([.D146]+[.E146])/15" office:value-type="float" office:value="0.0386666666666667">
            <text:p>0.0386666667</text:p>
          </table:table-cell>
          <table:table-cell table:formula="of:=AVERAGE([.F146:.F154])" office:value-type="float" office:value="0.0385185185185185">
            <text:p>0.0385185185</text:p>
          </table:table-cell>
          <table:table-cell table:number-columns-repeated="5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9029">
            <text:p>0.9029</text:p>
          </table:table-cell>
          <table:table-cell office:value-type="float" office:value="0.522">
            <text:p>0.522</text:p>
          </table:table-cell>
          <table:table-cell office:value-type="float" office:value="0.59">
            <text:p>0.59</text:p>
          </table:table-cell>
          <table:table-cell office:value-type="float" office:value="0.03">
            <text:p>0.03</text:p>
          </table:table-cell>
          <table:table-cell table:formula="of:=([.D147]+[.E147])/15" office:value-type="float" office:value="0.0413333333333333">
            <text:p>0.0413333333</text:p>
          </table:table-cell>
          <table:table-cell table:formula="of:=AVERAGE([.F147:.F155])" office:value-type="float" office:value="0.0384444444444445">
            <text:p>0.0384444444</text:p>
          </table:table-cell>
          <table:table-cell table:number-columns-repeated="5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9053">
            <text:p>0.9053</text:p>
          </table:table-cell>
          <table:table-cell office:value-type="float" office:value="0.531">
            <text:p>0.531</text:p>
          </table:table-cell>
          <table:table-cell office:value-type="float" office:value="0.53">
            <text:p>0.53</text:p>
          </table:table-cell>
          <table:table-cell office:value-type="float" office:value="0.01">
            <text:p>0.01</text:p>
          </table:table-cell>
          <table:table-cell table:formula="of:=([.D148]+[.E148])/15" office:value-type="float" office:value="0.036">
            <text:p>0.036</text:p>
          </table:table-cell>
          <table:table-cell table:formula="of:=AVERAGE([.F148:.F156])" office:value-type="float" office:value="0.0380740740740741">
            <text:p>0.0380740741</text:p>
          </table:table-cell>
          <table:table-cell table:number-columns-repeated="5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9045">
            <text:p>0.9045</text:p>
          </table:table-cell>
          <table:table-cell office:value-type="float" office:value="0.5287">
            <text:p>0.5287</text:p>
          </table:table-cell>
          <table:table-cell office:value-type="float" office:value="0.53">
            <text:p>0.53</text:p>
          </table:table-cell>
          <table:table-cell office:value-type="float" office:value="0.04">
            <text:p>0.04</text:p>
          </table:table-cell>
          <table:table-cell table:formula="of:=([.D149]+[.E149])/15" office:value-type="float" office:value="0.038">
            <text:p>0.038</text:p>
          </table:table-cell>
          <table:table-cell table:formula="of:=AVERAGE([.F149:.F157])" office:value-type="float" office:value="0.0382962962962963">
            <text:p>0.0382962963</text:p>
          </table:table-cell>
          <table:table-cell table:number-columns-repeated="5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9057">
            <text:p>0.9057</text:p>
          </table:table-cell>
          <table:table-cell office:value-type="float" office:value="0.5276">
            <text:p>0.5276</text:p>
          </table:table-cell>
          <table:table-cell office:value-type="float" office:value="0.54">
            <text:p>0.54</text:p>
          </table:table-cell>
          <table:table-cell office:value-type="float" office:value="0.03">
            <text:p>0.03</text:p>
          </table:table-cell>
          <table:table-cell table:formula="of:=([.D150]+[.E150])/15" office:value-type="float" office:value="0.038">
            <text:p>0.038</text:p>
          </table:table-cell>
          <table:table-cell table:formula="of:=AVERAGE([.F150:.F158])" office:value-type="float" office:value="0.0385185185185185">
            <text:p>0.0385185185</text:p>
          </table:table-cell>
          <table:table-cell table:number-columns-repeated="5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9103">
            <text:p>0.9103</text:p>
          </table:table-cell>
          <table:table-cell office:value-type="float" office:value="0.5449">
            <text:p>0.5449</text:p>
          </table:table-cell>
          <table:table-cell office:value-type="float" office:value="0.56">
            <text:p>0.56</text:p>
          </table:table-cell>
          <table:table-cell office:value-type="float" office:value="0.01">
            <text:p>0.01</text:p>
          </table:table-cell>
          <table:table-cell table:formula="of:=([.D151]+[.E151])/15" office:value-type="float" office:value="0.038">
            <text:p>0.038</text:p>
          </table:table-cell>
          <table:table-cell table:formula="of:=AVERAGE([.F151:.F159])" office:value-type="float" office:value="0.0382962962962963">
            <text:p>0.0382962963</text:p>
          </table:table-cell>
          <table:table-cell table:number-columns-repeated="5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9049">
            <text:p>0.9049</text:p>
          </table:table-cell>
          <table:table-cell office:value-type="float" office:value="0.5283">
            <text:p>0.5283</text:p>
          </table:table-cell>
          <table:table-cell office:value-type="float" office:value="0.56">
            <text:p>0.56</text:p>
          </table:table-cell>
          <table:table-cell office:value-type="float" office:value="0.01">
            <text:p>0.01</text:p>
          </table:table-cell>
          <table:table-cell table:formula="of:=([.D152]+[.E152])/15" office:value-type="float" office:value="0.038">
            <text:p>0.038</text:p>
          </table:table-cell>
          <table:table-cell table:formula="of:=AVERAGE([.F152:.F160])" office:value-type="float" office:value="0.0383703703703704">
            <text:p>0.0383703704</text:p>
          </table:table-cell>
          <table:table-cell table:number-columns-repeated="5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9053">
            <text:p>0.9053</text:p>
          </table:table-cell>
          <table:table-cell office:value-type="float" office:value="0.528">
            <text:p>0.528</text:p>
          </table:table-cell>
          <table:table-cell office:value-type="float" office:value="0.56">
            <text:p>0.56</text:p>
          </table:table-cell>
          <table:table-cell office:value-type="float" office:value="0.03">
            <text:p>0.03</text:p>
          </table:table-cell>
          <table:table-cell table:formula="of:=([.D153]+[.E153])/15" office:value-type="float" office:value="0.0393333333333333">
            <text:p>0.0393333333</text:p>
          </table:table-cell>
          <table:table-cell table:formula="of:=AVERAGE([.F153:.F161])" office:value-type="float" office:value="0.0385185185185185">
            <text:p>0.0385185185</text:p>
          </table:table-cell>
          <table:table-cell table:number-columns-repeated="5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9052">
            <text:p>0.9052</text:p>
          </table:table-cell>
          <table:table-cell office:value-type="float" office:value="0.5265">
            <text:p>0.5265</text:p>
          </table:table-cell>
          <table:table-cell office:value-type="float" office:value="0.56">
            <text:p>0.56</text:p>
          </table:table-cell>
          <table:table-cell office:value-type="float" office:value="0.03">
            <text:p>0.03</text:p>
          </table:table-cell>
          <table:table-cell table:formula="of:=([.D154]+[.E154])/15" office:value-type="float" office:value="0.0393333333333333">
            <text:p>0.0393333333</text:p>
          </table:table-cell>
          <table:table-cell table:formula="of:=AVERAGE([.F154:.F162])" office:value-type="float" office:value="0.0385185185185185">
            <text:p>0.0385185185</text:p>
          </table:table-cell>
          <table:table-cell table:number-columns-repeated="5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9094">
            <text:p>0.9094</text:p>
          </table:table-cell>
          <table:table-cell office:value-type="float" office:value="0.5412">
            <text:p>0.5412</text:p>
          </table:table-cell>
          <table:table-cell office:value-type="float" office:value="0.56">
            <text:p>0.56</text:p>
          </table:table-cell>
          <table:table-cell office:value-type="float" office:value="0.01">
            <text:p>0.01</text:p>
          </table:table-cell>
          <table:table-cell table:formula="of:=([.D155]+[.E155])/15" office:value-type="float" office:value="0.038">
            <text:p>0.038</text:p>
          </table:table-cell>
          <table:table-cell table:formula="of:=AVERAGE([.F155:.F163])" office:value-type="float" office:value="0.0385185185185185">
            <text:p>0.0385185185</text:p>
          </table:table-cell>
          <table:table-cell table:number-columns-repeated="5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9087">
            <text:p>0.9087</text:p>
          </table:table-cell>
          <table:table-cell office:value-type="float" office:value="0.5425">
            <text:p>0.5425</text:p>
          </table:table-cell>
          <table:table-cell office:value-type="float" office:value="0.56">
            <text:p>0.56</text:p>
          </table:table-cell>
          <table:table-cell office:value-type="float" office:value="0.01">
            <text:p>0.01</text:p>
          </table:table-cell>
          <table:table-cell table:formula="of:=([.D156]+[.E156])/15" office:value-type="float" office:value="0.038">
            <text:p>0.038</text:p>
          </table:table-cell>
          <table:table-cell table:formula="of:=AVERAGE([.F156:.F164])" office:value-type="float" office:value="0.0385925925925926">
            <text:p>0.0385925926</text:p>
          </table:table-cell>
          <table:table-cell table:number-columns-repeated="5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9029">
            <text:p>0.9029</text:p>
          </table:table-cell>
          <table:table-cell office:value-type="float" office:value="0.522">
            <text:p>0.522</text:p>
          </table:table-cell>
          <table:table-cell office:value-type="float" office:value="0.54">
            <text:p>0.54</text:p>
          </table:table-cell>
          <table:table-cell office:value-type="float" office:value="0.03">
            <text:p>0.03</text:p>
          </table:table-cell>
          <table:table-cell table:formula="of:=([.D157]+[.E157])/15" office:value-type="float" office:value="0.038">
            <text:p>0.038</text:p>
          </table:table-cell>
          <table:table-cell table:formula="of:=AVERAGE([.F157:.F165])" office:value-type="float" office:value="0.039037037037037">
            <text:p>0.039037037</text:p>
          </table:table-cell>
          <table:table-cell table:number-columns-repeated="5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9053">
            <text:p>0.9053</text:p>
          </table:table-cell>
          <table:table-cell office:value-type="float" office:value="0.531">
            <text:p>0.531</text:p>
          </table:table-cell>
          <table:table-cell office:value-type="float" office:value="0.56">
            <text:p>0.56</text:p>
          </table:table-cell>
          <table:table-cell office:value-type="float" office:value="0.04">
            <text:p>0.04</text:p>
          </table:table-cell>
          <table:table-cell table:formula="of:=([.D158]+[.E158])/15" office:value-type="float" office:value="0.04">
            <text:p>0.04</text:p>
          </table:table-cell>
          <table:table-cell table:formula="of:=AVERAGE([.F158:.F166])" office:value-type="float" office:value="0.0394074074074074">
            <text:p>0.0394074074</text:p>
          </table:table-cell>
          <table:table-cell table:number-columns-repeated="5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9044">
            <text:p>0.9044</text:p>
          </table:table-cell>
          <table:table-cell office:value-type="float" office:value="0.5285">
            <text:p>0.5285</text:p>
          </table:table-cell>
          <table:table-cell office:value-type="float" office:value="0.53">
            <text:p>0.53</text:p>
          </table:table-cell>
          <table:table-cell office:value-type="float" office:value="0.01">
            <text:p>0.01</text:p>
          </table:table-cell>
          <table:table-cell table:formula="of:=([.D159]+[.E159])/15" office:value-type="float" office:value="0.036">
            <text:p>0.036</text:p>
          </table:table-cell>
          <table:table-cell table:formula="of:=AVERAGE([.F159:.F167])" office:value-type="float" office:value="0.0397037037037037">
            <text:p>0.0397037037</text:p>
          </table:table-cell>
          <table:table-cell table:number-columns-repeated="5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9058">
            <text:p>0.9058</text:p>
          </table:table-cell>
          <table:table-cell office:value-type="float" office:value="0.5278">
            <text:p>0.5278</text:p>
          </table:table-cell>
          <table:table-cell office:value-type="float" office:value="0.54">
            <text:p>0.54</text:p>
          </table:table-cell>
          <table:table-cell office:value-type="float" office:value="0.04">
            <text:p>0.04</text:p>
          </table:table-cell>
          <table:table-cell table:formula="of:=([.D160]+[.E160])/15" office:value-type="float" office:value="0.0386666666666667">
            <text:p>0.0386666667</text:p>
          </table:table-cell>
          <table:table-cell table:formula="of:=AVERAGE([.F160:.F168])" office:value-type="float" office:value="0.0399259259259259">
            <text:p>0.0399259259</text:p>
          </table:table-cell>
          <table:table-cell table:number-columns-repeated="5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9103">
            <text:p>0.9103</text:p>
          </table:table-cell>
          <table:table-cell office:value-type="float" office:value="0.545">
            <text:p>0.545</text:p>
          </table:table-cell>
          <table:table-cell office:value-type="float" office:value="0.56">
            <text:p>0.56</text:p>
          </table:table-cell>
          <table:table-cell office:value-type="float" office:value="0.03">
            <text:p>0.03</text:p>
          </table:table-cell>
          <table:table-cell table:formula="of:=([.D161]+[.E161])/15" office:value-type="float" office:value="0.0393333333333333">
            <text:p>0.0393333333</text:p>
          </table:table-cell>
          <table:table-cell table:formula="of:=AVERAGE([.F161:.F169])" office:value-type="float" office:value="0.0400740740740741">
            <text:p>0.0400740741</text:p>
          </table:table-cell>
          <table:table-cell table:number-columns-repeated="5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9049">
            <text:p>0.9049</text:p>
          </table:table-cell>
          <table:table-cell office:value-type="float" office:value="0.5283">
            <text:p>0.5283</text:p>
          </table:table-cell>
          <table:table-cell office:value-type="float" office:value="0.56">
            <text:p>0.56</text:p>
          </table:table-cell>
          <table:table-cell office:value-type="float" office:value="0.03">
            <text:p>0.03</text:p>
          </table:table-cell>
          <table:table-cell table:formula="of:=([.D162]+[.E162])/15" office:value-type="float" office:value="0.0393333333333333">
            <text:p>0.0393333333</text:p>
          </table:table-cell>
          <table:table-cell table:formula="of:=AVERAGE([.F162:.F170])" office:value-type="float" office:value="0.0399259259259259">
            <text:p>0.0399259259</text:p>
          </table:table-cell>
          <table:table-cell table:number-columns-repeated="5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9053">
            <text:p>0.9053</text:p>
          </table:table-cell>
          <table:table-cell office:value-type="float" office:value="0.528">
            <text:p>0.528</text:p>
          </table:table-cell>
          <table:table-cell office:value-type="float" office:value="0.59">
            <text:p>0.59</text:p>
          </table:table-cell>
          <table:table-cell office:value-type="float" office:value="0">
            <text:p>0</text:p>
          </table:table-cell>
          <table:table-cell table:formula="of:=([.D163]+[.E163])/15" office:value-type="float" office:value="0.0393333333333333">
            <text:p>0.0393333333</text:p>
          </table:table-cell>
          <table:table-cell table:formula="of:=AVERAGE([.F163:.F171])" office:value-type="float" office:value="0.0404444444444444">
            <text:p>0.0404444444</text:p>
          </table:table-cell>
          <table:table-cell table:number-columns-repeated="5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9052">
            <text:p>0.9052</text:p>
          </table:table-cell>
          <table:table-cell office:value-type="float" office:value="0.5265">
            <text:p>0.5265</text:p>
          </table:table-cell>
          <table:table-cell office:value-type="float" office:value="0.57">
            <text:p>0.57</text:p>
          </table:table-cell>
          <table:table-cell office:value-type="float" office:value="0.01">
            <text:p>0.01</text:p>
          </table:table-cell>
          <table:table-cell table:formula="of:=([.D164]+[.E164])/15" office:value-type="float" office:value="0.0386666666666667">
            <text:p>0.0386666667</text:p>
          </table:table-cell>
          <table:table-cell table:formula="of:=AVERAGE([.F164:.F172])" office:value-type="float" office:value="0.0405185185185185">
            <text:p>0.0405185185</text:p>
          </table:table-cell>
          <table:table-cell table:number-columns-repeated="5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9095">
            <text:p>0.9095</text:p>
          </table:table-cell>
          <table:table-cell office:value-type="float" office:value="0.5415">
            <text:p>0.5415</text:p>
          </table:table-cell>
          <table:table-cell office:value-type="float" office:value="0.62">
            <text:p>0.62</text:p>
          </table:table-cell>
          <table:table-cell office:value-type="float" office:value="0.01">
            <text:p>0.01</text:p>
          </table:table-cell>
          <table:table-cell table:formula="of:=([.D165]+[.E165])/15" office:value-type="float" office:value="0.042">
            <text:p>0.042</text:p>
          </table:table-cell>
          <table:table-cell table:formula="of:=AVERAGE([.F165:.F173])" office:value-type="float" office:value="0.0406666666666667">
            <text:p>0.0406666667</text:p>
          </table:table-cell>
          <table:table-cell table:number-columns-repeated="5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9087">
            <text:p>0.9087</text:p>
          </table:table-cell>
          <table:table-cell office:value-type="float" office:value="0.5425">
            <text:p>0.5425</text:p>
          </table:table-cell>
          <table:table-cell office:value-type="float" office:value="0.59">
            <text:p>0.59</text:p>
          </table:table-cell>
          <table:table-cell office:value-type="float" office:value="0.03">
            <text:p>0.03</text:p>
          </table:table-cell>
          <table:table-cell table:formula="of:=([.D166]+[.E166])/15" office:value-type="float" office:value="0.0413333333333333">
            <text:p>0.0413333333</text:p>
          </table:table-cell>
          <table:table-cell table:formula="of:=AVERAGE([.F166:.F174])" office:value-type="float" office:value="0.0405925925925926">
            <text:p>0.0405925926</text:p>
          </table:table-cell>
          <table:table-cell table:number-columns-repeated="5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9029">
            <text:p>0.9029</text:p>
          </table:table-cell>
          <table:table-cell office:value-type="float" office:value="0.522">
            <text:p>0.522</text:p>
          </table:table-cell>
          <table:table-cell office:value-type="float" office:value="0.63">
            <text:p>0.63</text:p>
          </table:table-cell>
          <table:table-cell office:value-type="float" office:value="0.01">
            <text:p>0.01</text:p>
          </table:table-cell>
          <table:table-cell table:formula="of:=([.D167]+[.E167])/15" office:value-type="float" office:value="0.0426666666666667">
            <text:p>0.0426666667</text:p>
          </table:table-cell>
          <table:table-cell table:formula="of:=AVERAGE([.F167:.F175])" office:value-type="float" office:value="0.0404444444444445">
            <text:p>0.0404444444</text:p>
          </table:table-cell>
          <table:table-cell table:number-columns-repeated="5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9053">
            <text:p>0.9053</text:p>
          </table:table-cell>
          <table:table-cell office:value-type="float" office:value="0.531">
            <text:p>0.531</text:p>
          </table:table-cell>
          <table:table-cell office:value-type="float" office:value="0.56">
            <text:p>0.56</text:p>
          </table:table-cell>
          <table:table-cell office:value-type="float" office:value="0.01">
            <text:p>0.01</text:p>
          </table:table-cell>
          <table:table-cell table:formula="of:=([.D168]+[.E168])/15" office:value-type="float" office:value="0.038">
            <text:p>0.038</text:p>
          </table:table-cell>
          <table:table-cell table:formula="of:=AVERAGE([.F168:.F176])" office:value-type="float" office:value="0.0402222222222222">
            <text:p>0.0402222222</text:p>
          </table:table-cell>
          <table:table-cell table:number-columns-repeated="5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9045">
            <text:p>0.9045</text:p>
          </table:table-cell>
          <table:table-cell office:value-type="float" office:value="0.5287">
            <text:p>0.5287</text:p>
          </table:table-cell>
          <table:table-cell office:value-type="float" office:value="0.59">
            <text:p>0.59</text:p>
          </table:table-cell>
          <table:table-cell office:value-type="float" office:value="0.01">
            <text:p>0.01</text:p>
          </table:table-cell>
          <table:table-cell table:formula="of:=([.D169]+[.E169])/15" office:value-type="float" office:value="0.04">
            <text:p>0.04</text:p>
          </table:table-cell>
          <table:table-cell table:formula="of:=AVERAGE([.F169:.F177])" office:value-type="float" office:value="0.0404444444444444">
            <text:p>0.0404444444</text:p>
          </table:table-cell>
          <table:table-cell table:number-columns-repeated="5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9058">
            <text:p>0.9058</text:p>
          </table:table-cell>
          <table:table-cell office:value-type="float" office:value="0.5278">
            <text:p>0.5278</text:p>
          </table:table-cell>
          <table:table-cell office:value-type="float" office:value="0.56">
            <text:p>0.56</text:p>
          </table:table-cell>
          <table:table-cell office:value-type="float" office:value="0.01">
            <text:p>0.01</text:p>
          </table:table-cell>
          <table:table-cell table:formula="of:=([.D170]+[.E170])/15" office:value-type="float" office:value="0.038">
            <text:p>0.038</text:p>
          </table:table-cell>
          <table:table-cell table:formula="of:=AVERAGE([.F170:.F178])" office:value-type="float" office:value="0.0397037037037037">
            <text:p>0.0397037037</text:p>
          </table:table-cell>
          <table:table-cell table:number-columns-repeated="5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9104">
            <text:p>0.9104</text:p>
          </table:table-cell>
          <table:table-cell office:value-type="float" office:value="0.5451">
            <text:p>0.5451</text:p>
          </table:table-cell>
          <table:table-cell office:value-type="float" office:value="0.63">
            <text:p>0.63</text:p>
          </table:table-cell>
          <table:table-cell office:value-type="float" office:value="0.03">
            <text:p>0.03</text:p>
          </table:table-cell>
          <table:table-cell table:formula="of:=([.D171]+[.E171])/15" office:value-type="float" office:value="0.044">
            <text:p>0.044</text:p>
          </table:table-cell>
          <table:table-cell table:formula="of:=AVERAGE([.F171:.F179])" office:value-type="float" office:value="0.0401481481481482">
            <text:p>0.0401481481</text:p>
          </table:table-cell>
          <table:table-cell table:number-columns-repeated="5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9049">
            <text:p>0.9049</text:p>
          </table:table-cell>
          <table:table-cell office:value-type="float" office:value="0.5283">
            <text:p>0.5283</text:p>
          </table:table-cell>
          <table:table-cell office:value-type="float" office:value="0.59">
            <text:p>0.59</text:p>
          </table:table-cell>
          <table:table-cell office:value-type="float" office:value="0.01">
            <text:p>0.01</text:p>
          </table:table-cell>
          <table:table-cell table:formula="of:=([.D172]+[.E172])/15" office:value-type="float" office:value="0.04">
            <text:p>0.04</text:p>
          </table:table-cell>
          <table:table-cell table:formula="of:=AVERAGE([.F172:.F180])" office:value-type="float" office:value="0.0397037037037037">
            <text:p>0.0397037037</text:p>
          </table:table-cell>
          <table:table-cell table:number-columns-repeated="5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9053">
            <text:p>0.9053</text:p>
          </table:table-cell>
          <table:table-cell office:value-type="float" office:value="0.528">
            <text:p>0.528</text:p>
          </table:table-cell>
          <table:table-cell office:value-type="float" office:value="0.59">
            <text:p>0.59</text:p>
          </table:table-cell>
          <table:table-cell office:value-type="float" office:value="0.01">
            <text:p>0.01</text:p>
          </table:table-cell>
          <table:table-cell table:formula="of:=([.D173]+[.E173])/15" office:value-type="float" office:value="0.04">
            <text:p>0.04</text:p>
          </table:table-cell>
          <table:table-cell table:formula="of:=AVERAGE([.F173:.F181])" office:value-type="float" office:value="0.0396296296296296">
            <text:p>0.0396296296</text:p>
          </table:table-cell>
          <table:table-cell table:number-columns-repeated="5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9053">
            <text:p>0.9053</text:p>
          </table:table-cell>
          <table:table-cell office:value-type="float" office:value="0.5267">
            <text:p>0.5267</text:p>
          </table:table-cell>
          <table:table-cell office:value-type="float" office:value="0.59">
            <text:p>0.59</text:p>
          </table:table-cell>
          <table:table-cell office:value-type="float" office:value="0.03">
            <text:p>0.03</text:p>
          </table:table-cell>
          <table:table-cell table:formula="of:=([.D174]+[.E174])/15" office:value-type="float" office:value="0.0413333333333333">
            <text:p>0.0413333333</text:p>
          </table:table-cell>
          <table:table-cell table:formula="of:=AVERAGE([.F174:.F182])" office:value-type="float" office:value="0.0398518518518519">
            <text:p>0.0398518519</text:p>
          </table:table-cell>
          <table:table-cell table:number-columns-repeated="5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9095">
            <text:p>0.9095</text:p>
          </table:table-cell>
          <table:table-cell office:value-type="float" office:value="0.5415">
            <text:p>0.5415</text:p>
          </table:table-cell>
          <table:table-cell office:value-type="float" office:value="0.59">
            <text:p>0.59</text:p>
          </table:table-cell>
          <table:table-cell office:value-type="float" office:value="0.01">
            <text:p>0.01</text:p>
          </table:table-cell>
          <table:table-cell table:formula="of:=([.D175]+[.E175])/15" office:value-type="float" office:value="0.04">
            <text:p>0.04</text:p>
          </table:table-cell>
          <table:table-cell table:formula="of:=AVERAGE([.F175:.F183])" office:value-type="float" office:value="0.0397037037037037">
            <text:p>0.0397037037</text:p>
          </table:table-cell>
          <table:table-cell table:number-columns-repeated="5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9088">
            <text:p>0.9088</text:p>
          </table:table-cell>
          <table:table-cell office:value-type="float" office:value="0.5426">
            <text:p>0.5426</text:p>
          </table:table-cell>
          <table:table-cell office:value-type="float" office:value="0.57">
            <text:p>0.57</text:p>
          </table:table-cell>
          <table:table-cell office:value-type="float" office:value="0.04">
            <text:p>0.04</text:p>
          </table:table-cell>
          <table:table-cell table:formula="of:=([.D176]+[.E176])/15" office:value-type="float" office:value="0.0406666666666667">
            <text:p>0.0406666667</text:p>
          </table:table-cell>
          <table:table-cell table:formula="of:=AVERAGE([.F176:.F184])" office:value-type="float" office:value="0.0399259259259259">
            <text:p>0.0399259259</text:p>
          </table:table-cell>
          <table:table-cell table:number-columns-repeated="5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9029">
            <text:p>0.9029</text:p>
          </table:table-cell>
          <table:table-cell office:value-type="float" office:value="0.522">
            <text:p>0.522</text:p>
          </table:table-cell>
          <table:table-cell office:value-type="float" office:value="0.59">
            <text:p>0.59</text:p>
          </table:table-cell>
          <table:table-cell office:value-type="float" office:value="0.01">
            <text:p>0.01</text:p>
          </table:table-cell>
          <table:table-cell table:formula="of:=([.D177]+[.E177])/15" office:value-type="float" office:value="0.04">
            <text:p>0.04</text:p>
          </table:table-cell>
          <table:table-cell table:formula="of:=AVERAGE([.F177:.F185])" office:value-type="float" office:value="0.0400740740740741">
            <text:p>0.0400740741</text:p>
          </table:table-cell>
          <table:table-cell table:number-columns-repeated="5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9053">
            <text:p>0.9053</text:p>
          </table:table-cell>
          <table:table-cell office:value-type="float" office:value="0.531">
            <text:p>0.531</text:p>
          </table:table-cell>
          <table:table-cell office:value-type="float" office:value="0.49">
            <text:p>0.49</text:p>
          </table:table-cell>
          <table:table-cell office:value-type="float" office:value="0.01">
            <text:p>0.01</text:p>
          </table:table-cell>
          <table:table-cell table:formula="of:=([.D178]+[.E178])/15" office:value-type="float" office:value="0.0333333333333333">
            <text:p>0.0333333333</text:p>
          </table:table-cell>
          <table:table-cell table:formula="of:=AVERAGE([.F178:.F186])" office:value-type="float" office:value="0.0402962962962963">
            <text:p>0.0402962963</text:p>
          </table:table-cell>
          <table:table-cell table:number-columns-repeated="5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9045">
            <text:p>0.9045</text:p>
          </table:table-cell>
          <table:table-cell office:value-type="float" office:value="0.5287">
            <text:p>0.5287</text:p>
          </table:table-cell>
          <table:table-cell office:value-type="float" office:value="0.62">
            <text:p>0.62</text:p>
          </table:table-cell>
          <table:table-cell office:value-type="float" office:value="0.01">
            <text:p>0.01</text:p>
          </table:table-cell>
          <table:table-cell table:formula="of:=([.D179]+[.E179])/15" office:value-type="float" office:value="0.042">
            <text:p>0.042</text:p>
          </table:table-cell>
          <table:table-cell table:formula="of:=AVERAGE([.F179:.F187])" office:value-type="float" office:value="0.041037037037037">
            <text:p>0.041037037</text:p>
          </table:table-cell>
          <table:table-cell table:number-columns-repeated="5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9058">
            <text:p>0.9058</text:p>
          </table:table-cell>
          <table:table-cell office:value-type="float" office:value="0.5278">
            <text:p>0.5278</text:p>
          </table:table-cell>
          <table:table-cell office:value-type="float" office:value="0.59">
            <text:p>0.59</text:p>
          </table:table-cell>
          <table:table-cell office:value-type="float" office:value="0.01">
            <text:p>0.01</text:p>
          </table:table-cell>
          <table:table-cell table:formula="of:=([.D180]+[.E180])/15" office:value-type="float" office:value="0.04">
            <text:p>0.04</text:p>
          </table:table-cell>
          <table:table-cell table:formula="of:=AVERAGE([.F180:.F188])" office:value-type="float" office:value="0.0408148148148148">
            <text:p>0.0408148148</text:p>
          </table:table-cell>
          <table:table-cell table:number-columns-repeated="5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9105">
            <text:p>0.9105</text:p>
          </table:table-cell>
          <table:table-cell office:value-type="float" office:value="0.5457">
            <text:p>0.5457</text:p>
          </table:table-cell>
          <table:table-cell office:value-type="float" office:value="0.56">
            <text:p>0.56</text:p>
          </table:table-cell>
          <table:table-cell office:value-type="float" office:value="0.03">
            <text:p>0.03</text:p>
          </table:table-cell>
          <table:table-cell table:formula="of:=([.D181]+[.E181])/15" office:value-type="float" office:value="0.0393333333333333">
            <text:p>0.0393333333</text:p>
          </table:table-cell>
          <table:table-cell table:formula="of:=AVERAGE([.F181:.F189])" office:value-type="float" office:value="0.0408148148148148">
            <text:p>0.0408148148</text:p>
          </table:table-cell>
          <table:table-cell table:number-columns-repeated="5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9049">
            <text:p>0.9049</text:p>
          </table:table-cell>
          <table:table-cell office:value-type="float" office:value="0.5283">
            <text:p>0.5283</text:p>
          </table:table-cell>
          <table:table-cell office:value-type="float" office:value="0.6">
            <text:p>0.6</text:p>
          </table:table-cell>
          <table:table-cell office:value-type="float" office:value="0.03">
            <text:p>0.03</text:p>
          </table:table-cell>
          <table:table-cell table:formula="of:=([.D182]+[.E182])/15" office:value-type="float" office:value="0.042">
            <text:p>0.042</text:p>
          </table:table-cell>
          <table:table-cell table:formula="of:=AVERAGE([.F182:.F190])" office:value-type="float" office:value="0.041037037037037">
            <text:p>0.041037037</text:p>
          </table:table-cell>
          <table:table-cell table:number-columns-repeated="5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9053">
            <text:p>0.9053</text:p>
          </table:table-cell>
          <table:table-cell office:value-type="float" office:value="0.528">
            <text:p>0.528</text:p>
          </table:table-cell>
          <table:table-cell office:value-type="float" office:value="0.57">
            <text:p>0.57</text:p>
          </table:table-cell>
          <table:table-cell office:value-type="float" office:value="0.03">
            <text:p>0.03</text:p>
          </table:table-cell>
          <table:table-cell table:formula="of:=([.D183]+[.E183])/15" office:value-type="float" office:value="0.04">
            <text:p>0.04</text:p>
          </table:table-cell>
          <table:table-cell table:formula="of:=AVERAGE([.F183:.F191])" office:value-type="float" office:value="0.040962962962963">
            <text:p>0.040962963</text:p>
          </table:table-cell>
          <table:table-cell table:number-columns-repeated="5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9052">
            <text:p>0.9052</text:p>
          </table:table-cell>
          <table:table-cell office:value-type="float" office:value="0.5265">
            <text:p>0.5265</text:p>
          </table:table-cell>
          <table:table-cell office:value-type="float" office:value="0.59">
            <text:p>0.59</text:p>
          </table:table-cell>
          <table:table-cell office:value-type="float" office:value="0.04">
            <text:p>0.04</text:p>
          </table:table-cell>
          <table:table-cell table:formula="of:=([.D184]+[.E184])/15" office:value-type="float" office:value="0.042">
            <text:p>0.042</text:p>
          </table:table-cell>
          <table:table-cell table:formula="of:=AVERAGE([.F184:.F192])" office:value-type="float" office:value="0.041037037037037">
            <text:p>0.041037037</text:p>
          </table:table-cell>
          <table:table-cell table:number-columns-repeated="5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9094">
            <text:p>0.9094</text:p>
          </table:table-cell>
          <table:table-cell office:value-type="float" office:value="0.5412">
            <text:p>0.5412</text:p>
          </table:table-cell>
          <table:table-cell office:value-type="float" office:value="0.6">
            <text:p>0.6</text:p>
          </table:table-cell>
          <table:table-cell office:value-type="float" office:value="0.03">
            <text:p>0.03</text:p>
          </table:table-cell>
          <table:table-cell table:formula="of:=([.D185]+[.E185])/15" office:value-type="float" office:value="0.042">
            <text:p>0.042</text:p>
          </table:table-cell>
          <table:table-cell table:formula="of:=AVERAGE([.F185:.F193])" office:value-type="float" office:value="0.0408148148148148">
            <text:p>0.0408148148</text:p>
          </table:table-cell>
          <table:table-cell table:number-columns-repeated="5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9087">
            <text:p>0.9087</text:p>
          </table:table-cell>
          <table:table-cell office:value-type="float" office:value="0.5425">
            <text:p>0.5425</text:p>
          </table:table-cell>
          <table:table-cell office:value-type="float" office:value="0.63">
            <text:p>0.63</text:p>
          </table:table-cell>
          <table:table-cell office:value-type="float" office:value="0">
            <text:p>0</text:p>
          </table:table-cell>
          <table:table-cell table:formula="of:=([.D186]+[.E186])/15" office:value-type="float" office:value="0.042">
            <text:p>0.042</text:p>
          </table:table-cell>
          <table:table-cell table:formula="of:=AVERAGE([.F186:.F194])" office:value-type="float" office:value="0.0404444444444444">
            <text:p>0.0404444444</text:p>
          </table:table-cell>
          <table:table-cell table:number-columns-repeated="5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9029">
            <text:p>0.9029</text:p>
          </table:table-cell>
          <table:table-cell office:value-type="float" office:value="0.522">
            <text:p>0.522</text:p>
          </table:table-cell>
          <table:table-cell office:value-type="float" office:value="0.59">
            <text:p>0.59</text:p>
          </table:table-cell>
          <table:table-cell office:value-type="float" office:value="0.01">
            <text:p>0.01</text:p>
          </table:table-cell>
          <table:table-cell table:formula="of:=([.D187]+[.E187])/15" office:value-type="float" office:value="0.04">
            <text:p>0.04</text:p>
          </table:table-cell>
          <table:table-cell table:formula="of:=AVERAGE([.F187:.F195])" office:value-type="float" office:value="0.0402222222222222">
            <text:p>0.0402222222</text:p>
          </table:table-cell>
          <table:table-cell table:number-columns-repeated="5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9053">
            <text:p>0.9053</text:p>
          </table:table-cell>
          <table:table-cell office:value-type="float" office:value="0.531">
            <text:p>0.531</text:p>
          </table:table-cell>
          <table:table-cell office:value-type="float" office:value="0.57">
            <text:p>0.57</text:p>
          </table:table-cell>
          <table:table-cell office:value-type="float" office:value="0.03">
            <text:p>0.03</text:p>
          </table:table-cell>
          <table:table-cell table:formula="of:=([.D188]+[.E188])/15" office:value-type="float" office:value="0.04">
            <text:p>0.04</text:p>
          </table:table-cell>
          <table:table-cell table:formula="of:=AVERAGE([.F188:.F196])" office:value-type="float" office:value="0.0402222222222222">
            <text:p>0.0402222222</text:p>
          </table:table-cell>
          <table:table-cell table:number-columns-repeated="5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9045">
            <text:p>0.9045</text:p>
          </table:table-cell>
          <table:table-cell office:value-type="float" office:value="0.5287">
            <text:p>0.5287</text:p>
          </table:table-cell>
          <table:table-cell office:value-type="float" office:value="0.57">
            <text:p>0.57</text:p>
          </table:table-cell>
          <table:table-cell office:value-type="float" office:value="0.03">
            <text:p>0.03</text:p>
          </table:table-cell>
          <table:table-cell table:formula="of:=([.D189]+[.E189])/15" office:value-type="float" office:value="0.04">
            <text:p>0.04</text:p>
          </table:table-cell>
          <table:table-cell table:formula="of:=AVERAGE([.F189:.F197])" office:value-type="float" office:value="0.0403703703703704">
            <text:p>0.0403703704</text:p>
          </table:table-cell>
          <table:table-cell table:number-columns-repeated="5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9058">
            <text:p>0.9058</text:p>
          </table:table-cell>
          <table:table-cell office:value-type="float" office:value="0.5278">
            <text:p>0.5278</text:p>
          </table:table-cell>
          <table:table-cell office:value-type="float" office:value="0.59">
            <text:p>0.59</text:p>
          </table:table-cell>
          <table:table-cell office:value-type="float" office:value="0.03">
            <text:p>0.03</text:p>
          </table:table-cell>
          <table:table-cell table:formula="of:=([.D190]+[.E190])/15" office:value-type="float" office:value="0.0413333333333333">
            <text:p>0.0413333333</text:p>
          </table:table-cell>
          <table:table-cell table:formula="of:=AVERAGE([.F190:.F198])" office:value-type="float" office:value="0.0403703703703704">
            <text:p>0.0403703704</text:p>
          </table:table-cell>
          <table:table-cell table:number-columns-repeated="5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9103">
            <text:p>0.9103</text:p>
          </table:table-cell>
          <table:table-cell office:value-type="float" office:value="0.5447">
            <text:p>0.5447</text:p>
          </table:table-cell>
          <table:table-cell office:value-type="float" office:value="0.59">
            <text:p>0.59</text:p>
          </table:table-cell>
          <table:table-cell office:value-type="float" office:value="0.03">
            <text:p>0.03</text:p>
          </table:table-cell>
          <table:table-cell table:formula="of:=([.D191]+[.E191])/15" office:value-type="float" office:value="0.0413333333333333">
            <text:p>0.0413333333</text:p>
          </table:table-cell>
          <table:table-cell table:formula="of:=AVERAGE([.F191:.F199])" office:value-type="float" office:value="0.0403703703703704">
            <text:p>0.0403703704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9049">
            <text:p>0.9049</text:p>
          </table:table-cell>
          <table:table-cell office:value-type="float" office:value="0.5283">
            <text:p>0.5283</text:p>
          </table:table-cell>
          <table:table-cell office:value-type="float" office:value="0.57">
            <text:p>0.57</text:p>
          </table:table-cell>
          <table:table-cell office:value-type="float" office:value="0.04">
            <text:p>0.04</text:p>
          </table:table-cell>
          <table:table-cell table:formula="of:=([.D192]+[.E192])/15" office:value-type="float" office:value="0.0406666666666667">
            <text:p>0.0406666667</text:p>
          </table:table-cell>
          <table:table-cell table:formula="of:=AVERAGE([.F192:.F200])" office:value-type="float" office:value="0.0404444444444444">
            <text:p>0.0404444444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9053">
            <text:p>0.9053</text:p>
          </table:table-cell>
          <table:table-cell office:value-type="float" office:value="0.528">
            <text:p>0.528</text:p>
          </table:table-cell>
          <table:table-cell office:value-type="float" office:value="0.59">
            <text:p>0.59</text:p>
          </table:table-cell>
          <table:table-cell office:value-type="float" office:value="0.01">
            <text:p>0.01</text:p>
          </table:table-cell>
          <table:table-cell table:formula="of:=([.D193]+[.E193])/15" office:value-type="float" office:value="0.04">
            <text:p>0.04</text:p>
          </table:table-cell>
          <table:table-cell table:number-columns-repeated="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9052">
            <text:p>0.9052</text:p>
          </table:table-cell>
          <table:table-cell office:value-type="float" office:value="0.5265">
            <text:p>0.5265</text:p>
          </table:table-cell>
          <table:table-cell office:value-type="float" office:value="0.57">
            <text:p>0.57</text:p>
          </table:table-cell>
          <table:table-cell office:value-type="float" office:value="0.01">
            <text:p>0.01</text:p>
          </table:table-cell>
          <table:table-cell table:formula="of:=([.D194]+[.E194])/15" office:value-type="float" office:value="0.0386666666666667">
            <text:p>0.0386666667</text:p>
          </table:table-cell>
          <table:table-cell table:number-columns-repeated="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9095">
            <text:p>0.9095</text:p>
          </table:table-cell>
          <table:table-cell office:value-type="float" office:value="0.5415">
            <text:p>0.5415</text:p>
          </table:table-cell>
          <table:table-cell office:value-type="float" office:value="0.59">
            <text:p>0.59</text:p>
          </table:table-cell>
          <table:table-cell office:value-type="float" office:value="0.01">
            <text:p>0.01</text:p>
          </table:table-cell>
          <table:table-cell table:formula="of:=([.D195]+[.E195])/15" office:value-type="float" office:value="0.04">
            <text:p>0.04</text:p>
          </table:table-cell>
          <table:table-cell table:number-columns-repeated="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9088">
            <text:p>0.9088</text:p>
          </table:table-cell>
          <table:table-cell office:value-type="float" office:value="0.5426">
            <text:p>0.5426</text:p>
          </table:table-cell>
          <table:table-cell office:value-type="float" office:value="0.59">
            <text:p>0.59</text:p>
          </table:table-cell>
          <table:table-cell office:value-type="float" office:value="0.01">
            <text:p>0.01</text:p>
          </table:table-cell>
          <table:table-cell table:formula="of:=([.D196]+[.E196])/15" office:value-type="float" office:value="0.04">
            <text:p>0.04</text:p>
          </table:table-cell>
          <table:table-cell table:number-columns-repeated="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9029">
            <text:p>0.9029</text:p>
          </table:table-cell>
          <table:table-cell office:value-type="float" office:value="0.522">
            <text:p>0.522</text:p>
          </table:table-cell>
          <table:table-cell office:value-type="float" office:value="0.62">
            <text:p>0.62</text:p>
          </table:table-cell>
          <table:table-cell office:value-type="float" office:value="0">
            <text:p>0</text:p>
          </table:table-cell>
          <table:table-cell table:formula="of:=([.D197]+[.E197])/15" office:value-type="float" office:value="0.0413333333333333">
            <text:p>0.0413333333</text:p>
          </table:table-cell>
          <table:table-cell table:number-columns-repeated="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9053">
            <text:p>0.9053</text:p>
          </table:table-cell>
          <table:table-cell office:value-type="float" office:value="0.531">
            <text:p>0.531</text:p>
          </table:table-cell>
          <table:table-cell office:value-type="float" office:value="0.59">
            <text:p>0.59</text:p>
          </table:table-cell>
          <table:table-cell office:value-type="float" office:value="0.01">
            <text:p>0.01</text:p>
          </table:table-cell>
          <table:table-cell table:formula="of:=([.D198]+[.E198])/15" office:value-type="float" office:value="0.04">
            <text:p>0.04</text:p>
          </table:table-cell>
          <table:table-cell table:number-columns-repeated="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9045">
            <text:p>0.9045</text:p>
          </table:table-cell>
          <table:table-cell office:value-type="float" office:value="0.5287">
            <text:p>0.5287</text:p>
          </table:table-cell>
          <table:table-cell office:value-type="float" office:value="0.59">
            <text:p>0.59</text:p>
          </table:table-cell>
          <table:table-cell office:value-type="float" office:value="0.03">
            <text:p>0.03</text:p>
          </table:table-cell>
          <table:table-cell table:formula="of:=([.D199]+[.E199])/15" office:value-type="float" office:value="0.0413333333333333">
            <text:p>0.0413333333</text:p>
          </table:table-cell>
          <table:table-cell table:number-columns-repeated="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9058">
            <text:p>0.9058</text:p>
          </table:table-cell>
          <table:table-cell office:value-type="float" office:value="0.5278">
            <text:p>0.5278</text:p>
          </table:table-cell>
          <table:table-cell office:value-type="float" office:value="0.6">
            <text:p>0.6</text:p>
          </table:table-cell>
          <table:table-cell office:value-type="float" office:value="0.03">
            <text:p>0.03</text:p>
          </table:table-cell>
          <table:table-cell table:formula="of:=([.D200]+[.E200])/15" office:value-type="float" office:value="0.042">
            <text:p>0.042</text:p>
          </table:table-cell>
          <table:table-cell table:number-columns-repeated="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9105">
            <text:p>0.9105</text:p>
          </table:table-cell>
          <table:table-cell office:value-type="float" office:value="0.5455">
            <text:p>0.5455</text:p>
          </table:table-cell>
          <table:table-cell office:value-type="float" office:value="0.59">
            <text:p>0.59</text:p>
          </table:table-cell>
          <table:table-cell office:value-type="float" office:value="0.04">
            <text:p>0.04</text:p>
          </table:table-cell>
          <table:table-cell table:formula="of:=([.D201]+[.E201])/15" office:value-type="float" office:value="0.042">
            <text:p>0.042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training samples</text:p>
          </table:table-cell>
          <table:table-cell office:value-type="string">
            <text:p>SV 0</text:p>
          </table:table-cell>
          <table:table-cell office:value-type="string">
            <text:p>SV 1</text:p>
          </table:table-cell>
          <table:table-cell office:value-type="string">
            <text:p>time (user)</text:p>
          </table:table-cell>
          <table:table-cell office:value-type="string">
            <text:p>time (system)</text:p>
          </table:table-cell>
          <table:table-cell office:value-type="string">
            <text:p>support</text:p>
          </table:table-cell>
          <table:table-cell office:value-type="string">
            <text:p>time per (ms)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formula="of:=[.B2]+[.C2]" office:value-type="float" office:value="10">
            <text:p>10</text:p>
          </table:table-cell>
          <table:table-cell table:formula="of:=([.D2]+[.E2])/15" office:value-type="float" office:value="0.018">
            <text:p>0.018</text:p>
          </table:table-cell>
          <table:table-cell table:formula="of:=[.$G$53]*[.F2]+[.$G$54]" office:value-type="float" office:value="0.0178077411419049">
            <text:p>0.017807741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6">
            <text:p>6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formula="of:=[.B3]+[.C3]" office:value-type="float" office:value="12">
            <text:p>12</text:p>
          </table:table-cell>
          <table:table-cell table:formula="of:=([.D3]+[.E3])/15" office:value-type="float" office:value="0.018">
            <text:p>0.018</text:p>
          </table:table-cell>
          <table:table-cell table:formula="of:=[.$G$53]*[.F3]+[.$G$54]" office:value-type="float" office:value="0.017862654928042">
            <text:p>0.017862654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26">
            <text:p>0.26</text:p>
          </table:table-cell>
          <table:table-cell office:value-type="float" office:value="0.01">
            <text:p>0.01</text:p>
          </table:table-cell>
          <table:table-cell table:formula="of:=[.B4]+[.C4]" office:value-type="float" office:value="24">
            <text:p>24</text:p>
          </table:table-cell>
          <table:table-cell table:formula="of:=([.D4]+[.E4])/15" office:value-type="float" office:value="0.018">
            <text:p>0.018</text:p>
          </table:table-cell>
          <table:table-cell table:formula="of:=[.$G$53]*[.F4]+[.$G$54]" office:value-type="float" office:value="0.0181921376448651">
            <text:p>0.018192137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formula="of:=[.B5]+[.C5]" office:value-type="float" office:value="23">
            <text:p>23</text:p>
          </table:table-cell>
          <table:table-cell table:formula="of:=([.D5]+[.E5])/15" office:value-type="float" office:value="0.018">
            <text:p>0.018</text:p>
          </table:table-cell>
          <table:table-cell table:formula="of:=[.$G$53]*[.F5]+[.$G$54]" office:value-type="float" office:value="0.0181646807517965">
            <text:p>0.018164680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.26">
            <text:p>0.26</text:p>
          </table:table-cell>
          <table:table-cell office:value-type="float" office:value="0.01">
            <text:p>0.01</text:p>
          </table:table-cell>
          <table:table-cell table:formula="of:=[.B6]+[.C6]" office:value-type="float" office:value="35">
            <text:p>35</text:p>
          </table:table-cell>
          <table:table-cell table:formula="of:=([.D6]+[.E6])/15" office:value-type="float" office:value="0.018">
            <text:p>0.018</text:p>
          </table:table-cell>
          <table:table-cell table:formula="of:=[.$G$53]*[.F6]+[.$G$54]" office:value-type="float" office:value="0.0184941634686195">
            <text:p>0.018494163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table:formula="of:=[.B7]+[.C7]" office:value-type="float" office:value="31">
            <text:p>31</text:p>
          </table:table-cell>
          <table:table-cell table:formula="of:=([.D7]+[.E7])/15" office:value-type="float" office:value="0.0173333333333333">
            <text:p>0.0173333333</text:p>
          </table:table-cell>
          <table:table-cell table:formula="of:=[.$G$53]*[.F7]+[.$G$54]" office:value-type="float" office:value="0.0183843358963452">
            <text:p>0.018384335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21">
            <text:p>21</text:p>
          </table:table-cell>
          <table:table-cell office:value-type="float" office:value="0.26">
            <text:p>0.26</text:p>
          </table:table-cell>
          <table:table-cell office:value-type="float" office:value="0.03">
            <text:p>0.03</text:p>
          </table:table-cell>
          <table:table-cell table:formula="of:=[.B8]+[.C8]" office:value-type="float" office:value="42">
            <text:p>42</text:p>
          </table:table-cell>
          <table:table-cell table:formula="of:=([.D8]+[.E8])/15" office:value-type="float" office:value="0.0193333333333333">
            <text:p>0.0193333333</text:p>
          </table:table-cell>
          <table:table-cell table:formula="of:=[.$G$53]*[.F8]+[.$G$54]" office:value-type="float" office:value="0.0186863617200996">
            <text:p>0.018686361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.28">
            <text:p>0.28</text:p>
          </table:table-cell>
          <table:table-cell office:value-type="float" office:value="0.01">
            <text:p>0.01</text:p>
          </table:table-cell>
          <table:table-cell table:formula="of:=[.B9]+[.C9]" office:value-type="float" office:value="47">
            <text:p>47</text:p>
          </table:table-cell>
          <table:table-cell table:formula="of:=([.D9]+[.E9])/15" office:value-type="float" office:value="0.0193333333333333">
            <text:p>0.0193333333</text:p>
          </table:table-cell>
          <table:table-cell table:formula="of:=[.$G$53]*[.F9]+[.$G$54]" office:value-type="float" office:value="0.0188236461854425">
            <text:p>0.018823646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.28">
            <text:p>0.28</text:p>
          </table:table-cell>
          <table:table-cell office:value-type="float" office:value="0.01">
            <text:p>0.01</text:p>
          </table:table-cell>
          <table:table-cell table:formula="of:=[.B10]+[.C10]" office:value-type="float" office:value="51">
            <text:p>51</text:p>
          </table:table-cell>
          <table:table-cell table:formula="of:=([.D10]+[.E10])/15" office:value-type="float" office:value="0.0193333333333333">
            <text:p>0.0193333333</text:p>
          </table:table-cell>
          <table:table-cell table:formula="of:=[.$G$53]*[.F10]+[.$G$54]" office:value-type="float" office:value="0.0189334737577169">
            <text:p>0.018933473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2" office:value-type="float" office:value="26">
            <text:p>26</text:p>
          </table:table-cell>
          <table:table-cell office:value-type="float" office:value="0.26">
            <text:p>0.26</text:p>
          </table:table-cell>
          <table:table-cell office:value-type="float" office:value="0.03">
            <text:p>0.03</text:p>
          </table:table-cell>
          <table:table-cell table:formula="of:=[.B11]+[.C11]" office:value-type="float" office:value="52">
            <text:p>52</text:p>
          </table:table-cell>
          <table:table-cell table:formula="of:=([.D11]+[.E11])/15" office:value-type="float" office:value="0.0193333333333333">
            <text:p>0.0193333333</text:p>
          </table:table-cell>
          <table:table-cell table:formula="of:=[.$G$53]*[.F11]+[.$G$54]" office:value-type="float" office:value="0.0189609306507854">
            <text:p>0.0189609307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table:formula="of:=[.B12]+[.C12]" office:value-type="float" office:value="57">
            <text:p>57</text:p>
          </table:table-cell>
          <table:table-cell table:formula="of:=([.D12]+[.E12])/15" office:value-type="float" office:value="0.0186666666666667">
            <text:p>0.0186666667</text:p>
          </table:table-cell>
          <table:table-cell table:formula="of:=[.$G$53]*[.F12]+[.$G$54]" office:value-type="float" office:value="0.0190982151161284">
            <text:p>0.0190982151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0.28">
            <text:p>0.28</text:p>
          </table:table-cell>
          <table:table-cell office:value-type="float" office:value="0.01">
            <text:p>0.01</text:p>
          </table:table-cell>
          <table:table-cell table:formula="of:=[.B13]+[.C13]" office:value-type="float" office:value="67">
            <text:p>67</text:p>
          </table:table-cell>
          <table:table-cell table:formula="of:=([.D13]+[.E13])/15" office:value-type="float" office:value="0.0193333333333333">
            <text:p>0.0193333333</text:p>
          </table:table-cell>
          <table:table-cell table:formula="of:=[.$G$53]*[.F13]+[.$G$54]" office:value-type="float" office:value="0.0193727840468142">
            <text:p>0.01937278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number-columns-repeated="2" office:value-type="float" office:value="30">
            <text:p>30</text:p>
          </table:table-cell>
          <table:table-cell office:value-type="float" office:value="0.28">
            <text:p>0.28</text:p>
          </table:table-cell>
          <table:table-cell office:value-type="float" office:value="0.03">
            <text:p>0.03</text:p>
          </table:table-cell>
          <table:table-cell table:formula="of:=[.B14]+[.C14]" office:value-type="float" office:value="60">
            <text:p>60</text:p>
          </table:table-cell>
          <table:table-cell table:formula="of:=([.D14]+[.E14])/15" office:value-type="float" office:value="0.0206666666666667">
            <text:p>0.0206666667</text:p>
          </table:table-cell>
          <table:table-cell table:formula="of:=[.$G$53]*[.F14]+[.$G$54]" office:value-type="float" office:value="0.0191805857953341">
            <text:p>0.0191805858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table:formula="of:=[.B15]+[.C15]" office:value-type="float" office:value="56">
            <text:p>56</text:p>
          </table:table-cell>
          <table:table-cell table:formula="of:=([.D15]+[.E15])/15" office:value-type="float" office:value="0.0186666666666667">
            <text:p>0.0186666667</text:p>
          </table:table-cell>
          <table:table-cell table:formula="of:=[.$G$53]*[.F15]+[.$G$54]" office:value-type="float" office:value="0.0190707582230598">
            <text:p>0.019070758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table:formula="of:=[.B16]+[.C16]" office:value-type="float" office:value="64">
            <text:p>64</text:p>
          </table:table-cell>
          <table:table-cell table:formula="of:=([.D16]+[.E16])/15" office:value-type="float" office:value="0.0193333333333333">
            <text:p>0.0193333333</text:p>
          </table:table-cell>
          <table:table-cell table:formula="of:=[.$G$53]*[.F16]+[.$G$54]" office:value-type="float" office:value="0.0192904133676085">
            <text:p>0.0192904134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0.28">
            <text:p>0.28</text:p>
          </table:table-cell>
          <table:table-cell office:value-type="float" office:value="0.01">
            <text:p>0.01</text:p>
          </table:table-cell>
          <table:table-cell table:formula="of:=[.B17]+[.C17]" office:value-type="float" office:value="74">
            <text:p>74</text:p>
          </table:table-cell>
          <table:table-cell table:formula="of:=([.D17]+[.E17])/15" office:value-type="float" office:value="0.0193333333333333">
            <text:p>0.0193333333</text:p>
          </table:table-cell>
          <table:table-cell table:formula="of:=[.$G$53]*[.F17]+[.$G$54]" office:value-type="float" office:value="0.0195649822982943">
            <text:p>0.0195649823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table:formula="of:=[.B18]+[.C18]" office:value-type="float" office:value="81">
            <text:p>81</text:p>
          </table:table-cell>
          <table:table-cell table:formula="of:=([.D18]+[.E18])/15" office:value-type="float" office:value="0.0193333333333333">
            <text:p>0.0193333333</text:p>
          </table:table-cell>
          <table:table-cell table:formula="of:=[.$G$53]*[.F18]+[.$G$54]" office:value-type="float" office:value="0.0197571805497744">
            <text:p>0.0197571805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0.29">
            <text:p>0.29</text:p>
          </table:table-cell>
          <table:table-cell office:value-type="float" office:value="0.01">
            <text:p>0.01</text:p>
          </table:table-cell>
          <table:table-cell table:formula="of:=[.B19]+[.C19]" office:value-type="float" office:value="75">
            <text:p>75</text:p>
          </table:table-cell>
          <table:table-cell table:formula="of:=([.D19]+[.E19])/15" office:value-type="float" office:value="0.02">
            <text:p>0.02</text:p>
          </table:table-cell>
          <table:table-cell table:formula="of:=[.$G$53]*[.F19]+[.$G$54]" office:value-type="float" office:value="0.0195924391913629">
            <text:p>0.019592439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0.28">
            <text:p>0.28</text:p>
          </table:table-cell>
          <table:table-cell office:value-type="float" office:value="0.03">
            <text:p>0.03</text:p>
          </table:table-cell>
          <table:table-cell table:formula="of:=[.B20]+[.C20]" office:value-type="float" office:value="83">
            <text:p>83</text:p>
          </table:table-cell>
          <table:table-cell table:formula="of:=([.D20]+[.E20])/15" office:value-type="float" office:value="0.0206666666666667">
            <text:p>0.0206666667</text:p>
          </table:table-cell>
          <table:table-cell table:formula="of:=[.$G$53]*[.F20]+[.$G$54]" office:value-type="float" office:value="0.0198120943359116">
            <text:p>0.019812094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table:formula="of:=[.B21]+[.C21]" office:value-type="float" office:value="96">
            <text:p>96</text:p>
          </table:table-cell>
          <table:table-cell table:formula="of:=([.D21]+[.E21])/15" office:value-type="float" office:value="0.0193333333333333">
            <text:p>0.0193333333</text:p>
          </table:table-cell>
          <table:table-cell table:formula="of:=[.$G$53]*[.F21]+[.$G$54]" office:value-type="float" office:value="0.0201690339458032">
            <text:p>0.0201690339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number-columns-repeated="2" office:value-type="float" office:value="45">
            <text:p>45</text:p>
          </table:table-cell>
          <table:table-cell office:value-type="float" office:value="0.28">
            <text:p>0.28</text:p>
          </table:table-cell>
          <table:table-cell office:value-type="float" office:value="0.03">
            <text:p>0.03</text:p>
          </table:table-cell>
          <table:table-cell table:formula="of:=[.B22]+[.C22]" office:value-type="float" office:value="90">
            <text:p>90</text:p>
          </table:table-cell>
          <table:table-cell table:formula="of:=([.D22]+[.E22])/15" office:value-type="float" office:value="0.0206666666666667">
            <text:p>0.0206666667</text:p>
          </table:table-cell>
          <table:table-cell table:formula="of:=[.$G$53]*[.F22]+[.$G$54]" office:value-type="float" office:value="0.0200042925873917">
            <text:p>0.0200042926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number-columns-repeated="2" office:value-type="float" office:value="51">
            <text:p>51</text:p>
          </table:table-cell>
          <table:table-cell office:value-type="float" office:value="0.31">
            <text:p>0.31</text:p>
          </table:table-cell>
          <table:table-cell office:value-type="float" office:value="0">
            <text:p>0</text:p>
          </table:table-cell>
          <table:table-cell table:formula="of:=[.B23]+[.C23]" office:value-type="float" office:value="102">
            <text:p>102</text:p>
          </table:table-cell>
          <table:table-cell table:formula="of:=([.D23]+[.E23])/15" office:value-type="float" office:value="0.0206666666666667">
            <text:p>0.0206666667</text:p>
          </table:table-cell>
          <table:table-cell table:formula="of:=[.$G$53]*[.F23]+[.$G$54]" office:value-type="float" office:value="0.0203337753042147">
            <text:p>0.0203337753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0.29">
            <text:p>0.29</text:p>
          </table:table-cell>
          <table:table-cell office:value-type="float" office:value="0.01">
            <text:p>0.01</text:p>
          </table:table-cell>
          <table:table-cell table:formula="of:=[.B24]+[.C24]" office:value-type="float" office:value="97">
            <text:p>97</text:p>
          </table:table-cell>
          <table:table-cell table:formula="of:=([.D24]+[.E24])/15" office:value-type="float" office:value="0.02">
            <text:p>0.02</text:p>
          </table:table-cell>
          <table:table-cell table:formula="of:=[.$G$53]*[.F24]+[.$G$54]" office:value-type="float" office:value="0.0201964908388718">
            <text:p>0.0201964908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0.29">
            <text:p>0.29</text:p>
          </table:table-cell>
          <table:table-cell office:value-type="float" office:value="0.01">
            <text:p>0.01</text:p>
          </table:table-cell>
          <table:table-cell table:formula="of:=[.B25]+[.C25]" office:value-type="float" office:value="100">
            <text:p>100</text:p>
          </table:table-cell>
          <table:table-cell table:formula="of:=([.D25]+[.E25])/15" office:value-type="float" office:value="0.02">
            <text:p>0.02</text:p>
          </table:table-cell>
          <table:table-cell table:formula="of:=[.$G$53]*[.F25]+[.$G$54]" office:value-type="float" office:value="0.0202788615180775">
            <text:p>0.020278861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0.29">
            <text:p>0.29</text:p>
          </table:table-cell>
          <table:table-cell office:value-type="float" office:value="0.01">
            <text:p>0.01</text:p>
          </table:table-cell>
          <table:table-cell table:formula="of:=[.B26]+[.C26]" office:value-type="float" office:value="105">
            <text:p>105</text:p>
          </table:table-cell>
          <table:table-cell table:formula="of:=([.D26]+[.E26])/15" office:value-type="float" office:value="0.02">
            <text:p>0.02</text:p>
          </table:table-cell>
          <table:table-cell table:formula="of:=[.$G$53]*[.F26]+[.$G$54]" office:value-type="float" office:value="0.0204161459834205">
            <text:p>0.020416146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0.29">
            <text:p>0.29</text:p>
          </table:table-cell>
          <table:table-cell office:value-type="float" office:value="0.01">
            <text:p>0.01</text:p>
          </table:table-cell>
          <table:table-cell table:formula="of:=[.B27]+[.C27]" office:value-type="float" office:value="107">
            <text:p>107</text:p>
          </table:table-cell>
          <table:table-cell table:formula="of:=([.D27]+[.E27])/15" office:value-type="float" office:value="0.02">
            <text:p>0.02</text:p>
          </table:table-cell>
          <table:table-cell table:formula="of:=[.$G$53]*[.F27]+[.$G$54]" office:value-type="float" office:value="0.0204710597695576">
            <text:p>0.0204710598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table:number-columns-repeated="2" office:value-type="float" office:value="61">
            <text:p>61</text:p>
          </table:table-cell>
          <table:table-cell office:value-type="float" office:value="0.31">
            <text:p>0.31</text:p>
          </table:table-cell>
          <table:table-cell office:value-type="float" office:value="0">
            <text:p>0</text:p>
          </table:table-cell>
          <table:table-cell table:formula="of:=[.B28]+[.C28]" office:value-type="float" office:value="122">
            <text:p>122</text:p>
          </table:table-cell>
          <table:table-cell table:formula="of:=([.D28]+[.E28])/15" office:value-type="float" office:value="0.0206666666666667">
            <text:p>0.0206666667</text:p>
          </table:table-cell>
          <table:table-cell table:formula="of:=[.$G$53]*[.F28]+[.$G$54]" office:value-type="float" office:value="0.0208829131655864">
            <text:p>0.0208829132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table:formula="of:=[.B29]+[.C29]" office:value-type="float" office:value="119">
            <text:p>119</text:p>
          </table:table-cell>
          <table:table-cell table:formula="of:=([.D29]+[.E29])/15" office:value-type="float" office:value="0.0213333333333333">
            <text:p>0.0213333333</text:p>
          </table:table-cell>
          <table:table-cell table:formula="of:=[.$G$53]*[.F29]+[.$G$54]" office:value-type="float" office:value="0.0208005424863807">
            <text:p>0.0208005425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table:formula="of:=[.B30]+[.C30]" office:value-type="float" office:value="118">
            <text:p>118</text:p>
          </table:table-cell>
          <table:table-cell table:formula="of:=([.D30]+[.E30])/15" office:value-type="float" office:value="0.0213333333333333">
            <text:p>0.0213333333</text:p>
          </table:table-cell>
          <table:table-cell table:formula="of:=[.$G$53]*[.F30]+[.$G$54]" office:value-type="float" office:value="0.0207730855933121">
            <text:p>0.0207730856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table:formula="of:=[.B31]+[.C31]" office:value-type="float" office:value="105">
            <text:p>105</text:p>
          </table:table-cell>
          <table:table-cell table:formula="of:=([.D31]+[.E31])/15" office:value-type="float" office:value="0.0193333333333333">
            <text:p>0.0193333333</text:p>
          </table:table-cell>
          <table:table-cell table:formula="of:=[.$G$53]*[.F31]+[.$G$54]" office:value-type="float" office:value="0.0204161459834205">
            <text:p>0.020416146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table:formula="of:=[.B32]+[.C32]" office:value-type="float" office:value="127">
            <text:p>127</text:p>
          </table:table-cell>
          <table:table-cell table:formula="of:=([.D32]+[.E32])/15" office:value-type="float" office:value="0.0213333333333333">
            <text:p>0.0213333333</text:p>
          </table:table-cell>
          <table:table-cell table:formula="of:=[.$G$53]*[.F32]+[.$G$54]" office:value-type="float" office:value="0.0210201976309293">
            <text:p>0.0210201976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table:formula="of:=[.B33]+[.C33]" office:value-type="float" office:value="141">
            <text:p>141</text:p>
          </table:table-cell>
          <table:table-cell table:formula="of:=([.D33]+[.E33])/15" office:value-type="float" office:value="0.0213333333333333">
            <text:p>0.0213333333</text:p>
          </table:table-cell>
          <table:table-cell table:formula="of:=[.$G$53]*[.F33]+[.$G$54]" office:value-type="float" office:value="0.0214045941338895">
            <text:p>0.0214045941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table:formula="of:=[.B34]+[.C34]" office:value-type="float" office:value="157">
            <text:p>157</text:p>
          </table:table-cell>
          <table:table-cell table:formula="of:=([.D34]+[.E34])/15" office:value-type="float" office:value="0.0213333333333333">
            <text:p>0.0213333333</text:p>
          </table:table-cell>
          <table:table-cell table:formula="of:=[.$G$53]*[.F34]+[.$G$54]" office:value-type="float" office:value="0.0218439044229869">
            <text:p>0.0218439044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table:formula="of:=[.B35]+[.C35]" office:value-type="float" office:value="151">
            <text:p>151</text:p>
          </table:table-cell>
          <table:table-cell table:formula="of:=([.D35]+[.E35])/15" office:value-type="float" office:value="0.0213333333333333">
            <text:p>0.0213333333</text:p>
          </table:table-cell>
          <table:table-cell table:formula="of:=[.$G$53]*[.F35]+[.$G$54]" office:value-type="float" office:value="0.0216791630645754">
            <text:p>0.0216791631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table:formula="of:=[.B36]+[.C36]" office:value-type="float" office:value="136">
            <text:p>136</text:p>
          </table:table-cell>
          <table:table-cell table:formula="of:=([.D36]+[.E36])/15" office:value-type="float" office:value="0.0213333333333333">
            <text:p>0.0213333333</text:p>
          </table:table-cell>
          <table:table-cell table:formula="of:=[.$G$53]*[.F36]+[.$G$54]" office:value-type="float" office:value="0.0212673096685466">
            <text:p>0.0212673097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table:formula="of:=[.B37]+[.C37]" office:value-type="float" office:value="135">
            <text:p>135</text:p>
          </table:table-cell>
          <table:table-cell table:formula="of:=([.D37]+[.E37])/15" office:value-type="float" office:value="0.0213333333333333">
            <text:p>0.0213333333</text:p>
          </table:table-cell>
          <table:table-cell table:formula="of:=[.$G$53]*[.F37]+[.$G$54]" office:value-type="float" office:value="0.021239852775478">
            <text:p>0.0212398528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table:formula="of:=[.B38]+[.C38]" office:value-type="float" office:value="147">
            <text:p>147</text:p>
          </table:table-cell>
          <table:table-cell table:formula="of:=([.D38]+[.E38])/15" office:value-type="float" office:value="0.022">
            <text:p>0.022</text:p>
          </table:table-cell>
          <table:table-cell table:formula="of:=[.$G$53]*[.F38]+[.$G$54]" office:value-type="float" office:value="0.021569335492301">
            <text:p>0.0215693355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table:number-columns-repeated="2" office:value-type="float" office:value="76">
            <text:p>76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table:formula="of:=[.B39]+[.C39]" office:value-type="float" office:value="152">
            <text:p>152</text:p>
          </table:table-cell>
          <table:table-cell table:formula="of:=([.D39]+[.E39])/15" office:value-type="float" office:value="0.0213333333333333">
            <text:p>0.0213333333</text:p>
          </table:table-cell>
          <table:table-cell table:formula="of:=[.$G$53]*[.F39]+[.$G$54]" office:value-type="float" office:value="0.021706619957644">
            <text:p>0.02170662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table:number-columns-repeated="2" office:value-type="float" office:value="83">
            <text:p>83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table:formula="of:=[.B40]+[.C40]" office:value-type="float" office:value="166">
            <text:p>166</text:p>
          </table:table-cell>
          <table:table-cell table:formula="of:=([.D40]+[.E40])/15" office:value-type="float" office:value="0.0226666666666667">
            <text:p>0.0226666667</text:p>
          </table:table-cell>
          <table:table-cell table:formula="of:=[.$G$53]*[.F40]+[.$G$54]" office:value-type="float" office:value="0.0220910164606042">
            <text:p>0.0220910165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table:number-columns-repeated="2" office:value-type="float" office:value="78">
            <text:p>78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table:formula="of:=[.B41]+[.C41]" office:value-type="float" office:value="156">
            <text:p>156</text:p>
          </table:table-cell>
          <table:table-cell table:formula="of:=([.D41]+[.E41])/15" office:value-type="float" office:value="0.0213333333333333">
            <text:p>0.0213333333</text:p>
          </table:table-cell>
          <table:table-cell table:formula="of:=[.$G$53]*[.F41]+[.$G$54]" office:value-type="float" office:value="0.0218164475299183">
            <text:p>0.0218164475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table:number-columns-repeated="2" office:value-type="float" office:value="86">
            <text:p>86</text:p>
          </table:table-cell>
          <table:table-cell office:value-type="float" office:value="0.32">
            <text:p>0.32</text:p>
          </table:table-cell>
          <table:table-cell office:value-type="float" office:value="0.03">
            <text:p>0.03</text:p>
          </table:table-cell>
          <table:table-cell table:formula="of:=[.B42]+[.C42]" office:value-type="float" office:value="172">
            <text:p>172</text:p>
          </table:table-cell>
          <table:table-cell table:formula="of:=([.D42]+[.E42])/15" office:value-type="float" office:value="0.0233333333333333">
            <text:p>0.0233333333</text:p>
          </table:table-cell>
          <table:table-cell table:formula="of:=[.$G$53]*[.F42]+[.$G$54]" office:value-type="float" office:value="0.0222557578190157">
            <text:p>0.0222557578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table:formula="of:=[.B43]+[.C43]" office:value-type="float" office:value="173">
            <text:p>173</text:p>
          </table:table-cell>
          <table:table-cell table:formula="of:=([.D43]+[.E43])/15" office:value-type="float" office:value="0.0213333333333333">
            <text:p>0.0213333333</text:p>
          </table:table-cell>
          <table:table-cell table:formula="of:=[.$G$53]*[.F43]+[.$G$54]" office:value-type="float" office:value="0.0222832147120843">
            <text:p>0.0222832147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table:formula="of:=[.B44]+[.C44]" office:value-type="float" office:value="157">
            <text:p>157</text:p>
          </table:table-cell>
          <table:table-cell table:formula="of:=([.D44]+[.E44])/15" office:value-type="float" office:value="0.0213333333333333">
            <text:p>0.0213333333</text:p>
          </table:table-cell>
          <table:table-cell table:formula="of:=[.$G$53]*[.F44]+[.$G$54]" office:value-type="float" office:value="0.0218439044229869">
            <text:p>0.0218439044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number-columns-repeated="2" office:value-type="float" office:value="92">
            <text:p>92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table:formula="of:=[.B45]+[.C45]" office:value-type="float" office:value="184">
            <text:p>184</text:p>
          </table:table-cell>
          <table:table-cell table:formula="of:=([.D45]+[.E45])/15" office:value-type="float" office:value="0.0226666666666667">
            <text:p>0.0226666667</text:p>
          </table:table-cell>
          <table:table-cell table:formula="of:=[.$G$53]*[.F45]+[.$G$54]" office:value-type="float" office:value="0.0225852405358387">
            <text:p>0.0225852405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table:formula="of:=[.B46]+[.C46]" office:value-type="float" office:value="171">
            <text:p>171</text:p>
          </table:table-cell>
          <table:table-cell table:formula="of:=([.D46]+[.E46])/15" office:value-type="float" office:value="0.022">
            <text:p>0.022</text:p>
          </table:table-cell>
          <table:table-cell table:formula="of:=[.$G$53]*[.F46]+[.$G$54]" office:value-type="float" office:value="0.0222283009259471">
            <text:p>0.0222283009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table:number-columns-repeated="2" office:value-type="float" office:value="94">
            <text:p>94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table:formula="of:=[.B47]+[.C47]" office:value-type="float" office:value="188">
            <text:p>188</text:p>
          </table:table-cell>
          <table:table-cell table:formula="of:=([.D47]+[.E47])/15" office:value-type="float" office:value="0.0226666666666667">
            <text:p>0.0226666667</text:p>
          </table:table-cell>
          <table:table-cell table:formula="of:=[.$G$53]*[.F47]+[.$G$54]" office:value-type="float" office:value="0.022695068108113">
            <text:p>0.0226950681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table:number-columns-repeated="2" office:value-type="float" office:value="82">
            <text:p>82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table:formula="of:=[.B48]+[.C48]" office:value-type="float" office:value="164">
            <text:p>164</text:p>
          </table:table-cell>
          <table:table-cell table:formula="of:=([.D48]+[.E48])/15" office:value-type="float" office:value="0.022">
            <text:p>0.022</text:p>
          </table:table-cell>
          <table:table-cell table:formula="of:=[.$G$53]*[.F48]+[.$G$54]" office:value-type="float" office:value="0.022036102674467">
            <text:p>0.0220361027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0.34">
            <text:p>0.34</text:p>
          </table:table-cell>
          <table:table-cell office:value-type="float" office:value="0.03">
            <text:p>0.03</text:p>
          </table:table-cell>
          <table:table-cell table:formula="of:=[.B49]+[.C49]" office:value-type="float" office:value="201">
            <text:p>201</text:p>
          </table:table-cell>
          <table:table-cell table:formula="of:=([.D49]+[.E49])/15" office:value-type="float" office:value="0.0246666666666667">
            <text:p>0.0246666667</text:p>
          </table:table-cell>
          <table:table-cell table:formula="of:=[.$G$53]*[.F49]+[.$G$54]" office:value-type="float" office:value="0.0230520077180047">
            <text:p>0.0230520077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table:formula="of:=[.B50]+[.C50]" office:value-type="float" office:value="179">
            <text:p>179</text:p>
          </table:table-cell>
          <table:table-cell table:formula="of:=([.D50]+[.E50])/15" office:value-type="float" office:value="0.022">
            <text:p>0.022</text:p>
          </table:table-cell>
          <table:table-cell table:formula="of:=[.$G$53]*[.F50]+[.$G$54]" office:value-type="float" office:value="0.0224479560704958">
            <text:p>0.0224479561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number-columns-repeated="2" office:value-type="float" office:value="90">
            <text:p>90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table:formula="of:=[.B51]+[.C51]" office:value-type="float" office:value="180">
            <text:p>180</text:p>
          </table:table-cell>
          <table:table-cell table:formula="of:=([.D51]+[.E51])/15" office:value-type="float" office:value="0.022">
            <text:p>0.022</text:p>
          </table:table-cell>
          <table:table-cell table:formula="of:=[.$G$53]*[.F51]+[.$G$54]" office:value-type="float" office:value="0.0224754129635644">
            <text:p>0.02247541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m</text:p>
          </table:table-cell>
          <table:table-cell table:formula="of:=SLOPE([.G2:.G51];[.F2:.F51])" office:value-type="float" office:value="0.0000274568930685853">
            <text:p>2.74568930685853E-005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b</text:p>
          </table:table-cell>
          <table:table-cell table:formula="of:=INTERCEPT([.G2:.G51];[.F2:.F51])" office:value-type="float" office:value="0.017533172211219">
            <text:p>0.017533172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>
            <draw:frame table:end-cell-address="Sheet2.I82" table:end-x="0.892cm" table:end-y="0.32cm" draw:z-index="0" draw:style-name="gr1" draw:text-style-name="P1" svg:width="18.595cm" svg:height="11.908cm" svg:x="0.362cm" svg:y="0.154cm">
              <draw:object draw:notify-on-update-of-ranges="Sheet2.F2:Sheet2.F51 Sheet2.G2:Sheet2.G51 Sheet2.F2:Sheet2.F51 Sheet2.H2:Sheet2.H5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</table:table>
      <table:table table:name="Sheet3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support</text:p>
          </table:table-cell>
          <table:table-cell office:value-type="string">
            <text:p>border samples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table:formula="of:=([Sheet2.$G$53]*[.A2]+[Sheet2.$G$54]-[Sheet1.$J$25])/[Sheet1.$J$24]" office:value-type="float" office:value="-61.1967639385545">
            <text:p>-61.1967639386</text:p>
          </table:table-cell>
          <table:table-cell/>
          <table:table-cell office:value-type="string">
            <text:p>m</text:p>
          </table:table-cell>
          <table:table-cell table:formula="of:=[Sheet2.$G$53]/[Sheet1.$J$24]" office:value-type="float" office:value="3.51732673406428">
            <text:p>3.5173267341</text:p>
          </table:table-cell>
        </table:table-row>
        <table:table-row table:style-name="ro1">
          <table:table-cell table:formula="of:=20+[.A2]" office:value-type="float" office:value="320">
            <text:p>320</text:p>
          </table:table-cell>
          <table:table-cell table:formula="of:=([Sheet2.$G$53]*[.A3]+[Sheet2.$G$54]-[Sheet1.$J$25])/[Sheet1.$J$24]" office:value-type="float" office:value="9.1497707427313">
            <text:p>9.1497707427</text:p>
          </table:table-cell>
          <table:table-cell table:number-columns-repeated="3"/>
        </table:table-row>
        <table:table-row table:style-name="ro1">
          <table:table-cell table:formula="of:=20+[.A3]" office:value-type="float" office:value="340">
            <text:p>340</text:p>
          </table:table-cell>
          <table:table-cell table:formula="of:=([Sheet2.$G$53]*[.A4]+[Sheet2.$G$54]-[Sheet1.$J$25])/[Sheet1.$J$24]" office:value-type="float" office:value="79.4963054240171">
            <text:p>79.496305424</text:p>
          </table:table-cell>
          <table:table-cell table:number-columns-repeated="3"/>
        </table:table-row>
        <table:table-row table:style-name="ro1">
          <table:table-cell table:formula="of:=20+[.A4]" office:value-type="float" office:value="360">
            <text:p>360</text:p>
          </table:table-cell>
          <table:table-cell table:formula="of:=([Sheet2.$G$53]*[.A5]+[Sheet2.$G$54]-[Sheet1.$J$25])/[Sheet1.$J$24]" office:value-type="float" office:value="149.842840105302">
            <text:p>149.8428401053</text:p>
          </table:table-cell>
          <table:table-cell table:number-columns-repeated="3"/>
        </table:table-row>
        <table:table-row table:style-name="ro1">
          <table:table-cell table:formula="of:=20+[.A5]" office:value-type="float" office:value="380">
            <text:p>380</text:p>
          </table:table-cell>
          <table:table-cell table:formula="of:=([Sheet2.$G$53]*[.A6]+[Sheet2.$G$54]-[Sheet1.$J$25])/[Sheet1.$J$24]" office:value-type="float" office:value="220.189374786588">
            <text:p>220.1893747866</text:p>
          </table:table-cell>
          <table:table-cell>
            <draw:frame table:end-cell-address="Sheet3.K33" table:end-x="1.505cm" table:end-y="0.345cm" draw:z-index="0" draw:style-name="gr1" draw:text-style-name="P1" svg:width="18.678cm" svg:height="12.433cm" svg:x="0.892cm" svg:y="0.106cm">
              <draw:object draw:notify-on-update-of-ranges="Sheet3.A2:Sheet3.A51 Sheet3.B2:Sheet3.B5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formula="of:=20+[.A6]" office:value-type="float" office:value="400">
            <text:p>400</text:p>
          </table:table-cell>
          <table:table-cell table:formula="of:=([Sheet2.$G$53]*[.A7]+[Sheet2.$G$54]-[Sheet1.$J$25])/[Sheet1.$J$24]" office:value-type="float" office:value="290.535909467874">
            <text:p>290.5359094679</text:p>
          </table:table-cell>
          <table:table-cell table:number-columns-repeated="3"/>
        </table:table-row>
        <table:table-row table:style-name="ro1">
          <table:table-cell table:formula="of:=20+[.A7]" office:value-type="float" office:value="420">
            <text:p>420</text:p>
          </table:table-cell>
          <table:table-cell table:formula="of:=([Sheet2.$G$53]*[.A8]+[Sheet2.$G$54]-[Sheet1.$J$25])/[Sheet1.$J$24]" office:value-type="float" office:value="360.882444149159">
            <text:p>360.8824441492</text:p>
          </table:table-cell>
          <table:table-cell table:number-columns-repeated="3"/>
        </table:table-row>
        <table:table-row table:style-name="ro1">
          <table:table-cell table:formula="of:=20+[.A8]" office:value-type="float" office:value="440">
            <text:p>440</text:p>
          </table:table-cell>
          <table:table-cell table:formula="of:=([Sheet2.$G$53]*[.A9]+[Sheet2.$G$54]-[Sheet1.$J$25])/[Sheet1.$J$24]" office:value-type="float" office:value="431.228978830445">
            <text:p>431.2289788304</text:p>
          </table:table-cell>
          <table:table-cell table:number-columns-repeated="3"/>
        </table:table-row>
        <table:table-row table:style-name="ro1">
          <table:table-cell table:formula="of:=20+[.A9]" office:value-type="float" office:value="460">
            <text:p>460</text:p>
          </table:table-cell>
          <table:table-cell table:formula="of:=([Sheet2.$G$53]*[.A10]+[Sheet2.$G$54]-[Sheet1.$J$25])/[Sheet1.$J$24]" office:value-type="float" office:value="501.575513511731">
            <text:p>501.5755135117</text:p>
          </table:table-cell>
          <table:table-cell table:number-columns-repeated="3"/>
        </table:table-row>
        <table:table-row table:style-name="ro1">
          <table:table-cell table:formula="of:=20+[.A10]" office:value-type="float" office:value="480">
            <text:p>480</text:p>
          </table:table-cell>
          <table:table-cell table:formula="of:=([Sheet2.$G$53]*[.A11]+[Sheet2.$G$54]-[Sheet1.$J$25])/[Sheet1.$J$24]" office:value-type="float" office:value="571.922048193016">
            <text:p>571.922048193</text:p>
          </table:table-cell>
          <table:table-cell table:number-columns-repeated="3"/>
        </table:table-row>
        <table:table-row table:style-name="ro1">
          <table:table-cell table:formula="of:=20+[.A11]" office:value-type="float" office:value="500">
            <text:p>500</text:p>
          </table:table-cell>
          <table:table-cell table:formula="of:=([Sheet2.$G$53]*[.A12]+[Sheet2.$G$54]-[Sheet1.$J$25])/[Sheet1.$J$24]" office:value-type="float" office:value="642.268582874302">
            <text:p>642.2685828743</text:p>
          </table:table-cell>
          <table:table-cell table:number-columns-repeated="3"/>
        </table:table-row>
        <table:table-row table:style-name="ro1">
          <table:table-cell table:formula="of:=20+[.A12]" office:value-type="float" office:value="520">
            <text:p>520</text:p>
          </table:table-cell>
          <table:table-cell table:formula="of:=([Sheet2.$G$53]*[.A13]+[Sheet2.$G$54]-[Sheet1.$J$25])/[Sheet1.$J$24]" office:value-type="float" office:value="712.615117555588">
            <text:p>712.6151175556</text:p>
          </table:table-cell>
          <table:table-cell table:number-columns-repeated="3"/>
        </table:table-row>
        <table:table-row table:style-name="ro1">
          <table:table-cell table:formula="of:=20+[.A13]" office:value-type="float" office:value="540">
            <text:p>540</text:p>
          </table:table-cell>
          <table:table-cell table:formula="of:=([Sheet2.$G$53]*[.A14]+[Sheet2.$G$54]-[Sheet1.$J$25])/[Sheet1.$J$24]" office:value-type="float" office:value="782.961652236874">
            <text:p>782.9616522369</text:p>
          </table:table-cell>
          <table:table-cell table:number-columns-repeated="3"/>
        </table:table-row>
        <table:table-row table:style-name="ro1">
          <table:table-cell table:formula="of:=20+[.A14]" office:value-type="float" office:value="560">
            <text:p>560</text:p>
          </table:table-cell>
          <table:table-cell table:formula="of:=([Sheet2.$G$53]*[.A15]+[Sheet2.$G$54]-[Sheet1.$J$25])/[Sheet1.$J$24]" office:value-type="float" office:value="853.308186918158">
            <text:p>853.3081869182</text:p>
          </table:table-cell>
          <table:table-cell table:number-columns-repeated="3"/>
        </table:table-row>
        <table:table-row table:style-name="ro1">
          <table:table-cell table:formula="of:=20+[.A15]" office:value-type="float" office:value="580">
            <text:p>580</text:p>
          </table:table-cell>
          <table:table-cell table:formula="of:=([Sheet2.$G$53]*[.A16]+[Sheet2.$G$54]-[Sheet1.$J$25])/[Sheet1.$J$24]" office:value-type="float" office:value="923.654721599444">
            <text:p>923.6547215994</text:p>
          </table:table-cell>
          <table:table-cell table:number-columns-repeated="3"/>
        </table:table-row>
        <table:table-row table:style-name="ro1">
          <table:table-cell table:formula="of:=20+[.A16]" office:value-type="float" office:value="600">
            <text:p>600</text:p>
          </table:table-cell>
          <table:table-cell table:formula="of:=([Sheet2.$G$53]*[.A17]+[Sheet2.$G$54]-[Sheet1.$J$25])/[Sheet1.$J$24]" office:value-type="float" office:value="994.00125628073">
            <text:p>994.0012562807</text:p>
          </table:table-cell>
          <table:table-cell table:number-columns-repeated="3"/>
        </table:table-row>
        <table:table-row table:style-name="ro1">
          <table:table-cell table:formula="of:=20+[.A17]" office:value-type="float" office:value="620">
            <text:p>620</text:p>
          </table:table-cell>
          <table:table-cell table:formula="of:=([Sheet2.$G$53]*[.A18]+[Sheet2.$G$54]-[Sheet1.$J$25])/[Sheet1.$J$24]" office:value-type="float" office:value="1064.34779096202">
            <text:p>1064.347790962</text:p>
          </table:table-cell>
          <table:table-cell table:number-columns-repeated="3"/>
        </table:table-row>
        <table:table-row table:style-name="ro1">
          <table:table-cell table:formula="of:=20+[.A18]" office:value-type="float" office:value="640">
            <text:p>640</text:p>
          </table:table-cell>
          <table:table-cell table:formula="of:=([Sheet2.$G$53]*[.A19]+[Sheet2.$G$54]-[Sheet1.$J$25])/[Sheet1.$J$24]" office:value-type="float" office:value="1134.6943256433">
            <text:p>1134.6943256433</text:p>
          </table:table-cell>
          <table:table-cell table:number-columns-repeated="3"/>
        </table:table-row>
        <table:table-row table:style-name="ro1">
          <table:table-cell table:formula="of:=20+[.A19]" office:value-type="float" office:value="660">
            <text:p>660</text:p>
          </table:table-cell>
          <table:table-cell table:formula="of:=([Sheet2.$G$53]*[.A20]+[Sheet2.$G$54]-[Sheet1.$J$25])/[Sheet1.$J$24]" office:value-type="float" office:value="1205.04086032459">
            <text:p>1205.0408603246</text:p>
          </table:table-cell>
          <table:table-cell table:number-columns-repeated="3"/>
        </table:table-row>
        <table:table-row table:style-name="ro1">
          <table:table-cell table:formula="of:=20+[.A20]" office:value-type="float" office:value="680">
            <text:p>680</text:p>
          </table:table-cell>
          <table:table-cell table:formula="of:=([Sheet2.$G$53]*[.A21]+[Sheet2.$G$54]-[Sheet1.$J$25])/[Sheet1.$J$24]" office:value-type="float" office:value="1275.38739500587">
            <text:p>1275.3873950059</text:p>
          </table:table-cell>
          <table:table-cell table:number-columns-repeated="3"/>
        </table:table-row>
        <table:table-row table:style-name="ro1">
          <table:table-cell table:formula="of:=20+[.A21]" office:value-type="float" office:value="700">
            <text:p>700</text:p>
          </table:table-cell>
          <table:table-cell table:formula="of:=([Sheet2.$G$53]*[.A22]+[Sheet2.$G$54]-[Sheet1.$J$25])/[Sheet1.$J$24]" office:value-type="float" office:value="1345.73392968716">
            <text:p>1345.7339296872</text:p>
          </table:table-cell>
          <table:table-cell table:number-columns-repeated="3"/>
        </table:table-row>
        <table:table-row table:style-name="ro1">
          <table:table-cell table:formula="of:=20+[.A22]" office:value-type="float" office:value="720">
            <text:p>720</text:p>
          </table:table-cell>
          <table:table-cell table:formula="of:=([Sheet2.$G$53]*[.A23]+[Sheet2.$G$54]-[Sheet1.$J$25])/[Sheet1.$J$24]" office:value-type="float" office:value="1416.08046436844">
            <text:p>1416.0804643685</text:p>
          </table:table-cell>
          <table:table-cell table:number-columns-repeated="3"/>
        </table:table-row>
        <table:table-row table:style-name="ro1">
          <table:table-cell table:formula="of:=20+[.A23]" office:value-type="float" office:value="740">
            <text:p>740</text:p>
          </table:table-cell>
          <table:table-cell table:formula="of:=([Sheet2.$G$53]*[.A24]+[Sheet2.$G$54]-[Sheet1.$J$25])/[Sheet1.$J$24]" office:value-type="float" office:value="1486.42699904973">
            <text:p>1486.4269990497</text:p>
          </table:table-cell>
          <table:table-cell table:number-columns-repeated="3"/>
        </table:table-row>
        <table:table-row table:style-name="ro1">
          <table:table-cell table:formula="of:=20+[.A24]" office:value-type="float" office:value="760">
            <text:p>760</text:p>
          </table:table-cell>
          <table:table-cell table:formula="of:=([Sheet2.$G$53]*[.A25]+[Sheet2.$G$54]-[Sheet1.$J$25])/[Sheet1.$J$24]" office:value-type="float" office:value="1556.77353373102">
            <text:p>1556.773533731</text:p>
          </table:table-cell>
          <table:table-cell table:number-columns-repeated="3"/>
        </table:table-row>
        <table:table-row table:style-name="ro1">
          <table:table-cell table:formula="of:=20+[.A25]" office:value-type="float" office:value="780">
            <text:p>780</text:p>
          </table:table-cell>
          <table:table-cell table:formula="of:=([Sheet2.$G$53]*[.A26]+[Sheet2.$G$54]-[Sheet1.$J$25])/[Sheet1.$J$24]" office:value-type="float" office:value="1627.1200684123">
            <text:p>1627.1200684123</text:p>
          </table:table-cell>
          <table:table-cell table:number-columns-repeated="3"/>
        </table:table-row>
        <table:table-row table:style-name="ro1">
          <table:table-cell table:formula="of:=20+[.A26]" office:value-type="float" office:value="800">
            <text:p>800</text:p>
          </table:table-cell>
          <table:table-cell table:formula="of:=([Sheet2.$G$53]*[.A27]+[Sheet2.$G$54]-[Sheet1.$J$25])/[Sheet1.$J$24]" office:value-type="float" office:value="1697.46660309359">
            <text:p>1697.4666030936</text:p>
          </table:table-cell>
          <table:table-cell table:number-columns-repeated="3"/>
        </table:table-row>
        <table:table-row table:style-name="ro1">
          <table:table-cell table:formula="of:=20+[.A27]" office:value-type="float" office:value="820">
            <text:p>820</text:p>
          </table:table-cell>
          <table:table-cell table:formula="of:=([Sheet2.$G$53]*[.A28]+[Sheet2.$G$54]-[Sheet1.$J$25])/[Sheet1.$J$24]" office:value-type="float" office:value="1767.81313777487">
            <text:p>1767.8131377749</text:p>
          </table:table-cell>
          <table:table-cell table:number-columns-repeated="3"/>
        </table:table-row>
        <table:table-row table:style-name="ro1">
          <table:table-cell table:formula="of:=20+[.A28]" office:value-type="float" office:value="840">
            <text:p>840</text:p>
          </table:table-cell>
          <table:table-cell table:formula="of:=([Sheet2.$G$53]*[.A29]+[Sheet2.$G$54]-[Sheet1.$J$25])/[Sheet1.$J$24]" office:value-type="float" office:value="1838.15967245616">
            <text:p>1838.1596724562</text:p>
          </table:table-cell>
          <table:table-cell table:number-columns-repeated="3"/>
        </table:table-row>
        <table:table-row table:style-name="ro1">
          <table:table-cell table:formula="of:=20+[.A29]" office:value-type="float" office:value="860">
            <text:p>860</text:p>
          </table:table-cell>
          <table:table-cell table:formula="of:=([Sheet2.$G$53]*[.A30]+[Sheet2.$G$54]-[Sheet1.$J$25])/[Sheet1.$J$24]" office:value-type="float" office:value="1908.50620713744">
            <text:p>1908.5062071375</text:p>
          </table:table-cell>
          <table:table-cell table:number-columns-repeated="3"/>
        </table:table-row>
        <table:table-row table:style-name="ro1">
          <table:table-cell table:formula="of:=20+[.A30]" office:value-type="float" office:value="880">
            <text:p>880</text:p>
          </table:table-cell>
          <table:table-cell table:formula="of:=([Sheet2.$G$53]*[.A31]+[Sheet2.$G$54]-[Sheet1.$J$25])/[Sheet1.$J$24]" office:value-type="float" office:value="1978.85274181873">
            <text:p>1978.8527418187</text:p>
          </table:table-cell>
          <table:table-cell table:number-columns-repeated="3"/>
        </table:table-row>
        <table:table-row table:style-name="ro1">
          <table:table-cell table:formula="of:=20+[.A31]" office:value-type="float" office:value="900">
            <text:p>900</text:p>
          </table:table-cell>
          <table:table-cell table:formula="of:=([Sheet2.$G$53]*[.A32]+[Sheet2.$G$54]-[Sheet1.$J$25])/[Sheet1.$J$24]" office:value-type="float" office:value="2049.19927650001">
            <text:p>2049.1992765</text:p>
          </table:table-cell>
          <table:table-cell table:number-columns-repeated="3"/>
        </table:table-row>
        <table:table-row table:style-name="ro1">
          <table:table-cell table:formula="of:=20+[.A32]" office:value-type="float" office:value="920">
            <text:p>920</text:p>
          </table:table-cell>
          <table:table-cell table:formula="of:=([Sheet2.$G$53]*[.A33]+[Sheet2.$G$54]-[Sheet1.$J$25])/[Sheet1.$J$24]" office:value-type="float" office:value="2119.5458111813">
            <text:p>2119.5458111813</text:p>
          </table:table-cell>
          <table:table-cell table:number-columns-repeated="3"/>
        </table:table-row>
        <table:table-row table:style-name="ro1">
          <table:table-cell table:formula="of:=20+[.A33]" office:value-type="float" office:value="940">
            <text:p>940</text:p>
          </table:table-cell>
          <table:table-cell table:formula="of:=([Sheet2.$G$53]*[.A34]+[Sheet2.$G$54]-[Sheet1.$J$25])/[Sheet1.$J$24]" office:value-type="float" office:value="2189.89234586259">
            <text:p>2189.8923458626</text:p>
          </table:table-cell>
          <table:table-cell table:number-columns-repeated="3"/>
        </table:table-row>
        <table:table-row table:style-name="ro1">
          <table:table-cell table:formula="of:=20+[.A34]" office:value-type="float" office:value="960">
            <text:p>960</text:p>
          </table:table-cell>
          <table:table-cell table:formula="of:=([Sheet2.$G$53]*[.A35]+[Sheet2.$G$54]-[Sheet1.$J$25])/[Sheet1.$J$24]" office:value-type="float" office:value="2260.23888054387">
            <text:p>2260.2388805439</text:p>
          </table:table-cell>
          <table:table-cell table:number-columns-repeated="3"/>
        </table:table-row>
        <table:table-row table:style-name="ro1">
          <table:table-cell table:formula="of:=20+[.A35]" office:value-type="float" office:value="980">
            <text:p>980</text:p>
          </table:table-cell>
          <table:table-cell table:formula="of:=([Sheet2.$G$53]*[.A36]+[Sheet2.$G$54]-[Sheet1.$J$25])/[Sheet1.$J$24]" office:value-type="float" office:value="2330.58541522516">
            <text:p>2330.5854152252</text:p>
          </table:table-cell>
          <table:table-cell table:number-columns-repeated="3"/>
        </table:table-row>
        <table:table-row table:style-name="ro1">
          <table:table-cell table:formula="of:=20+[.A36]" office:value-type="float" office:value="1000">
            <text:p>1000</text:p>
          </table:table-cell>
          <table:table-cell table:formula="of:=([Sheet2.$G$53]*[.A37]+[Sheet2.$G$54]-[Sheet1.$J$25])/[Sheet1.$J$24]" office:value-type="float" office:value="2400.93194990644">
            <text:p>2400.9319499065</text:p>
          </table:table-cell>
          <table:table-cell table:number-columns-repeated="3"/>
        </table:table-row>
        <table:table-row table:style-name="ro1">
          <table:table-cell table:formula="of:=20+[.A37]" office:value-type="float" office:value="1020">
            <text:p>1020</text:p>
          </table:table-cell>
          <table:table-cell table:formula="of:=([Sheet2.$G$53]*[.A38]+[Sheet2.$G$54]-[Sheet1.$J$25])/[Sheet1.$J$24]" office:value-type="float" office:value="2471.27848458773">
            <text:p>2471.2784845877</text:p>
          </table:table-cell>
          <table:table-cell table:number-columns-repeated="3"/>
        </table:table-row>
        <table:table-row table:style-name="ro1">
          <table:table-cell table:formula="of:=20+[.A38]" office:value-type="float" office:value="1040">
            <text:p>1040</text:p>
          </table:table-cell>
          <table:table-cell table:formula="of:=([Sheet2.$G$53]*[.A39]+[Sheet2.$G$54]-[Sheet1.$J$25])/[Sheet1.$J$24]" office:value-type="float" office:value="2541.62501926901">
            <text:p>2541.625019269</text:p>
          </table:table-cell>
          <table:table-cell table:number-columns-repeated="3"/>
        </table:table-row>
        <table:table-row table:style-name="ro1">
          <table:table-cell table:formula="of:=20+[.A39]" office:value-type="float" office:value="1060">
            <text:p>1060</text:p>
          </table:table-cell>
          <table:table-cell table:formula="of:=([Sheet2.$G$53]*[.A40]+[Sheet2.$G$54]-[Sheet1.$J$25])/[Sheet1.$J$24]" office:value-type="float" office:value="2611.9715539503">
            <text:p>2611.9715539503</text:p>
          </table:table-cell>
          <table:table-cell table:number-columns-repeated="3"/>
        </table:table-row>
        <table:table-row table:style-name="ro1">
          <table:table-cell table:formula="of:=20+[.A40]" office:value-type="float" office:value="1080">
            <text:p>1080</text:p>
          </table:table-cell>
          <table:table-cell table:formula="of:=([Sheet2.$G$53]*[.A41]+[Sheet2.$G$54]-[Sheet1.$J$25])/[Sheet1.$J$24]" office:value-type="float" office:value="2682.31808863158">
            <text:p>2682.3180886316</text:p>
          </table:table-cell>
          <table:table-cell table:number-columns-repeated="3"/>
        </table:table-row>
        <table:table-row table:style-name="ro1">
          <table:table-cell table:formula="of:=20+[.A41]" office:value-type="float" office:value="1100">
            <text:p>1100</text:p>
          </table:table-cell>
          <table:table-cell table:formula="of:=([Sheet2.$G$53]*[.A42]+[Sheet2.$G$54]-[Sheet1.$J$25])/[Sheet1.$J$24]" office:value-type="float" office:value="2752.66462331287">
            <text:p>2752.6646233129</text:p>
          </table:table-cell>
          <table:table-cell table:number-columns-repeated="3"/>
        </table:table-row>
        <table:table-row table:style-name="ro1">
          <table:table-cell table:formula="of:=20+[.A42]" office:value-type="float" office:value="1120">
            <text:p>1120</text:p>
          </table:table-cell>
          <table:table-cell table:formula="of:=([Sheet2.$G$53]*[.A43]+[Sheet2.$G$54]-[Sheet1.$J$25])/[Sheet1.$J$24]" office:value-type="float" office:value="2823.01115799416">
            <text:p>2823.0111579942</text:p>
          </table:table-cell>
          <table:table-cell table:number-columns-repeated="3"/>
        </table:table-row>
        <table:table-row table:style-name="ro1">
          <table:table-cell table:formula="of:=20+[.A43]" office:value-type="float" office:value="1140">
            <text:p>1140</text:p>
          </table:table-cell>
          <table:table-cell table:formula="of:=([Sheet2.$G$53]*[.A44]+[Sheet2.$G$54]-[Sheet1.$J$25])/[Sheet1.$J$24]" office:value-type="float" office:value="2893.35769267544">
            <text:p>2893.3576926755</text:p>
          </table:table-cell>
          <table:table-cell table:number-columns-repeated="3"/>
        </table:table-row>
        <table:table-row table:style-name="ro1">
          <table:table-cell table:formula="of:=20+[.A44]" office:value-type="float" office:value="1160">
            <text:p>1160</text:p>
          </table:table-cell>
          <table:table-cell table:formula="of:=([Sheet2.$G$53]*[.A45]+[Sheet2.$G$54]-[Sheet1.$J$25])/[Sheet1.$J$24]" office:value-type="float" office:value="2963.70422735673">
            <text:p>2963.7042273567</text:p>
          </table:table-cell>
          <table:table-cell table:number-columns-repeated="3"/>
        </table:table-row>
        <table:table-row table:style-name="ro1">
          <table:table-cell table:formula="of:=20+[.A45]" office:value-type="float" office:value="1180">
            <text:p>1180</text:p>
          </table:table-cell>
          <table:table-cell table:formula="of:=([Sheet2.$G$53]*[.A46]+[Sheet2.$G$54]-[Sheet1.$J$25])/[Sheet1.$J$24]" office:value-type="float" office:value="3034.05076203801">
            <text:p>3034.050762038</text:p>
          </table:table-cell>
          <table:table-cell table:number-columns-repeated="3"/>
        </table:table-row>
        <table:table-row table:style-name="ro1">
          <table:table-cell table:formula="of:=20+[.A46]" office:value-type="float" office:value="1200">
            <text:p>1200</text:p>
          </table:table-cell>
          <table:table-cell table:formula="of:=([Sheet2.$G$53]*[.A47]+[Sheet2.$G$54]-[Sheet1.$J$25])/[Sheet1.$J$24]" office:value-type="float" office:value="3104.3972967193">
            <text:p>3104.3972967193</text:p>
          </table:table-cell>
          <table:table-cell table:number-columns-repeated="3"/>
        </table:table-row>
        <table:table-row table:style-name="ro1">
          <table:table-cell table:formula="of:=20+[.A47]" office:value-type="float" office:value="1220">
            <text:p>1220</text:p>
          </table:table-cell>
          <table:table-cell table:formula="of:=([Sheet2.$G$53]*[.A48]+[Sheet2.$G$54]-[Sheet1.$J$25])/[Sheet1.$J$24]" office:value-type="float" office:value="3174.74383140058">
            <text:p>3174.7438314006</text:p>
          </table:table-cell>
          <table:table-cell table:number-columns-repeated="3"/>
        </table:table-row>
        <table:table-row table:style-name="ro1">
          <table:table-cell table:formula="of:=20+[.A48]" office:value-type="float" office:value="1240">
            <text:p>1240</text:p>
          </table:table-cell>
          <table:table-cell table:formula="of:=([Sheet2.$G$53]*[.A49]+[Sheet2.$G$54]-[Sheet1.$J$25])/[Sheet1.$J$24]" office:value-type="float" office:value="3245.09036608187">
            <text:p>3245.0903660819</text:p>
          </table:table-cell>
          <table:table-cell table:number-columns-repeated="3"/>
        </table:table-row>
        <table:table-row table:style-name="ro1">
          <table:table-cell table:formula="of:=20+[.A49]" office:value-type="float" office:value="1260">
            <text:p>1260</text:p>
          </table:table-cell>
          <table:table-cell table:formula="of:=([Sheet2.$G$53]*[.A50]+[Sheet2.$G$54]-[Sheet1.$J$25])/[Sheet1.$J$24]" office:value-type="float" office:value="3315.43690076316">
            <text:p>3315.4369007632</text:p>
          </table:table-cell>
          <table:table-cell table:number-columns-repeated="3"/>
        </table:table-row>
        <table:table-row table:style-name="ro1">
          <table:table-cell table:formula="of:=20+[.A50]" office:value-type="float" office:value="1280">
            <text:p>1280</text:p>
          </table:table-cell>
          <table:table-cell table:formula="of:=([Sheet2.$G$53]*[.A51]+[Sheet2.$G$54]-[Sheet1.$J$25])/[Sheet1.$J$24]" office:value-type="float" office:value="3385.78343544444">
            <text:p>3385.7834354445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2017-03-01</text:date>, <text:time>01:4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SE </meta:initial-creator>
    <meta:creation-date>2016-12-10T10:30:06.55</meta:creation-date>
    <dc:date>2017-03-01T01:47:28.85</dc:date>
    <dc:creator>SSE </dc:creator>
    <meta:editing-duration>P1DT36M</meta:editing-duration>
    <meta:editing-cycles>7</meta:editing-cycles>
    <meta:generator>OpenOffice/4.1.0$Win32 OpenOffice.org_project/410m18$Build-9764</meta:generator>
    <meta:document-statistic meta:table-count="3" meta:cell-count="197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4pt" style:font-size-asian="13pt" style:font-size-complex="13pt"/>
    </style:style>
    <style:style style:name="ch3" style:family="chart">
      <style:chart-properties chart:auto-position="true"/>
      <style:text-properties fo:font-size="20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8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>
        <chart:symbol-image/>
      </style:chart-properties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86cm" svg:height="12.999cm" xlink:href=".." xlink:type="simple" chart:class="chart:scatter" chart:style-name="ch1">
        <chart:title svg:x="5.022cm" svg:y="0.395cm" chart:style-name="ch2">
          <text:p>Borders classification time</text:p>
        </chart:title>
        <chart:subtitle svg:x="5.114cm" svg:y="2.116cm" chart:style-name="ch3">
          <text:p>slope=7.8e-6; intercept=0.026</text:p>
        </chart:subtitle>
        <chart:plot-area chart:style-name="ch4" table:cell-range-address="Sheet1.I2:Sheet1.K21" svg:x="1.949cm" svg:y="3.905cm" svg:width="17.335cm" svg:height="7.317cm">
          <chartooo:coordinate-region svg:x="3.496cm" svg:y="4.197cm" svg:width="15.204cm" svg:height="6.193cm"/>
          <chart:axis chart:dimension="x" chart:name="primary-x" chart:style-name="ch5">
            <chart:title svg:x="8.292cm" svg:y="11.482cm" chart:style-name="ch6">
              <text:p>border samples</text:p>
            </chart:title>
          </chart:axis>
          <chart:axis chart:dimension="y" chart:name="primary-y" chart:style-name="ch7">
            <chart:title svg:x="0.451cm" svg:y="9cm" chart:style-name="ch8">
              <text:p>time (ms)</text:p>
            </chart:title>
            <chart:grid chart:style-name="ch9" chart:class="major"/>
          </chart:axis>
          <chart:series chart:style-name="ch10" chart:values-cell-range-address="Sheet1.J2:Sheet1.J21" chart:class="chart:scatter">
            <chart:domain table:cell-range-address="Sheet1.I2:Sheet1.I21"/>
            <chart:data-point chart:repeated="20"/>
          </chart:series>
          <chart:series chart:style-name="ch11" chart:values-cell-range-address="Sheet1.K2:Sheet1.K2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I2:Sheet1.I21</svg:desc>
                </draw:g>
              </table:table-cell>
              <table:table-cell office:value-type="float" office:value="0.0266666666666667">
                <text:p>0.0266666666666667</text:p>
                <draw:g>
                  <svg:desc>Sheet1.J2:Sheet1.J21</svg:desc>
                </draw:g>
              </table:table-cell>
              <table:table-cell office:value-type="float" office:value="0.0270285714285714">
                <text:p>0.0270285714285714</text:p>
                <draw:g>
                  <svg:desc>Sheet1.K2:Sheet1.K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272592592592593">
                <text:p>0.0272592592592593</text:p>
              </table:table-cell>
              <table:table-cell office:value-type="float" office:value="0.0278091896407686">
                <text:p>0.02780918964076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28">
                <text:p>0.028</text:p>
              </table:table-cell>
              <table:table-cell office:value-type="float" office:value="0.0285898078529657">
                <text:p>0.0285898078529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305185185185185">
                <text:p>0.0305185185185185</text:p>
              </table:table-cell>
              <table:table-cell office:value-type="float" office:value="0.0293704260651629">
                <text:p>0.02937042606516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295555555555555">
                <text:p>0.0295555555555555</text:p>
              </table:table-cell>
              <table:table-cell office:value-type="float" office:value="0.0301510442773601">
                <text:p>0.0301510442773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0307407407407407">
                <text:p>0.0307407407407407</text:p>
              </table:table-cell>
              <table:table-cell office:value-type="float" office:value="0.0309316624895572">
                <text:p>0.03093166248955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032">
                <text:p>0.032</text:p>
              </table:table-cell>
              <table:table-cell office:value-type="float" office:value="0.0317122807017544">
                <text:p>0.0317122807017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0308888888888889">
                <text:p>0.0308888888888889</text:p>
              </table:table-cell>
              <table:table-cell office:value-type="float" office:value="0.0324928989139515">
                <text:p>0.0324928989139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0336296296296296">
                <text:p>0.0336296296296296</text:p>
              </table:table-cell>
              <table:table-cell office:value-type="float" office:value="0.0332735171261487">
                <text:p>0.0332735171261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0347407407407407">
                <text:p>0.0347407407407407</text:p>
              </table:table-cell>
              <table:table-cell office:value-type="float" office:value="0.0340541353383459">
                <text:p>0.03405413533834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0.0360740740740741">
                <text:p>0.0360740740740741</text:p>
              </table:table-cell>
              <table:table-cell office:value-type="float" office:value="0.034834753550543">
                <text:p>0.0348347535505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0.0364444444444444">
                <text:p>0.0364444444444444</text:p>
              </table:table-cell>
              <table:table-cell office:value-type="float" office:value="0.0356153717627402">
                <text:p>0.03561537176274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0.0371851851851852">
                <text:p>0.0371851851851852</text:p>
              </table:table-cell>
              <table:table-cell office:value-type="float" office:value="0.0363959899749373">
                <text:p>0.0363959899749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0372592592592593">
                <text:p>0.0372592592592593</text:p>
              </table:table-cell>
              <table:table-cell office:value-type="float" office:value="0.0371766081871345">
                <text:p>0.03717660818713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0384444444444445">
                <text:p>0.0384444444444445</text:p>
              </table:table-cell>
              <table:table-cell office:value-type="float" office:value="0.0379572263993317">
                <text:p>0.03795722639933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0.0383703703703704">
                <text:p>0.0383703703703704</text:p>
              </table:table-cell>
              <table:table-cell office:value-type="float" office:value="0.0387378446115288">
                <text:p>0.03873784461152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0.0399259259259259">
                <text:p>0.0399259259259259</text:p>
              </table:table-cell>
              <table:table-cell office:value-type="float" office:value="0.039518462823726">
                <text:p>0.0395184628237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0.0397037037037037">
                <text:p>0.0397037037037037</text:p>
              </table:table-cell>
              <table:table-cell office:value-type="float" office:value="0.0402990810359231">
                <text:p>0.0402990810359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0.041037037037037">
                <text:p>0.041037037037037</text:p>
              </table:table-cell>
              <table:table-cell office:value-type="float" office:value="0.0410796992481203">
                <text:p>0.0410796992481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0404444444444444">
                <text:p>0.0404444444444444</text:p>
              </table:table-cell>
              <table:table-cell office:value-type="float" office:value="0.0418603174603175">
                <text:p>0.0418603174603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4pt" style:font-size-asian="13pt" style:font-size-complex="13pt"/>
    </style:style>
    <style:style style:name="ch3" style:family="chart">
      <style:chart-properties chart:auto-position="true"/>
      <style:text-properties fo:font-size="20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8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>
        <chart:symbol-image/>
      </style:chart-properties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96cm" svg:height="11.909cm" xlink:href=".." xlink:type="simple" chart:class="chart:scatter" chart:style-name="ch1">
        <chart:title svg:x="4.82cm" svg:y="0.374cm" chart:style-name="ch2">
          <text:p>SVM classification time</text:p>
        </chart:title>
        <chart:subtitle svg:x="4.369cm" svg:y="2.074cm" chart:style-name="ch3">
          <text:p>slope=2.7e-5; intercept=0.018</text:p>
        </chart:subtitle>
        <chart:plot-area chart:style-name="ch4" table:cell-range-address="Sheet2.F2:Sheet2.H51" svg:x="1.919cm" svg:y="3.821cm" svg:width="15.935cm" svg:height="6.332cm">
          <chartooo:coordinate-region svg:x="3.466cm" svg:y="4.113cm" svg:width="13.95cm" svg:height="5.208cm"/>
          <chart:axis chart:dimension="x" chart:name="primary-x" chart:style-name="ch5">
            <chart:title svg:x="8.687cm" svg:y="10.392cm" chart:style-name="ch6">
              <text:p>support</text:p>
            </chart:title>
          </chart:axis>
          <chart:axis chart:dimension="y" chart:name="primary-y" chart:style-name="ch7">
            <chart:title svg:x="0.451cm" svg:y="8.424cm" chart:style-name="ch8">
              <text:p>time (ms)</text:p>
            </chart:title>
            <chart:grid chart:style-name="ch9" chart:class="major"/>
          </chart:axis>
          <chart:series chart:style-name="ch10" chart:values-cell-range-address="Sheet2.G2:Sheet2.G51" chart:class="chart:scatter">
            <chart:domain table:cell-range-address="Sheet2.F2:Sheet2.F51"/>
            <chart:data-point chart:repeated="50"/>
          </chart:series>
          <chart:series chart:style-name="ch11" chart:values-cell-range-address="Sheet2.H2:Sheet2.H51" chart:class="chart:scatter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F2:Sheet2.F51</svg:desc>
                </draw:g>
              </table:table-cell>
              <table:table-cell office:value-type="float" office:value="0.018">
                <text:p>0.018</text:p>
                <draw:g>
                  <svg:desc>Sheet2.G2:Sheet2.G51</svg:desc>
                </draw:g>
              </table:table-cell>
              <table:table-cell office:value-type="float" office:value="0.0178077411419049">
                <text:p>0.0178077411419049</text:p>
                <draw:g>
                  <svg:desc>Sheet2.H2:Sheet2.H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018">
                <text:p>0.018</text:p>
              </table:table-cell>
              <table:table-cell office:value-type="float" office:value="0.017862654928042">
                <text:p>0.0178626549280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0.018">
                <text:p>0.018</text:p>
              </table:table-cell>
              <table:table-cell office:value-type="float" office:value="0.0181921376448651">
                <text:p>0.0181921376448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0.018">
                <text:p>0.018</text:p>
              </table:table-cell>
              <table:table-cell office:value-type="float" office:value="0.0181646807517965">
                <text:p>0.0181646807517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0.018">
                <text:p>0.018</text:p>
              </table:table-cell>
              <table:table-cell office:value-type="float" office:value="0.0184941634686195">
                <text:p>0.0184941634686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83843358963452">
                <text:p>0.0183843358963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86863617200996">
                <text:p>0.01868636172009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">
                <text:p>47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88236461854425">
                <text:p>0.01882364618544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89334737577169">
                <text:p>0.0189334737577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89609306507854">
                <text:p>0.01896093065078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">
                <text:p>57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190982151161284">
                <text:p>0.01909821511612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">
                <text:p>67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93727840468142">
                <text:p>0.01937278404681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191805857953341">
                <text:p>0.01918058579533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190707582230598">
                <text:p>0.01907075822305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92904133676085">
                <text:p>0.01929041336760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">
                <text:p>74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95649822982943">
                <text:p>0.01956498229829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">
                <text:p>81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97571805497744">
                <text:p>0.01975718054977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">
                <text:p>75</text:p>
              </table:table-cell>
              <table:table-cell office:value-type="float" office:value="0.02">
                <text:p>0.02</text:p>
              </table:table-cell>
              <table:table-cell office:value-type="float" office:value="0.0195924391913629">
                <text:p>0.0195924391913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">
                <text:p>83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198120943359116">
                <text:p>0.01981209433591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201690339458032">
                <text:p>0.02016903394580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200042925873917">
                <text:p>0.02000429258739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">
                <text:p>102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203337753042147">
                <text:p>0.02033377530421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">
                <text:p>97</text:p>
              </table:table-cell>
              <table:table-cell office:value-type="float" office:value="0.02">
                <text:p>0.02</text:p>
              </table:table-cell>
              <table:table-cell office:value-type="float" office:value="0.0201964908388718">
                <text:p>0.02019649083887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02">
                <text:p>0.02</text:p>
              </table:table-cell>
              <table:table-cell office:value-type="float" office:value="0.0202788615180775">
                <text:p>0.02027886151807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">
                <text:p>105</text:p>
              </table:table-cell>
              <table:table-cell office:value-type="float" office:value="0.02">
                <text:p>0.02</text:p>
              </table:table-cell>
              <table:table-cell office:value-type="float" office:value="0.0204161459834205">
                <text:p>0.02041614598342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">
                <text:p>107</text:p>
              </table:table-cell>
              <table:table-cell office:value-type="float" office:value="0.02">
                <text:p>0.02</text:p>
              </table:table-cell>
              <table:table-cell office:value-type="float" office:value="0.0204710597695576">
                <text:p>0.02047105976955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2">
                <text:p>122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208829131655864">
                <text:p>0.02088291316558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9">
                <text:p>119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08005424863807">
                <text:p>0.02080054248638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8">
                <text:p>118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07730855933121">
                <text:p>0.02077308559331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5">
                <text:p>105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204161459834205">
                <text:p>0.02041614598342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">
                <text:p>127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0201976309293">
                <text:p>0.02102019763092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1">
                <text:p>141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4045941338895">
                <text:p>0.02140459413388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7">
                <text:p>157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8439044229869">
                <text:p>0.02184390442298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1">
                <text:p>151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6791630645754">
                <text:p>0.02167916306457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">
                <text:p>136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2673096685466">
                <text:p>0.02126730966854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5">
                <text:p>135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239852775478">
                <text:p>0.0212398527754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7">
                <text:p>147</text:p>
              </table:table-cell>
              <table:table-cell office:value-type="float" office:value="0.022">
                <text:p>0.022</text:p>
              </table:table-cell>
              <table:table-cell office:value-type="float" office:value="0.021569335492301">
                <text:p>0.0215693354923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">
                <text:p>152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706619957644">
                <text:p>0.0217066199576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6">
                <text:p>166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20910164606042">
                <text:p>0.02209101646060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">
                <text:p>156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8164475299183">
                <text:p>0.02181644752991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2">
                <text:p>172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222557578190157">
                <text:p>0.02225575781901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3">
                <text:p>173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22832147120843">
                <text:p>0.02228321471208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7">
                <text:p>157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8439044229869">
                <text:p>0.02184390442298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4">
                <text:p>184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25852405358387">
                <text:p>0.02258524053583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1">
                <text:p>171</text:p>
              </table:table-cell>
              <table:table-cell office:value-type="float" office:value="0.022">
                <text:p>0.022</text:p>
              </table:table-cell>
              <table:table-cell office:value-type="float" office:value="0.0222283009259471">
                <text:p>0.02222830092594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8">
                <text:p>188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2695068108113">
                <text:p>0.0226950681081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4">
                <text:p>164</text:p>
              </table:table-cell>
              <table:table-cell office:value-type="float" office:value="0.022">
                <text:p>0.022</text:p>
              </table:table-cell>
              <table:table-cell office:value-type="float" office:value="0.022036102674467">
                <text:p>0.0220361026744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1">
                <text:p>201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230520077180047">
                <text:p>0.02305200771800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9">
                <text:p>179</text:p>
              </table:table-cell>
              <table:table-cell office:value-type="float" office:value="0.022">
                <text:p>0.022</text:p>
              </table:table-cell>
              <table:table-cell office:value-type="float" office:value="0.0224479560704958">
                <text:p>0.02244795607049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0">
                <text:p>180</text:p>
              </table:table-cell>
              <table:table-cell office:value-type="float" office:value="0.022">
                <text:p>0.022</text:p>
              </table:table-cell>
              <table:table-cell office:value-type="float" office:value="0.0224754129635644">
                <text:p>0.02247541296356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4pt" style:font-size-asian="13pt" style:font-size-complex="13pt"/>
    </style:style>
    <style:style style:name="ch3" style:family="chart">
      <style:chart-properties chart:auto-position="true"/>
      <style:text-properties fo:font-size="20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300" chart:maximum="1000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8pt" style:font-size-asian="9pt" style:font-size-complex="9pt"/>
    </style:style>
    <style:style style:name="ch7" style:family="chart" style:data-style-name="N0">
      <style:chart-properties chart:display-label="true" chart:logarithmic="false" chart:maximum="2500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679cm" svg:height="12.434cm" xlink:href=".." xlink:type="simple" chart:class="chart:scatter" chart:style-name="ch1">
        <chart:title svg:x="3.657cm" svg:y="0.384cm" chart:style-name="ch2">
          <text:p>Border samples at break even</text:p>
        </chart:title>
        <chart:subtitle svg:x="7.637cm" svg:y="2.094cm" chart:style-name="ch3">
          <text:p>slope=3.5</text:p>
        </chart:subtitle>
        <chart:plot-area chart:style-name="ch4" table:cell-range-address="Sheet3.A2:Sheet3.B51" svg:x="1.921cm" svg:y="3.861cm" svg:width="16.012cm" svg:height="6.807cm">
          <chartooo:coordinate-region svg:x="3.336cm" svg:y="4.153cm" svg:width="14.013cm" svg:height="6.224cm"/>
          <chart:axis chart:dimension="x" chart:name="primary-x" chart:style-name="ch5">
            <chart:title svg:x="8.728cm" svg:y="10.917cm" chart:style-name="ch6">
              <text:p>support</text:p>
            </chart:title>
          </chart:axis>
          <chart:axis chart:dimension="y" chart:name="primary-y" chart:style-name="ch7">
            <chart:title svg:x="0.451cm" svg:y="9.588cm" chart:style-name="ch8">
              <text:p>border samples</text:p>
            </chart:title>
            <chart:grid chart:style-name="ch9" chart:class="major"/>
          </chart:axis>
          <chart:series chart:style-name="ch10" chart:values-cell-range-address="Sheet3.B2:Sheet3.B51" chart:class="chart:scatter">
            <chart:domain table:cell-range-address="Sheet3.A2:Sheet3.A51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3.A2:Sheet3.A51</svg:desc>
                </draw:g>
              </table:table-cell>
              <table:table-cell office:value-type="float" office:value="-61.1967639385545">
                <text:p>-61.1967639385545</text:p>
                <draw:g>
                  <svg:desc>Sheet3.B2:Sheet3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0">
                <text:p>320</text:p>
              </table:table-cell>
              <table:table-cell office:value-type="float" office:value="9.1497707427313">
                <text:p>9.14977074273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0">
                <text:p>340</text:p>
              </table:table-cell>
              <table:table-cell office:value-type="float" office:value="79.4963054240171">
                <text:p>79.4963054240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149.842840105302">
                <text:p>149.842840105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0">
                <text:p>380</text:p>
              </table:table-cell>
              <table:table-cell office:value-type="float" office:value="220.189374786588">
                <text:p>220.1893747865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290.535909467874">
                <text:p>290.535909467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0">
                <text:p>420</text:p>
              </table:table-cell>
              <table:table-cell office:value-type="float" office:value="360.882444149159">
                <text:p>360.882444149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">
                <text:p>440</text:p>
              </table:table-cell>
              <table:table-cell office:value-type="float" office:value="431.228978830445">
                <text:p>431.228978830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0">
                <text:p>460</text:p>
              </table:table-cell>
              <table:table-cell office:value-type="float" office:value="501.575513511731">
                <text:p>501.5755135117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0">
                <text:p>480</text:p>
              </table:table-cell>
              <table:table-cell office:value-type="float" office:value="571.922048193016">
                <text:p>571.922048193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642.268582874302">
                <text:p>642.2685828743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0">
                <text:p>520</text:p>
              </table:table-cell>
              <table:table-cell office:value-type="float" office:value="712.615117555588">
                <text:p>712.615117555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0">
                <text:p>540</text:p>
              </table:table-cell>
              <table:table-cell office:value-type="float" office:value="782.961652236874">
                <text:p>782.9616522368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">
                <text:p>560</text:p>
              </table:table-cell>
              <table:table-cell office:value-type="float" office:value="853.308186918158">
                <text:p>853.3081869181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0">
                <text:p>580</text:p>
              </table:table-cell>
              <table:table-cell office:value-type="float" office:value="923.654721599444">
                <text:p>923.654721599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">
                <text:p>600</text:p>
              </table:table-cell>
              <table:table-cell office:value-type="float" office:value="994.00125628073">
                <text:p>994.001256280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0">
                <text:p>620</text:p>
              </table:table-cell>
              <table:table-cell office:value-type="float" office:value="1064.34779096202">
                <text:p>1064.347790962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0">
                <text:p>640</text:p>
              </table:table-cell>
              <table:table-cell office:value-type="float" office:value="1134.6943256433">
                <text:p>1134.69432564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0">
                <text:p>660</text:p>
              </table:table-cell>
              <table:table-cell office:value-type="float" office:value="1205.04086032459">
                <text:p>1205.04086032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0">
                <text:p>680</text:p>
              </table:table-cell>
              <table:table-cell office:value-type="float" office:value="1275.38739500587">
                <text:p>1275.387395005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0">
                <text:p>700</text:p>
              </table:table-cell>
              <table:table-cell office:value-type="float" office:value="1345.73392968716">
                <text:p>1345.733929687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0">
                <text:p>720</text:p>
              </table:table-cell>
              <table:table-cell office:value-type="float" office:value="1416.08046436844">
                <text:p>1416.080464368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0">
                <text:p>740</text:p>
              </table:table-cell>
              <table:table-cell office:value-type="float" office:value="1486.42699904973">
                <text:p>1486.426999049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0">
                <text:p>760</text:p>
              </table:table-cell>
              <table:table-cell office:value-type="float" office:value="1556.77353373102">
                <text:p>1556.773533731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0">
                <text:p>780</text:p>
              </table:table-cell>
              <table:table-cell office:value-type="float" office:value="1627.1200684123">
                <text:p>1627.12006841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1697.46660309359">
                <text:p>1697.466603093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0">
                <text:p>820</text:p>
              </table:table-cell>
              <table:table-cell office:value-type="float" office:value="1767.81313777487">
                <text:p>1767.813137774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0">
                <text:p>840</text:p>
              </table:table-cell>
              <table:table-cell office:value-type="float" office:value="1838.15967245616">
                <text:p>1838.159672456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0">
                <text:p>860</text:p>
              </table:table-cell>
              <table:table-cell office:value-type="float" office:value="1908.50620713744">
                <text:p>1908.506207137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0">
                <text:p>880</text:p>
              </table:table-cell>
              <table:table-cell office:value-type="float" office:value="1978.85274181873">
                <text:p>1978.852741818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0">
                <text:p>900</text:p>
              </table:table-cell>
              <table:table-cell office:value-type="float" office:value="2049.19927650001">
                <text:p>2049.1992765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0">
                <text:p>920</text:p>
              </table:table-cell>
              <table:table-cell office:value-type="float" office:value="2119.5458111813">
                <text:p>2119.54581118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40">
                <text:p>940</text:p>
              </table:table-cell>
              <table:table-cell office:value-type="float" office:value="2189.89234586259">
                <text:p>2189.892345862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60">
                <text:p>960</text:p>
              </table:table-cell>
              <table:table-cell office:value-type="float" office:value="2260.23888054387">
                <text:p>2260.238880543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0">
                <text:p>980</text:p>
              </table:table-cell>
              <table:table-cell office:value-type="float" office:value="2330.58541522516">
                <text:p>2330.585415225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">
                <text:p>1000</text:p>
              </table:table-cell>
              <table:table-cell office:value-type="float" office:value="2400.93194990644">
                <text:p>2400.931949906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0">
                <text:p>1020</text:p>
              </table:table-cell>
              <table:table-cell office:value-type="float" office:value="2471.27848458773">
                <text:p>2471.278484587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0">
                <text:p>1040</text:p>
              </table:table-cell>
              <table:table-cell office:value-type="float" office:value="2541.62501926901">
                <text:p>2541.625019269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0">
                <text:p>1060</text:p>
              </table:table-cell>
              <table:table-cell office:value-type="float" office:value="2611.9715539503">
                <text:p>2611.97155395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80">
                <text:p>1080</text:p>
              </table:table-cell>
              <table:table-cell office:value-type="float" office:value="2682.31808863158">
                <text:p>2682.318088631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00">
                <text:p>1100</text:p>
              </table:table-cell>
              <table:table-cell office:value-type="float" office:value="2752.66462331287">
                <text:p>2752.664623312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0">
                <text:p>1120</text:p>
              </table:table-cell>
              <table:table-cell office:value-type="float" office:value="2823.01115799416">
                <text:p>2823.011157994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40">
                <text:p>1140</text:p>
              </table:table-cell>
              <table:table-cell office:value-type="float" office:value="2893.35769267544">
                <text:p>2893.357692675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60">
                <text:p>1160</text:p>
              </table:table-cell>
              <table:table-cell office:value-type="float" office:value="2963.70422735673">
                <text:p>2963.704227356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0">
                <text:p>1180</text:p>
              </table:table-cell>
              <table:table-cell office:value-type="float" office:value="3034.05076203801">
                <text:p>3034.050762038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0">
                <text:p>1200</text:p>
              </table:table-cell>
              <table:table-cell office:value-type="float" office:value="3104.3972967193">
                <text:p>3104.39729671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20">
                <text:p>1220</text:p>
              </table:table-cell>
              <table:table-cell office:value-type="float" office:value="3174.74383140058">
                <text:p>3174.743831400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40">
                <text:p>1240</text:p>
              </table:table-cell>
              <table:table-cell office:value-type="float" office:value="3245.09036608187">
                <text:p>3245.090366081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60">
                <text:p>1260</text:p>
              </table:table-cell>
              <table:table-cell office:value-type="float" office:value="3315.43690076316">
                <text:p>3315.436900763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80">
                <text:p>1280</text:p>
              </table:table-cell>
              <table:table-cell office:value-type="float" office:value="3385.78343544444">
                <text:p>3385.783435444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